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1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6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officeooo:paragraph-rsid="00134990"/>
    </style:style>
    <style:style style:name="P248" style:family="paragraph" style:parent-style-name="Standard">
      <style:text-properties fo:font-style="italic" style:font-style-asian="italic" style:font-style-complex="italic"/>
    </style:style>
    <style:style style:name="P249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50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1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2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4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5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6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7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8" style:family="paragraph" style:parent-style-name="Standard">
      <style:text-properties fo:font-style="italic" officeooo:paragraph-rsid="0057ec24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60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2" style:family="paragraph" style:parent-style-name="Standard">
      <style:text-properties fo:font-style="italic" officeooo:paragraph-rsid="005f2637" style:font-style-asian="italic" style:font-style-complex="italic"/>
    </style:style>
    <style:style style:name="P263" style:family="paragraph" style:parent-style-name="Standard">
      <style:text-properties fo:font-style="italic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6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7" style:family="paragraph" style:parent-style-name="Standard">
      <style:text-properties fo:font-style="italic" officeooo:paragraph-rsid="00684bfc" style:font-style-asian="italic" style:font-style-complex="italic"/>
    </style:style>
    <style:style style:name="P268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9" style:family="paragraph" style:parent-style-name="Standard">
      <style:text-properties fo:font-style="italic" officeooo:paragraph-rsid="006f66ec" style:font-style-asian="italic" style:font-style-complex="italic"/>
    </style:style>
    <style:style style:name="P270" style:family="paragraph" style:parent-style-name="Standard">
      <style:text-properties fo:font-style="italic" officeooo:paragraph-rsid="0071baff" style:font-style-asian="italic" style:font-style-complex="italic"/>
    </style:style>
    <style:style style:name="P271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4" style:family="paragraph" style:parent-style-name="Standard">
      <style:text-properties fo:font-style="italic" officeooo:paragraph-rsid="00793c0d" style:font-style-asian="italic" style:font-style-complex="italic"/>
    </style:style>
    <style:style style:name="P275" style:family="paragraph" style:parent-style-name="Standard">
      <style:text-properties fo:font-style="italic" officeooo:paragraph-rsid="007b2101" style:font-style-asian="italic" style:font-style-complex="italic"/>
    </style:style>
    <style:style style:name="P276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9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80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1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5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6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7" style:family="paragraph" style:parent-style-name="Standard">
      <style:text-properties fo:font-style="italic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9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90" style:family="paragraph" style:parent-style-name="Standard">
      <style:text-properties fo:font-style="italic" officeooo:paragraph-rsid="00939859" style:font-style-asian="italic" style:font-style-complex="italic"/>
    </style:style>
    <style:style style:name="P291" style:family="paragraph" style:parent-style-name="Standard">
      <style:text-properties fo:font-style="italic" officeooo:paragraph-rsid="00971224" style:font-style-asian="italic" style:font-style-complex="italic"/>
    </style:style>
    <style:style style:name="P292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4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5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6" style:family="paragraph" style:parent-style-name="Standard">
      <style:text-properties fo:font-style="italic" officeooo:paragraph-rsid="00a6f347" style:font-style-asian="italic" style:font-style-complex="italic"/>
    </style:style>
    <style:style style:name="P297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9" style:family="paragraph" style:parent-style-name="Standard">
      <style:text-properties fo:font-style="italic" officeooo:paragraph-rsid="00acfb9d" style:font-style-asian="italic" style:font-style-complex="italic"/>
    </style:style>
    <style:style style:name="P300" style:family="paragraph" style:parent-style-name="Standard">
      <style:text-properties fo:font-style="italic" officeooo:paragraph-rsid="00b41267" style:font-style-asian="italic" style:font-style-complex="italic"/>
    </style:style>
    <style:style style:name="P301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2" style:family="paragraph" style:parent-style-name="Standard">
      <style:text-properties fo:font-style="italic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4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5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6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2c999" style:font-style-asian="italic" style:font-style-complex="italic"/>
    </style:style>
    <style:style style:name="P309" style:family="paragraph" style:parent-style-name="Standard">
      <style:text-properties fo:font-style="italic" officeooo:paragraph-rsid="00c50878" style:font-style-asian="italic" style:font-style-complex="italic"/>
    </style:style>
    <style:style style:name="P310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dd44af" style:font-style-asian="italic" style:font-style-complex="italic"/>
    </style:style>
    <style:style style:name="P312" style:family="paragraph" style:parent-style-name="Standard">
      <style:text-properties fo:font-style="italic" officeooo:paragraph-rsid="00f4c6c5" style:font-style-asian="italic" style:font-style-complex="italic"/>
    </style:style>
    <style:style style:name="P313" style:family="paragraph" style:parent-style-name="Standard">
      <style:text-properties fo:font-style="italic" officeooo:paragraph-rsid="00fc67ff" style:font-style-asian="italic" style:font-style-complex="italic"/>
    </style:style>
    <style:style style:name="P314" style:family="paragraph" style:parent-style-name="Standard">
      <style:text-properties fo:font-style="italic" officeooo:paragraph-rsid="00fdd3aa" style:font-style-asian="italic" style:font-style-complex="italic"/>
    </style:style>
    <style:style style:name="P315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6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7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8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9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20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1" style:family="paragraph" style:parent-style-name="Standard">
      <style:text-properties fo:font-style="italic" officeooo:paragraph-rsid="01148430" style:font-style-asian="italic" style:font-style-complex="italic"/>
    </style:style>
    <style:style style:name="P322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3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4" style:family="paragraph" style:parent-style-name="Standard">
      <style:text-properties fo:font-style="italic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6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7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8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30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1" style:family="paragraph" style:parent-style-name="Standard">
      <style:text-properties fo:font-style="italic" officeooo:paragraph-rsid="01305c41" style:font-style-asian="italic" style:font-style-complex="italic"/>
    </style:style>
    <style:style style:name="P332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3" style:family="paragraph" style:parent-style-name="Standard">
      <style:text-properties fo:font-style="italic" officeooo:paragraph-rsid="01466326" style:font-style-asian="italic" style:font-style-complex="italic"/>
    </style:style>
    <style:style style:name="P334" style:family="paragraph" style:parent-style-name="Standard">
      <style:text-properties fo:font-style="italic" officeooo:paragraph-rsid="014f285e" style:font-style-asian="italic" style:font-style-complex="italic"/>
    </style:style>
    <style:style style:name="P335" style:family="paragraph" style:parent-style-name="Standard">
      <style:text-properties fo:font-style="italic" officeooo:paragraph-rsid="014d6fa3" style:font-style-asian="italic" style:font-style-complex="italic"/>
    </style:style>
    <style:style style:name="P336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7" style:family="paragraph" style:parent-style-name="Standard">
      <style:text-properties fo:font-style="italic" officeooo:paragraph-rsid="01549026" style:font-style-asian="italic" style:font-style-complex="italic"/>
    </style:style>
    <style:style style:name="P338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9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40" style:family="paragraph" style:parent-style-name="Standard">
      <style:text-properties fo:font-style="italic" officeooo:paragraph-rsid="0161b854" style:font-style-asian="italic" style:font-style-complex="italic"/>
    </style:style>
    <style:style style:name="P341" style:family="paragraph" style:parent-style-name="Standard">
      <style:text-properties fo:font-style="italic" officeooo:paragraph-rsid="01bb0dd2" style:font-style-asian="italic" style:font-style-complex="italic"/>
    </style:style>
    <style:style style:name="P342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9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60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61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62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3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4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9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6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4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5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6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7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3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4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5" style:family="paragraph" style:parent-style-name="Standard">
      <style:text-properties officeooo:paragraph-rsid="00154f37"/>
    </style:style>
    <style:style style:name="P416" style:family="paragraph" style:parent-style-name="Standard">
      <style:text-properties officeooo:paragraph-rsid="00186c3f"/>
    </style:style>
    <style:style style:name="P417" style:family="paragraph" style:parent-style-name="Standard">
      <style:text-properties officeooo:paragraph-rsid="0018e013"/>
    </style:style>
    <style:style style:name="P418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9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20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21" style:family="paragraph" style:parent-style-name="Standard">
      <style:text-properties officeooo:rsid="001c0ef5" officeooo:paragraph-rsid="001c0ef5"/>
    </style:style>
    <style:style style:name="P422" style:family="paragraph" style:parent-style-name="Standard">
      <style:text-properties officeooo:rsid="001c0ef5" officeooo:paragraph-rsid="00819260"/>
    </style:style>
    <style:style style:name="P423" style:family="paragraph" style:parent-style-name="Standard">
      <style:text-properties officeooo:rsid="001c5680" officeooo:paragraph-rsid="001c5680"/>
    </style:style>
    <style:style style:name="P424" style:family="paragraph" style:parent-style-name="Standard">
      <style:paragraph-properties fo:line-height="115%"/>
      <style:text-properties officeooo:rsid="001c5680" officeooo:paragraph-rsid="001c5680"/>
    </style:style>
    <style:style style:name="P425" style:family="paragraph" style:parent-style-name="Standard">
      <style:text-properties officeooo:paragraph-rsid="001c5680"/>
    </style:style>
    <style:style style:name="P426" style:family="paragraph" style:parent-style-name="Standard">
      <style:paragraph-properties fo:line-height="115%"/>
      <style:text-properties officeooo:paragraph-rsid="002ba0e7"/>
    </style:style>
    <style:style style:name="P427" style:family="paragraph" style:parent-style-name="Standard">
      <style:paragraph-properties fo:line-height="115%"/>
      <style:text-properties officeooo:paragraph-rsid="00819260"/>
    </style:style>
    <style:style style:name="P428" style:family="paragraph" style:parent-style-name="Standard">
      <style:paragraph-properties fo:line-height="115%"/>
      <style:text-properties officeooo:paragraph-rsid="0082c116"/>
    </style:style>
    <style:style style:name="P429" style:family="paragraph" style:parent-style-name="Standard">
      <style:paragraph-properties fo:line-height="115%"/>
      <style:text-properties officeooo:paragraph-rsid="008b54df"/>
    </style:style>
    <style:style style:name="P430" style:family="paragraph" style:parent-style-name="Standard">
      <style:paragraph-properties fo:line-height="115%"/>
      <style:text-properties officeooo:paragraph-rsid="00941a11"/>
    </style:style>
    <style:style style:name="P431" style:family="paragraph" style:parent-style-name="Standard">
      <style:paragraph-properties fo:line-height="115%"/>
      <style:text-properties officeooo:paragraph-rsid="009d5b59"/>
    </style:style>
    <style:style style:name="P432" style:family="paragraph" style:parent-style-name="Standard">
      <style:paragraph-properties fo:line-height="115%"/>
      <style:text-properties officeooo:paragraph-rsid="00a8ca1b"/>
    </style:style>
    <style:style style:name="P433" style:family="paragraph" style:parent-style-name="Standard">
      <style:paragraph-properties fo:line-height="115%"/>
      <style:text-properties officeooo:paragraph-rsid="00201bd5"/>
    </style:style>
    <style:style style:name="P434" style:family="paragraph" style:parent-style-name="Standard">
      <style:paragraph-properties fo:line-height="115%"/>
      <style:text-properties officeooo:paragraph-rsid="00f9fdc0"/>
    </style:style>
    <style:style style:name="P435" style:family="paragraph" style:parent-style-name="Standard">
      <style:paragraph-properties fo:line-height="115%"/>
      <style:text-properties officeooo:paragraph-rsid="012e9465"/>
    </style:style>
    <style:style style:name="P436" style:family="paragraph" style:parent-style-name="Standard">
      <style:paragraph-properties fo:line-height="115%"/>
      <style:text-properties officeooo:paragraph-rsid="012edf56"/>
    </style:style>
    <style:style style:name="P437" style:family="paragraph" style:parent-style-name="Standard">
      <style:paragraph-properties fo:line-height="115%"/>
      <style:text-properties officeooo:paragraph-rsid="01305c41"/>
    </style:style>
    <style:style style:name="P438" style:family="paragraph" style:parent-style-name="Standard">
      <style:paragraph-properties fo:line-height="100%"/>
      <style:text-properties officeooo:paragraph-rsid="00201bd5"/>
    </style:style>
    <style:style style:name="P439" style:family="paragraph" style:parent-style-name="Standard">
      <style:paragraph-properties fo:line-height="100%"/>
      <style:text-properties officeooo:paragraph-rsid="005b3d57"/>
    </style:style>
    <style:style style:name="P440" style:family="paragraph" style:parent-style-name="Standard">
      <style:paragraph-properties fo:line-height="100%"/>
      <style:text-properties officeooo:paragraph-rsid="005c5090"/>
    </style:style>
    <style:style style:name="P441" style:family="paragraph" style:parent-style-name="Standard">
      <style:paragraph-properties fo:line-height="100%"/>
      <style:text-properties officeooo:paragraph-rsid="005dfe09"/>
    </style:style>
    <style:style style:name="P442" style:family="paragraph" style:parent-style-name="Standard">
      <style:paragraph-properties fo:line-height="100%"/>
      <style:text-properties officeooo:paragraph-rsid="00bdd473"/>
    </style:style>
    <style:style style:name="P443" style:family="paragraph" style:parent-style-name="Standard">
      <style:paragraph-properties fo:line-height="100%"/>
      <style:text-properties officeooo:paragraph-rsid="01148430"/>
    </style:style>
    <style:style style:name="P444" style:family="paragraph" style:parent-style-name="Standard">
      <style:paragraph-properties fo:line-height="100%"/>
      <style:text-properties officeooo:paragraph-rsid="013b189d"/>
    </style:style>
    <style:style style:name="P445" style:family="paragraph" style:parent-style-name="Standard">
      <style:paragraph-properties fo:line-height="100%"/>
      <style:text-properties officeooo:paragraph-rsid="013c5706"/>
    </style:style>
    <style:style style:name="P446" style:family="paragraph" style:parent-style-name="Standard">
      <style:paragraph-properties fo:line-height="100%"/>
      <style:text-properties officeooo:paragraph-rsid="0128c6e8"/>
    </style:style>
    <style:style style:name="P447" style:family="paragraph" style:parent-style-name="Standard">
      <style:paragraph-properties fo:line-height="100%"/>
      <style:text-properties officeooo:paragraph-rsid="012cecd7"/>
    </style:style>
    <style:style style:name="P448" style:family="paragraph" style:parent-style-name="Standard">
      <style:paragraph-properties fo:line-height="100%"/>
      <style:text-properties officeooo:paragraph-rsid="01459f86"/>
    </style:style>
    <style:style style:name="P449" style:family="paragraph" style:parent-style-name="Standard">
      <style:text-properties officeooo:paragraph-rsid="001e2fb9"/>
    </style:style>
    <style:style style:name="P450" style:family="paragraph" style:parent-style-name="Standard">
      <style:text-properties officeooo:paragraph-rsid="00201bd5"/>
    </style:style>
    <style:style style:name="P451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2" style:family="paragraph" style:parent-style-name="Standard">
      <style:text-properties officeooo:paragraph-rsid="0023a424"/>
    </style:style>
    <style:style style:name="P453" style:family="paragraph" style:parent-style-name="Standard">
      <style:text-properties officeooo:paragraph-rsid="00254a2e"/>
    </style:style>
    <style:style style:name="P454" style:family="paragraph" style:parent-style-name="Standard">
      <style:text-properties officeooo:paragraph-rsid="0029f907"/>
    </style:style>
    <style:style style:name="P455" style:family="paragraph" style:parent-style-name="Standard">
      <style:text-properties officeooo:rsid="00beb82f" officeooo:paragraph-rsid="005b3d57"/>
    </style:style>
    <style:style style:name="P456" style:family="paragraph" style:parent-style-name="Standard">
      <style:text-properties officeooo:rsid="00d9c9e4" officeooo:paragraph-rsid="00316632"/>
    </style:style>
    <style:style style:name="P457" style:family="paragraph" style:parent-style-name="Standard">
      <style:text-properties officeooo:paragraph-rsid="00316632"/>
    </style:style>
    <style:style style:name="P458" style:family="paragraph" style:parent-style-name="Standard">
      <style:text-properties officeooo:paragraph-rsid="003523e3"/>
    </style:style>
    <style:style style:name="P459" style:family="paragraph" style:parent-style-name="Standard">
      <style:text-properties style:use-window-font-color="true"/>
    </style:style>
    <style:style style:name="P460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3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4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5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6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7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8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81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6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7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8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91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2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8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9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20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2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2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23" style:family="paragraph" style:parent-style-name="Standard">
      <style:text-properties style:use-window-font-color="true" officeooo:rsid="007d92ff" officeooo:paragraph-rsid="007d92ff"/>
    </style:style>
    <style:style style:name="P524" style:family="paragraph" style:parent-style-name="Standard">
      <style:text-properties style:use-window-font-color="true" officeooo:paragraph-rsid="007d92ff"/>
    </style:style>
    <style:style style:name="P525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6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7" style:family="paragraph" style:parent-style-name="Standard">
      <style:text-properties officeooo:paragraph-rsid="003c1931"/>
    </style:style>
    <style:style style:name="P528" style:family="paragraph" style:parent-style-name="Standard">
      <style:text-properties officeooo:paragraph-rsid="003fcbcf"/>
    </style:style>
    <style:style style:name="P529" style:family="paragraph" style:parent-style-name="Standard">
      <style:text-properties officeooo:paragraph-rsid="00432526"/>
    </style:style>
    <style:style style:name="P530" style:family="paragraph" style:parent-style-name="Standard">
      <style:text-properties officeooo:paragraph-rsid="004566c5"/>
    </style:style>
    <style:style style:name="P531" style:family="paragraph" style:parent-style-name="Standard">
      <style:text-properties officeooo:paragraph-rsid="004b8029"/>
    </style:style>
    <style:style style:name="P532" style:family="paragraph" style:parent-style-name="Standard">
      <style:text-properties officeooo:paragraph-rsid="0050b57f"/>
    </style:style>
    <style:style style:name="P533" style:family="paragraph" style:parent-style-name="Standard">
      <style:text-properties officeooo:rsid="00523bf9" officeooo:paragraph-rsid="00523bf9"/>
    </style:style>
    <style:style style:name="P534" style:family="paragraph" style:parent-style-name="Standard">
      <style:text-properties officeooo:paragraph-rsid="0055a125"/>
    </style:style>
    <style:style style:name="P535" style:family="paragraph" style:parent-style-name="Standard">
      <style:text-properties officeooo:paragraph-rsid="00572cb0"/>
    </style:style>
    <style:style style:name="P536" style:family="paragraph" style:parent-style-name="Standard">
      <style:text-properties officeooo:paragraph-rsid="005c5090"/>
    </style:style>
    <style:style style:name="P537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8" style:family="paragraph" style:parent-style-name="Standard">
      <style:text-properties fo:font-weight="bold" style:font-weight-asian="bold" style:font-weight-complex="bold"/>
    </style:style>
    <style:style style:name="P539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40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41" style:family="paragraph" style:parent-style-name="Standard">
      <style:text-properties fo:font-weight="bold" officeooo:paragraph-rsid="012e9465" style:font-weight-asian="bold" style:font-weight-complex="bold"/>
    </style:style>
    <style:style style:name="P542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3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4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5" style:family="paragraph" style:parent-style-name="Standard">
      <style:text-properties officeooo:rsid="001e2fb9" officeooo:paragraph-rsid="001e2fb9"/>
    </style:style>
    <style:style style:name="P546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7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8" style:family="paragraph" style:parent-style-name="Standard">
      <style:text-properties officeooo:paragraph-rsid="005f2637"/>
    </style:style>
    <style:style style:name="P549" style:family="paragraph" style:parent-style-name="Standard">
      <style:text-properties officeooo:rsid="005fb5cb" officeooo:paragraph-rsid="005fb5cb"/>
    </style:style>
    <style:style style:name="P550" style:family="paragraph" style:parent-style-name="Standard">
      <style:text-properties officeooo:paragraph-rsid="00607814"/>
    </style:style>
    <style:style style:name="P551" style:family="paragraph" style:parent-style-name="Standard">
      <style:text-properties officeooo:paragraph-rsid="0063f681"/>
    </style:style>
    <style:style style:name="P552" style:family="paragraph" style:parent-style-name="Standard">
      <style:text-properties officeooo:rsid="00644350" officeooo:paragraph-rsid="00644350"/>
    </style:style>
    <style:style style:name="P553" style:family="paragraph" style:parent-style-name="Standard">
      <style:text-properties officeooo:paragraph-rsid="00644350"/>
    </style:style>
    <style:style style:name="P554" style:family="paragraph" style:parent-style-name="Standard">
      <style:text-properties officeooo:paragraph-rsid="006579dd"/>
    </style:style>
    <style:style style:name="P555" style:family="paragraph" style:parent-style-name="Standard">
      <style:text-properties officeooo:paragraph-rsid="0066c57e"/>
    </style:style>
    <style:style style:name="P556" style:family="paragraph" style:parent-style-name="Standard">
      <style:text-properties officeooo:paragraph-rsid="0069643a"/>
    </style:style>
    <style:style style:name="P557" style:family="paragraph" style:parent-style-name="Standard">
      <style:text-properties officeooo:rsid="006f66ec" officeooo:paragraph-rsid="006f66ec"/>
    </style:style>
    <style:style style:name="P558" style:family="paragraph" style:parent-style-name="Standard">
      <style:text-properties officeooo:paragraph-rsid="006f66ec"/>
    </style:style>
    <style:style style:name="P559" style:family="paragraph" style:parent-style-name="Standard">
      <style:text-properties officeooo:paragraph-rsid="0071baff"/>
    </style:style>
    <style:style style:name="P560" style:family="paragraph" style:parent-style-name="Standard">
      <style:text-properties officeooo:rsid="0072cdc4" officeooo:paragraph-rsid="00751d17"/>
    </style:style>
    <style:style style:name="P561" style:family="paragraph" style:parent-style-name="Standard">
      <style:text-properties officeooo:paragraph-rsid="00751d17"/>
    </style:style>
    <style:style style:name="P562" style:family="paragraph" style:parent-style-name="Standard">
      <style:text-properties officeooo:rsid="00793c0d" officeooo:paragraph-rsid="00793c0d"/>
    </style:style>
    <style:style style:name="P563" style:family="paragraph" style:parent-style-name="Standard">
      <style:paragraph-properties fo:line-height="115%"/>
      <style:text-properties officeooo:rsid="00793c0d" officeooo:paragraph-rsid="00793c0d"/>
    </style:style>
    <style:style style:name="P564" style:family="paragraph" style:parent-style-name="Standard">
      <style:text-properties officeooo:rsid="00793c0d" officeooo:paragraph-rsid="007b2101"/>
    </style:style>
    <style:style style:name="P565" style:family="paragraph" style:parent-style-name="Standard">
      <style:text-properties officeooo:paragraph-rsid="00793c0d"/>
    </style:style>
    <style:style style:name="P566" style:family="paragraph" style:parent-style-name="Standard">
      <style:text-properties officeooo:paragraph-rsid="007b2101"/>
    </style:style>
    <style:style style:name="P567" style:family="paragraph" style:parent-style-name="Standard">
      <style:text-properties officeooo:rsid="007d92ff" officeooo:paragraph-rsid="007d92ff"/>
    </style:style>
    <style:style style:name="P568" style:family="paragraph" style:parent-style-name="Standard">
      <style:text-properties officeooo:paragraph-rsid="007d92ff"/>
    </style:style>
    <style:style style:name="P569" style:family="paragraph" style:parent-style-name="Standard">
      <style:text-properties officeooo:paragraph-rsid="0053faec"/>
    </style:style>
    <style:style style:name="P570" style:family="paragraph" style:parent-style-name="Standard">
      <style:text-properties officeooo:paragraph-rsid="008478a0"/>
    </style:style>
    <style:style style:name="P571" style:family="paragraph" style:parent-style-name="Standard">
      <style:text-properties officeooo:paragraph-rsid="008eeb87"/>
    </style:style>
    <style:style style:name="P572" style:family="paragraph" style:parent-style-name="Standard">
      <style:text-properties officeooo:paragraph-rsid="00905987"/>
    </style:style>
    <style:style style:name="P573" style:family="paragraph" style:parent-style-name="Standard">
      <style:text-properties officeooo:paragraph-rsid="00939859"/>
    </style:style>
    <style:style style:name="P574" style:family="paragraph" style:parent-style-name="Standard">
      <style:text-properties officeooo:paragraph-rsid="0097dc17"/>
    </style:style>
    <style:style style:name="P575" style:family="paragraph" style:parent-style-name="Standard">
      <style:text-properties officeooo:rsid="009d5b59" officeooo:paragraph-rsid="009d5b59"/>
    </style:style>
    <style:style style:name="P576" style:family="paragraph" style:parent-style-name="Standard">
      <style:text-properties officeooo:rsid="009d5b59" officeooo:paragraph-rsid="009ec4fc"/>
    </style:style>
    <style:style style:name="P577" style:family="paragraph" style:parent-style-name="Standard">
      <style:text-properties officeooo:paragraph-rsid="009d5b59"/>
    </style:style>
    <style:style style:name="P578" style:family="paragraph" style:parent-style-name="Standard">
      <style:text-properties officeooo:paragraph-rsid="009ec4fc"/>
    </style:style>
    <style:style style:name="P579" style:family="paragraph" style:parent-style-name="Standard">
      <style:text-properties officeooo:paragraph-rsid="009f187e"/>
    </style:style>
    <style:style style:name="P580" style:family="paragraph" style:parent-style-name="Standard">
      <style:text-properties officeooo:paragraph-rsid="007fd79d"/>
    </style:style>
    <style:style style:name="P581" style:family="paragraph" style:parent-style-name="Standard">
      <style:text-properties officeooo:paragraph-rsid="00a1d04f"/>
    </style:style>
    <style:style style:name="P582" style:family="paragraph" style:parent-style-name="Standard">
      <style:text-properties officeooo:rsid="00a6f347" officeooo:paragraph-rsid="00a6f347"/>
    </style:style>
    <style:style style:name="P583" style:family="paragraph" style:parent-style-name="Standard">
      <style:text-properties officeooo:paragraph-rsid="00aa7e9e"/>
    </style:style>
    <style:style style:name="P584" style:family="paragraph" style:parent-style-name="Standard">
      <style:text-properties officeooo:paragraph-rsid="00acfb9d"/>
    </style:style>
    <style:style style:name="P585" style:family="paragraph" style:parent-style-name="Standard">
      <style:text-properties officeooo:paragraph-rsid="00a1e031"/>
    </style:style>
    <style:style style:name="P586" style:family="paragraph" style:parent-style-name="Standard">
      <style:text-properties officeooo:paragraph-rsid="00635f1a"/>
    </style:style>
    <style:style style:name="P587" style:family="paragraph" style:parent-style-name="Standard">
      <style:text-properties officeooo:paragraph-rsid="00ba819c"/>
    </style:style>
    <style:style style:name="P588" style:family="paragraph" style:parent-style-name="Standard">
      <style:paragraph-properties fo:line-height="100%"/>
      <style:text-properties officeooo:rsid="00ba819c" officeooo:paragraph-rsid="00c12d1c"/>
    </style:style>
    <style:style style:name="P589" style:family="paragraph" style:parent-style-name="Standard">
      <style:text-properties officeooo:paragraph-rsid="00bc5e43"/>
    </style:style>
    <style:style style:name="P590" style:family="paragraph" style:parent-style-name="Standard">
      <style:text-properties officeooo:paragraph-rsid="00c50878"/>
    </style:style>
    <style:style style:name="P591" style:family="paragraph" style:parent-style-name="Standard">
      <style:text-properties officeooo:paragraph-rsid="00c7021f"/>
    </style:style>
    <style:style style:name="P592" style:family="paragraph" style:parent-style-name="Standard">
      <style:text-properties officeooo:paragraph-rsid="00c88326"/>
    </style:style>
    <style:style style:name="P593" style:family="paragraph" style:parent-style-name="Standard">
      <style:text-properties officeooo:paragraph-rsid="00af3424"/>
    </style:style>
    <style:style style:name="P594" style:family="paragraph" style:parent-style-name="Standard">
      <style:text-properties officeooo:paragraph-rsid="00cfa052"/>
    </style:style>
    <style:style style:name="P595" style:family="paragraph" style:parent-style-name="Standard">
      <style:text-properties officeooo:paragraph-rsid="00d63bc5"/>
    </style:style>
    <style:style style:name="P596" style:family="paragraph" style:parent-style-name="Standard">
      <style:text-properties officeooo:paragraph-rsid="00d833d3"/>
    </style:style>
    <style:style style:name="P597" style:family="paragraph" style:parent-style-name="Standard">
      <style:text-properties officeooo:paragraph-rsid="00dd44af"/>
    </style:style>
    <style:style style:name="P598" style:family="paragraph" style:parent-style-name="Standard">
      <style:text-properties officeooo:paragraph-rsid="00e1ae30"/>
    </style:style>
    <style:style style:name="P599" style:family="paragraph" style:parent-style-name="Standard">
      <style:text-properties officeooo:paragraph-rsid="00e56ddc"/>
    </style:style>
    <style:style style:name="P600" style:family="paragraph" style:parent-style-name="Standard">
      <style:text-properties officeooo:paragraph-rsid="00e6e228"/>
    </style:style>
    <style:style style:name="P601" style:family="paragraph" style:parent-style-name="Standard">
      <style:text-properties officeooo:paragraph-rsid="00e9938e"/>
    </style:style>
    <style:style style:name="P602" style:family="paragraph" style:parent-style-name="Standard">
      <style:text-properties officeooo:paragraph-rsid="00eb49f4"/>
    </style:style>
    <style:style style:name="P603" style:family="paragraph" style:parent-style-name="Standard">
      <style:text-properties officeooo:paragraph-rsid="00ec9cc0"/>
    </style:style>
    <style:style style:name="P604" style:family="paragraph" style:parent-style-name="Standard">
      <style:text-properties officeooo:paragraph-rsid="00f4c6c5"/>
    </style:style>
    <style:style style:name="P605" style:family="paragraph" style:parent-style-name="Standard">
      <style:text-properties officeooo:rsid="00f4c6c5" officeooo:paragraph-rsid="00f4c6c5"/>
    </style:style>
    <style:style style:name="P606" style:family="paragraph" style:parent-style-name="Standard">
      <style:text-properties officeooo:rsid="00f68ffb" officeooo:paragraph-rsid="00f68ffb"/>
    </style:style>
    <style:style style:name="P607" style:family="paragraph" style:parent-style-name="Standard">
      <style:text-properties officeooo:paragraph-rsid="00f9fdc0"/>
    </style:style>
    <style:style style:name="P608" style:family="paragraph" style:parent-style-name="Standard">
      <style:text-properties officeooo:paragraph-rsid="00fb5f7f"/>
    </style:style>
    <style:style style:name="P609" style:family="paragraph" style:parent-style-name="Standard">
      <style:text-properties officeooo:paragraph-rsid="00fc67ff"/>
    </style:style>
    <style:style style:name="P610" style:family="paragraph" style:parent-style-name="Standard">
      <style:text-properties officeooo:paragraph-rsid="00fdd6a8"/>
    </style:style>
    <style:style style:name="P611" style:family="paragraph" style:parent-style-name="Standard">
      <style:text-properties officeooo:rsid="010639c7" officeooo:paragraph-rsid="01078b3d"/>
    </style:style>
    <style:style style:name="P612" style:family="paragraph" style:parent-style-name="Standard">
      <style:text-properties officeooo:rsid="010639c7" officeooo:paragraph-rsid="01078ca1"/>
    </style:style>
    <style:style style:name="P613" style:family="paragraph" style:parent-style-name="Standard">
      <style:text-properties officeooo:paragraph-rsid="010639c7"/>
    </style:style>
    <style:style style:name="P614" style:family="paragraph" style:parent-style-name="Standard">
      <style:text-properties officeooo:paragraph-rsid="010c3ac9"/>
    </style:style>
    <style:style style:name="P615" style:family="paragraph" style:parent-style-name="Standard">
      <style:text-properties officeooo:paragraph-rsid="010f5523"/>
    </style:style>
    <style:style style:name="P616" style:family="paragraph" style:parent-style-name="Standard">
      <style:text-properties officeooo:paragraph-rsid="010ff277"/>
    </style:style>
    <style:style style:name="P617" style:family="paragraph" style:parent-style-name="Standard">
      <style:text-properties officeooo:paragraph-rsid="0111d037"/>
    </style:style>
    <style:style style:name="P618" style:family="paragraph" style:parent-style-name="Standard">
      <style:text-properties officeooo:paragraph-rsid="01148430"/>
    </style:style>
    <style:style style:name="P619" style:family="paragraph" style:parent-style-name="Standard">
      <style:text-properties officeooo:paragraph-rsid="01190d75"/>
    </style:style>
    <style:style style:name="P620" style:family="paragraph" style:parent-style-name="Standard">
      <style:text-properties officeooo:rsid="011e7671" officeooo:paragraph-rsid="011e7671"/>
    </style:style>
    <style:style style:name="P621" style:family="paragraph" style:parent-style-name="Standard">
      <style:text-properties officeooo:paragraph-rsid="011e7671"/>
    </style:style>
    <style:style style:name="P622" style:family="paragraph" style:parent-style-name="Standard">
      <style:text-properties officeooo:paragraph-rsid="01206a6e"/>
    </style:style>
    <style:style style:name="P623" style:family="paragraph" style:parent-style-name="Standard">
      <style:text-properties officeooo:paragraph-rsid="008c034a"/>
    </style:style>
    <style:style style:name="P624" style:family="paragraph" style:parent-style-name="Standard">
      <style:text-properties officeooo:paragraph-rsid="012b24b3"/>
    </style:style>
    <style:style style:name="P625" style:family="paragraph" style:parent-style-name="Standard">
      <style:text-properties officeooo:paragraph-rsid="012e9465"/>
    </style:style>
    <style:style style:name="P626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7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8" style:family="paragraph" style:parent-style-name="Standard">
      <style:text-properties officeooo:paragraph-rsid="01401741"/>
    </style:style>
    <style:style style:name="P629" style:family="paragraph" style:parent-style-name="Standard">
      <style:text-properties officeooo:paragraph-rsid="01466326"/>
    </style:style>
    <style:style style:name="P630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>
      <style:text-properties officeooo:paragraph-rsid="00d459e3"/>
    </style:style>
    <style:style style:name="P632" style:family="paragraph" style:parent-style-name="Standard">
      <style:text-properties officeooo:paragraph-rsid="0149fc19"/>
    </style:style>
    <style:style style:name="P633" style:family="paragraph" style:parent-style-name="Standard">
      <style:text-properties officeooo:paragraph-rsid="01078ca1"/>
    </style:style>
    <style:style style:name="P634" style:family="paragraph" style:parent-style-name="Standard">
      <style:text-properties officeooo:paragraph-rsid="010ab710"/>
    </style:style>
    <style:style style:name="P635" style:family="paragraph" style:parent-style-name="Standard">
      <style:text-properties officeooo:paragraph-rsid="014be95f"/>
    </style:style>
    <style:style style:name="P636" style:family="paragraph" style:parent-style-name="Standard">
      <style:text-properties officeooo:rsid="01528202" officeooo:paragraph-rsid="016331b0"/>
    </style:style>
    <style:style style:name="P637" style:family="paragraph" style:parent-style-name="Standard">
      <style:text-properties officeooo:paragraph-rsid="01549026"/>
    </style:style>
    <style:style style:name="P638" style:family="paragraph" style:parent-style-name="Standard">
      <style:text-properties officeooo:paragraph-rsid="015882c3"/>
    </style:style>
    <style:style style:name="P639" style:family="paragraph" style:parent-style-name="Standard">
      <style:text-properties officeooo:paragraph-rsid="015ee267"/>
    </style:style>
    <style:style style:name="P640" style:family="paragraph" style:parent-style-name="Standard">
      <style:text-properties officeooo:paragraph-rsid="01604964"/>
    </style:style>
    <style:style style:name="P641" style:family="paragraph" style:parent-style-name="Standard">
      <style:text-properties officeooo:paragraph-rsid="016331b0"/>
    </style:style>
    <style:style style:name="P642" style:family="paragraph" style:parent-style-name="Standard">
      <style:paragraph-properties fo:line-height="150%"/>
      <style:text-properties officeooo:paragraph-rsid="0166b397"/>
    </style:style>
    <style:style style:name="P643" style:family="paragraph" style:parent-style-name="Standard">
      <style:text-properties officeooo:paragraph-rsid="01770822"/>
    </style:style>
    <style:style style:name="P644" style:family="paragraph" style:parent-style-name="Standard">
      <style:text-properties officeooo:paragraph-rsid="0179bfd9"/>
    </style:style>
    <style:style style:name="P645" style:family="paragraph" style:parent-style-name="Standard">
      <style:text-properties officeooo:paragraph-rsid="017e219d"/>
    </style:style>
    <style:style style:name="P646" style:family="paragraph" style:parent-style-name="Standard">
      <style:text-properties officeooo:paragraph-rsid="0193a3a5"/>
    </style:style>
    <style:style style:name="P647" style:family="paragraph" style:parent-style-name="Standard">
      <style:text-properties officeooo:paragraph-rsid="0066b31e"/>
    </style:style>
    <style:style style:name="P648" style:family="paragraph" style:parent-style-name="Standard">
      <style:text-properties officeooo:paragraph-rsid="019c0acb"/>
    </style:style>
    <style:style style:name="P649" style:family="paragraph" style:parent-style-name="Standard">
      <style:text-properties officeooo:paragraph-rsid="009ff1c7"/>
    </style:style>
    <style:style style:name="P650" style:family="paragraph" style:parent-style-name="Standard">
      <style:text-properties officeooo:paragraph-rsid="01a99820"/>
    </style:style>
    <style:style style:name="P651" style:family="paragraph" style:parent-style-name="Standard">
      <style:text-properties officeooo:paragraph-rsid="01bb0dd2"/>
    </style:style>
    <style:style style:name="P652" style:family="paragraph" style:parent-style-name="Standard">
      <style:text-properties officeooo:paragraph-rsid="01459f86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79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81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82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50%" fo:break-before="page"/>
      <style:text-properties officeooo:paragraph-rsid="0166b397"/>
    </style:style>
    <style:style style:name="P684" style:family="paragraph" style:parent-style-name="Standard">
      <style:paragraph-properties fo:line-height="150%" fo:break-before="page"/>
      <style:text-properties officeooo:paragraph-rsid="0169df86"/>
    </style:style>
    <style:style style:name="P685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88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89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90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91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92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93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95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96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97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98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99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00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701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02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03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04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05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06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07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08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09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10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11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12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13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14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15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16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17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18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19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20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21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22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3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24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25" style:family="paragraph" style:parent-style-name="Standard" style:list-style-name="L1">
      <style:text-properties officeooo:paragraph-rsid="001c5680"/>
    </style:style>
    <style:style style:name="P726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27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28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29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30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31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32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33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34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35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36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37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38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39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40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41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42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3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44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45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46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47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48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49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50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51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52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3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54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55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56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57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58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59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60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61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2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3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64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65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66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67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8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9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70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71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72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3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4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5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6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7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8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9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80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1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82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83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4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5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6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7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8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9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0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91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2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3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4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5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6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8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9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0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801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802" style:family="paragraph" style:parent-style-name="Standard" style:list-style-name="L29">
      <style:text-properties officeooo:paragraph-rsid="00a8ca1b"/>
    </style:style>
    <style:style style:name="P803" style:family="paragraph" style:parent-style-name="Standard" style:list-style-name="L38">
      <style:text-properties officeooo:paragraph-rsid="00f9fdc0"/>
    </style:style>
    <style:style style:name="P804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05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06" style:family="paragraph" style:parent-style-name="Standard" style:list-style-name="L63">
      <style:text-properties officeooo:paragraph-rsid="013e50cb"/>
    </style:style>
    <style:style style:name="P807" style:family="paragraph" style:parent-style-name="Standard" style:list-style-name="L63">
      <style:text-properties officeooo:paragraph-rsid="01401741"/>
    </style:style>
    <style:style style:name="P808" style:family="paragraph" style:parent-style-name="Standard" style:list-style-name="L63">
      <style:text-properties officeooo:paragraph-rsid="013db3b4"/>
    </style:style>
    <style:style style:name="P809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0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11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2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3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14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15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16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17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18" style:family="paragraph" style:parent-style-name="Standard" style:list-style-name="L68">
      <style:text-properties officeooo:paragraph-rsid="0161b854"/>
    </style:style>
    <style:style style:name="P819" style:family="paragraph" style:parent-style-name="Standard" style:list-style-name="L68">
      <style:text-properties officeooo:rsid="01adadd2" officeooo:paragraph-rsid="01adadd2"/>
    </style:style>
    <style:style style:name="P820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officeooo:rsid="01adadd2" style:font-style-asian="italic" style:font-style-complex="italic"/>
    </style:style>
    <style:style style:name="T60" style:family="text">
      <style:text-properties fo:font-style="italic" officeooo:rsid="01ca4a61" style:font-style-asian="italic" style:font-style-complex="italic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style:font-style-asian="italic" style:font-style-complex="italic"/>
    </style:style>
    <style:style style:name="T118" style:family="text">
      <style:text-properties fo:font-style="italic" style:text-underline-style="none" officeooo:rsid="010f422a" style:font-style-asian="italic" style:font-style-complex="italic"/>
    </style:style>
    <style:style style:name="T119" style:family="text">
      <style:text-properties fo:font-style="italic" style:text-underline-style="none" officeooo:rsid="004caf23" style:font-style-asian="italic" style:font-style-complex="italic"/>
    </style:style>
    <style:style style:name="T120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3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9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40" style:family="text">
      <style:text-properties officeooo:rsid="0010e9b7"/>
    </style:style>
    <style:style style:name="T141" style:family="text">
      <style:text-properties fo:color="#ff0000"/>
    </style:style>
    <style:style style:name="T142" style:family="text">
      <style:text-properties fo:color="#ff0000" fo:font-style="italic" officeooo:rsid="0011b025" style:font-style-asian="italic" style:font-style-complex="italic"/>
    </style:style>
    <style:style style:name="T143" style:family="text">
      <style:text-properties fo:color="#ff0000" fo:font-style="italic" officeooo:rsid="00186c3f" style:font-style-asian="italic" style:font-style-complex="italic"/>
    </style:style>
    <style:style style:name="T144" style:family="text">
      <style:text-properties fo:color="#ff0000" officeooo:rsid="0013daba"/>
    </style:style>
    <style:style style:name="T145" style:family="text">
      <style:text-properties fo:color="#ff0000" officeooo:rsid="00186c3f"/>
    </style:style>
    <style:style style:name="T146" style:family="text">
      <style:text-properties fo:color="#ff0000" officeooo:rsid="00acfb9d"/>
    </style:style>
    <style:style style:name="T147" style:family="text">
      <style:text-properties fo:color="#ff0000" fo:font-weight="normal" style:font-weight-asian="normal" style:font-weight-complex="normal"/>
    </style:style>
    <style:style style:name="T148" style:family="text">
      <style:text-properties fo:color="#ff0000" fo:font-weight="normal" officeooo:rsid="014d6fa3" style:font-weight-asian="normal" style:font-weight-complex="normal"/>
    </style:style>
    <style:style style:name="T149" style:family="text">
      <style:text-properties fo:color="#ff0000" fo:font-weight="normal" officeooo:rsid="0151b86d" style:font-weight-asian="normal" style:font-weight-complex="normal"/>
    </style:style>
    <style:style style:name="T150" style:family="text">
      <style:text-properties fo:color="#0000ff"/>
    </style:style>
    <style:style style:name="T151" style:family="text">
      <style:text-properties fo:color="#0000ff" fo:font-style="italic" officeooo:rsid="0011b025" style:font-style-asian="italic" style:font-style-complex="italic"/>
    </style:style>
    <style:style style:name="T152" style:family="text">
      <style:text-properties fo:color="#0000ff" fo:font-style="italic" officeooo:rsid="0013daba" style:font-style-asian="italic" style:font-style-complex="italic"/>
    </style:style>
    <style:style style:name="T153" style:family="text">
      <style:text-properties fo:color="#0000ff" fo:font-style="italic" officeooo:rsid="00186c3f" style:font-style-asian="italic" style:font-style-complex="italic"/>
    </style:style>
    <style:style style:name="T154" style:family="text">
      <style:text-properties fo:color="#0000ff" fo:font-style="italic" officeooo:rsid="0012a0dc" style:font-style-asian="italic" style:font-style-complex="italic"/>
    </style:style>
    <style:style style:name="T155" style:family="text">
      <style:text-properties fo:color="#0000ff" fo:font-style="italic" officeooo:rsid="009f187e" style:font-style-asian="italic" style:font-style-complex="italic"/>
    </style:style>
    <style:style style:name="T156" style:family="text">
      <style:text-properties fo:color="#0000ff" officeooo:rsid="0013daba"/>
    </style:style>
    <style:style style:name="T157" style:family="text">
      <style:text-properties fo:color="#0000ff" officeooo:rsid="00186c3f"/>
    </style:style>
    <style:style style:name="T158" style:family="text">
      <style:text-properties fo:color="#0000ff" fo:background-color="transparent" loext:char-shading-value="0"/>
    </style:style>
    <style:style style:name="T159" style:family="text">
      <style:text-properties fo:color="#0000ff" officeooo:rsid="00acfb9d"/>
    </style:style>
    <style:style style:name="T160" style:family="text">
      <style:text-properties fo:color="#0000ff" fo:font-weight="normal" style:font-weight-asian="normal" style:font-weight-complex="normal"/>
    </style:style>
    <style:style style:name="T161" style:family="text">
      <style:text-properties fo:color="#0000ff" fo:font-weight="normal" officeooo:rsid="014d6fa3" style:font-weight-asian="normal" style:font-weight-complex="normal"/>
    </style:style>
    <style:style style:name="T162" style:family="text">
      <style:text-properties fo:color="#0000ff" fo:font-weight="normal" officeooo:rsid="0151b86d" style:font-weight-asian="normal" style:font-weight-complex="normal"/>
    </style:style>
    <style:style style:name="T163" style:family="text">
      <style:text-properties fo:color="#008000"/>
    </style:style>
    <style:style style:name="T164" style:family="text">
      <style:text-properties fo:color="#008000" fo:font-style="italic" style:font-style-asian="italic" style:font-style-complex="italic"/>
    </style:style>
    <style:style style:name="T165" style:family="text">
      <style:text-properties fo:color="#008000" fo:font-style="italic" officeooo:rsid="0011b025" style:font-style-asian="italic" style:font-style-complex="italic"/>
    </style:style>
    <style:style style:name="T166" style:family="text">
      <style:text-properties fo:color="#008000" fo:font-style="italic" officeooo:rsid="0013daba" style:font-style-asian="italic" style:font-style-complex="italic"/>
    </style:style>
    <style:style style:name="T167" style:family="text">
      <style:text-properties fo:color="#008000" fo:font-style="italic" officeooo:rsid="009f187e" style:font-style-asian="italic" style:font-style-complex="italic"/>
    </style:style>
    <style:style style:name="T168" style:family="text">
      <style:text-properties fo:color="#008000" officeooo:rsid="0013daba"/>
    </style:style>
    <style:style style:name="T169" style:family="text">
      <style:text-properties fo:color="#008000" officeooo:rsid="00acfb9d"/>
    </style:style>
    <style:style style:name="T170" style:family="text">
      <style:text-properties fo:color="#008000" fo:font-weight="normal" officeooo:rsid="007ca694" style:font-weight-asian="normal" style:font-weight-complex="normal"/>
    </style:style>
    <style:style style:name="T171" style:family="text">
      <style:text-properties fo:color="#ff00ff"/>
    </style:style>
    <style:style style:name="T172" style:family="text">
      <style:text-properties fo:color="#ff00ff" fo:font-style="italic" officeooo:rsid="0011b025" style:font-style-asian="italic" style:font-style-complex="italic"/>
    </style:style>
    <style:style style:name="T173" style:family="text">
      <style:text-properties fo:color="#ff00ff" fo:font-style="italic" officeooo:rsid="0013daba" style:font-style-asian="italic" style:font-style-complex="italic"/>
    </style:style>
    <style:style style:name="T174" style:family="text">
      <style:text-properties fo:color="#ff00ff" fo:font-style="italic" officeooo:rsid="00186c3f" style:font-style-asian="italic" style:font-style-complex="italic"/>
    </style:style>
    <style:style style:name="T175" style:family="text">
      <style:text-properties fo:color="#ff00ff" officeooo:rsid="00186c3f"/>
    </style:style>
    <style:style style:name="T176" style:family="text">
      <style:text-properties fo:color="#ff00ff" officeooo:rsid="00acfb9d"/>
    </style:style>
    <style:style style:name="T177" style:family="text">
      <style:text-properties fo:color="#1e90ff"/>
    </style:style>
    <style:style style:name="T178" style:family="text">
      <style:text-properties fo:color="#1e90ff" fo:font-style="italic" style:font-style-asian="italic" style:font-style-complex="italic"/>
    </style:style>
    <style:style style:name="T179" style:family="text">
      <style:text-properties fo:color="#1e90ff" fo:font-style="italic" officeooo:rsid="0013daba" style:font-style-asian="italic" style:font-style-complex="italic"/>
    </style:style>
    <style:style style:name="T180" style:family="text">
      <style:text-properties fo:color="#1e90ff" fo:font-style="italic" officeooo:rsid="00186c3f" style:font-style-asian="italic" style:font-style-complex="italic"/>
    </style:style>
    <style:style style:name="T181" style:family="text">
      <style:text-properties fo:color="#1e90ff" fo:font-style="italic" officeooo:rsid="0011b025" style:font-style-asian="italic" style:font-style-complex="italic"/>
    </style:style>
    <style:style style:name="T182" style:family="text">
      <style:text-properties fo:color="#1e90ff" officeooo:rsid="0013daba"/>
    </style:style>
    <style:style style:name="T183" style:family="text">
      <style:text-properties fo:color="#1e90ff" officeooo:rsid="00186c3f"/>
    </style:style>
    <style:style style:name="T184" style:family="text">
      <style:text-properties officeooo:rsid="0013daba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fo:font-style="normal" officeooo:rsid="00134990" style:font-style-asian="normal" style:font-style-complex="normal"/>
    </style:style>
    <style:style style:name="T187" style:family="text">
      <style:text-properties fo:font-style="normal" officeooo:rsid="0013daba" style:font-style-asian="normal" style:font-style-complex="normal"/>
    </style:style>
    <style:style style:name="T188" style:family="text">
      <style:text-properties fo:font-style="normal" officeooo:rsid="00154f37" style:font-style-asian="normal" style:font-style-complex="normal"/>
    </style:style>
    <style:style style:name="T189" style:family="text">
      <style:text-properties fo:font-style="normal" officeooo:rsid="001819bc" style:font-style-asian="normal" style:font-style-complex="normal"/>
    </style:style>
    <style:style style:name="T190" style:family="text">
      <style:text-properties fo:font-style="normal" officeooo:rsid="00186c3f" style:font-style-asian="normal" style:font-style-complex="normal"/>
    </style:style>
    <style:style style:name="T191" style:family="text">
      <style:text-properties fo:font-style="normal" officeooo:rsid="0018e013" style:font-style-asian="normal" style:font-style-complex="normal"/>
    </style:style>
    <style:style style:name="T192" style:family="text">
      <style:text-properties fo:font-style="normal" officeooo:rsid="001c0ef5" style:font-style-asian="normal" style:font-style-complex="normal"/>
    </style:style>
    <style:style style:name="T193" style:family="text">
      <style:text-properties fo:font-style="normal" officeooo:rsid="0055a125" style:font-style-asian="normal" style:font-style-complex="normal"/>
    </style:style>
    <style:style style:name="T194" style:family="text">
      <style:text-properties fo:font-style="normal" officeooo:rsid="005fb5cb" style:font-style-asian="normal" style:font-style-complex="normal"/>
    </style:style>
    <style:style style:name="T195" style:family="text">
      <style:text-properties fo:font-style="normal" officeooo:rsid="00607814" style:font-style-asian="normal" style:font-style-complex="normal"/>
    </style:style>
    <style:style style:name="T196" style:family="text">
      <style:text-properties fo:font-style="normal" officeooo:rsid="00616041" style:font-style-asian="normal" style:font-style-complex="normal"/>
    </style:style>
    <style:style style:name="T197" style:family="text">
      <style:text-properties fo:font-style="normal" officeooo:rsid="0063f681" style:font-style-asian="normal" style:font-style-complex="normal"/>
    </style:style>
    <style:style style:name="T198" style:family="text">
      <style:text-properties fo:font-style="normal" officeooo:rsid="00644350" style:font-style-asian="normal" style:font-style-complex="normal"/>
    </style:style>
    <style:style style:name="T199" style:family="text">
      <style:text-properties fo:font-style="normal" officeooo:rsid="006579dd" style:font-style-asian="normal" style:font-style-complex="normal"/>
    </style:style>
    <style:style style:name="T200" style:family="text">
      <style:text-properties fo:font-style="normal" officeooo:rsid="0068aca7" style:font-style-asian="normal" style:font-style-complex="normal"/>
    </style:style>
    <style:style style:name="T201" style:family="text">
      <style:text-properties fo:font-style="normal" officeooo:rsid="0069ae1a" style:font-style-asian="normal" style:font-style-complex="normal"/>
    </style:style>
    <style:style style:name="T202" style:family="text">
      <style:text-properties fo:font-style="normal" officeooo:rsid="006b8991" style:font-style-asian="normal" style:font-style-complex="normal"/>
    </style:style>
    <style:style style:name="T203" style:family="text">
      <style:text-properties fo:font-style="normal" officeooo:rsid="006f66ec" style:font-style-asian="normal" style:font-style-complex="normal"/>
    </style:style>
    <style:style style:name="T204" style:family="text">
      <style:text-properties fo:font-style="normal" officeooo:rsid="006d78d1" style:font-style-asian="normal" style:font-style-complex="normal"/>
    </style:style>
    <style:style style:name="T205" style:family="text">
      <style:text-properties fo:font-style="normal" officeooo:rsid="0071baff" style:font-style-asian="normal" style:font-style-complex="normal"/>
    </style:style>
    <style:style style:name="T206" style:family="text">
      <style:text-properties fo:font-style="normal" officeooo:rsid="00751d17" style:font-style-asian="normal" style:font-style-complex="normal"/>
    </style:style>
    <style:style style:name="T207" style:family="text">
      <style:text-properties fo:font-style="normal" officeooo:rsid="0075c7db" style:font-style-asian="normal" style:font-style-complex="normal"/>
    </style:style>
    <style:style style:name="T208" style:family="text">
      <style:text-properties fo:font-style="normal" officeooo:rsid="007b2101" style:font-style-asian="normal" style:font-style-complex="normal"/>
    </style:style>
    <style:style style:name="T209" style:family="text">
      <style:text-properties fo:font-style="normal" officeooo:rsid="007d92ff" style:font-style-asian="normal" style:font-style-complex="normal"/>
    </style:style>
    <style:style style:name="T210" style:family="text">
      <style:text-properties fo:font-style="normal" officeooo:rsid="00819260" style:font-style-asian="normal" style:font-style-complex="normal"/>
    </style:style>
    <style:style style:name="T211" style:family="text">
      <style:text-properties fo:font-style="normal" officeooo:rsid="008478a0" style:font-style-asian="normal" style:font-style-complex="normal"/>
    </style:style>
    <style:style style:name="T212" style:family="text">
      <style:text-properties fo:font-style="normal" officeooo:rsid="0085ac68" style:font-style-asian="normal" style:font-style-complex="normal"/>
    </style:style>
    <style:style style:name="T213" style:family="text">
      <style:text-properties fo:font-style="normal" officeooo:rsid="00941a11" style:font-style-asian="normal" style:font-style-complex="normal"/>
    </style:style>
    <style:style style:name="T214" style:family="text">
      <style:text-properties fo:font-style="normal" officeooo:rsid="009d5b59" style:font-style-asian="normal" style:font-style-complex="normal"/>
    </style:style>
    <style:style style:name="T215" style:family="text">
      <style:text-properties fo:font-style="normal" officeooo:rsid="009ec4fc" style:font-style-asian="normal" style:font-style-complex="normal"/>
    </style:style>
    <style:style style:name="T216" style:family="text">
      <style:text-properties fo:font-style="normal" officeooo:rsid="00a6f347" style:font-style-asian="normal" style:font-style-complex="normal"/>
    </style:style>
    <style:style style:name="T217" style:family="text">
      <style:text-properties fo:font-style="normal" officeooo:rsid="00a1e031" style:font-style-asian="normal" style:font-style-complex="normal"/>
    </style:style>
    <style:style style:name="T218" style:family="text">
      <style:text-properties fo:font-style="normal" officeooo:rsid="00acfb9d" style:font-style-asian="normal" style:font-style-complex="normal"/>
    </style:style>
    <style:style style:name="T219" style:family="text">
      <style:text-properties fo:font-style="normal" officeooo:rsid="00af3424" style:font-style-asian="normal" style:font-style-complex="normal"/>
    </style:style>
    <style:style style:name="T220" style:family="text">
      <style:text-properties fo:font-style="normal" officeooo:rsid="00ba819c" style:font-style-asian="normal" style:font-style-complex="normal"/>
    </style:style>
    <style:style style:name="T221" style:family="text">
      <style:text-properties fo:font-style="normal" officeooo:rsid="00bbf4cd" style:font-style-asian="normal" style:font-style-complex="normal"/>
    </style:style>
    <style:style style:name="T222" style:family="text">
      <style:text-properties fo:font-style="normal" officeooo:rsid="00bc5e43" style:font-style-asian="normal" style:font-style-complex="normal"/>
    </style:style>
    <style:style style:name="T223" style:family="text">
      <style:text-properties fo:font-style="normal" officeooo:rsid="00bdd473" style:font-style-asian="normal" style:font-style-complex="normal"/>
    </style:style>
    <style:style style:name="T224" style:family="text">
      <style:text-properties fo:font-style="normal" officeooo:rsid="00c12d1c" style:font-style-asian="normal" style:font-style-complex="normal"/>
    </style:style>
    <style:style style:name="T225" style:family="text">
      <style:text-properties fo:font-style="normal" officeooo:rsid="00c2c999" style:font-style-asian="normal" style:font-style-complex="normal"/>
    </style:style>
    <style:style style:name="T226" style:family="text">
      <style:text-properties fo:font-style="normal" officeooo:rsid="00c495da" style:font-style-asian="normal" style:font-style-complex="normal"/>
    </style:style>
    <style:style style:name="T227" style:family="text">
      <style:text-properties fo:font-style="normal" officeooo:rsid="00c50878" style:font-style-asian="normal" style:font-style-complex="normal"/>
    </style:style>
    <style:style style:name="T228" style:family="text">
      <style:text-properties fo:font-style="normal" officeooo:rsid="0066b31e" style:font-style-asian="normal" style:font-style-complex="normal"/>
    </style:style>
    <style:style style:name="T229" style:family="text">
      <style:text-properties fo:font-style="normal" officeooo:rsid="00684bfc" style:font-style-asian="normal" style:font-style-complex="normal"/>
    </style:style>
    <style:style style:name="T230" style:family="text">
      <style:text-properties fo:font-style="normal" officeooo:rsid="00c7021f" style:font-style-asian="normal" style:font-style-complex="normal"/>
    </style:style>
    <style:style style:name="T231" style:family="text">
      <style:text-properties fo:font-style="normal" officeooo:rsid="00c7cebc" style:font-style-asian="normal" style:font-style-complex="normal"/>
    </style:style>
    <style:style style:name="T232" style:family="text">
      <style:text-properties fo:font-style="normal" officeooo:rsid="00c88326" style:font-style-asian="normal" style:font-style-complex="normal"/>
    </style:style>
    <style:style style:name="T233" style:family="text">
      <style:text-properties fo:font-style="normal" officeooo:rsid="00d63bc5" style:font-style-asian="normal" style:font-style-complex="normal"/>
    </style:style>
    <style:style style:name="T234" style:family="text">
      <style:text-properties fo:font-style="normal" officeooo:rsid="00dd44af" style:font-style-asian="normal" style:font-style-complex="normal"/>
    </style:style>
    <style:style style:name="T235" style:family="text">
      <style:text-properties fo:font-style="normal" officeooo:rsid="00eb49f4" style:font-style-asian="normal" style:font-style-complex="normal"/>
    </style:style>
    <style:style style:name="T236" style:family="text">
      <style:text-properties fo:font-style="normal" officeooo:rsid="010c3ac9" style:font-style-asian="normal" style:font-style-complex="normal"/>
    </style:style>
    <style:style style:name="T237" style:family="text">
      <style:text-properties fo:font-style="normal" officeooo:rsid="010c4cb4" style:font-style-asian="normal" style:font-style-complex="normal"/>
    </style:style>
    <style:style style:name="T238" style:family="text">
      <style:text-properties fo:font-style="normal" officeooo:rsid="010da598" style:font-style-asian="normal" style:font-style-complex="normal"/>
    </style:style>
    <style:style style:name="T239" style:family="text">
      <style:text-properties fo:font-style="normal" officeooo:rsid="010f5523" style:font-style-asian="normal" style:font-style-complex="normal"/>
    </style:style>
    <style:style style:name="T240" style:family="text">
      <style:text-properties fo:font-style="normal" officeooo:rsid="0111d037" style:font-style-asian="normal" style:font-style-complex="normal"/>
    </style:style>
    <style:style style:name="T241" style:family="text">
      <style:text-properties fo:font-style="normal" officeooo:rsid="01148430" style:font-style-asian="normal" style:font-style-complex="normal"/>
    </style:style>
    <style:style style:name="T242" style:family="text">
      <style:text-properties fo:font-style="normal" officeooo:rsid="01190d75" style:font-style-asian="normal" style:font-style-complex="normal"/>
    </style:style>
    <style:style style:name="T243" style:family="text">
      <style:text-properties fo:font-style="normal" officeooo:rsid="011511c0" style:font-style-asian="normal" style:font-style-complex="normal"/>
    </style:style>
    <style:style style:name="T244" style:family="text">
      <style:text-properties fo:font-style="normal" officeooo:rsid="011e7671" style:font-style-asian="normal" style:font-style-complex="normal"/>
    </style:style>
    <style:style style:name="T245" style:family="text">
      <style:text-properties fo:font-style="normal" officeooo:rsid="01206a6e" style:font-style-asian="normal" style:font-style-complex="normal"/>
    </style:style>
    <style:style style:name="T246" style:family="text">
      <style:text-properties fo:font-style="normal" officeooo:rsid="008c034a" style:font-style-asian="normal" style:font-style-complex="normal"/>
    </style:style>
    <style:style style:name="T247" style:family="text">
      <style:text-properties fo:font-style="normal" officeooo:rsid="0128c6e8" style:font-style-asian="normal" style:font-style-complex="normal"/>
    </style:style>
    <style:style style:name="T248" style:family="text">
      <style:text-properties fo:font-style="normal" officeooo:rsid="012b24b3" style:font-style-asian="normal" style:font-style-complex="normal"/>
    </style:style>
    <style:style style:name="T249" style:family="text">
      <style:text-properties fo:font-style="normal" officeooo:rsid="012cecd7" style:font-style-asian="normal" style:font-style-complex="normal"/>
    </style:style>
    <style:style style:name="T250" style:family="text">
      <style:text-properties fo:font-style="normal" officeooo:rsid="012e9465" style:font-style-asian="normal" style:font-style-complex="normal"/>
    </style:style>
    <style:style style:name="T251" style:family="text">
      <style:text-properties fo:font-style="normal" officeooo:rsid="01305c41" style:font-style-asian="normal" style:font-style-complex="normal"/>
    </style:style>
    <style:style style:name="T252" style:family="text">
      <style:text-properties fo:font-style="normal" officeooo:rsid="01494a68" style:font-style-asian="normal" style:font-style-complex="normal"/>
    </style:style>
    <style:style style:name="T253" style:family="text">
      <style:text-properties fo:font-style="normal" officeooo:rsid="014be95f" style:font-style-asian="normal" style:font-style-complex="normal"/>
    </style:style>
    <style:style style:name="T254" style:family="text">
      <style:text-properties fo:font-style="normal" officeooo:rsid="000fecca" style:font-style-asian="normal" style:font-style-complex="normal"/>
    </style:style>
    <style:style style:name="T255" style:family="text">
      <style:text-properties fo:font-style="normal" officeooo:rsid="00b41267" style:font-style-asian="normal" style:font-style-complex="normal"/>
    </style:style>
    <style:style style:name="T256" style:family="text">
      <style:text-properties fo:font-style="normal" officeooo:rsid="0174886a" style:font-style-asian="normal" style:font-style-complex="normal"/>
    </style:style>
    <style:style style:name="T257" style:family="text">
      <style:text-properties fo:font-style="normal" officeooo:rsid="0193a3a5" style:font-style-asian="normal" style:font-style-complex="normal"/>
    </style:style>
    <style:style style:name="T258" style:family="text">
      <style:text-properties fo:font-style="normal" officeooo:rsid="0194da6f" style:font-style-asian="normal" style:font-style-complex="normal"/>
    </style:style>
    <style:style style:name="T259" style:family="text">
      <style:text-properties fo:font-style="normal" officeooo:rsid="0198319c" style:font-style-asian="normal" style:font-style-complex="normal"/>
    </style:style>
    <style:style style:name="T260" style:family="text">
      <style:text-properties fo:font-style="normal" officeooo:rsid="019a451e" style:font-style-asian="normal" style:font-style-complex="normal"/>
    </style:style>
    <style:style style:name="T261" style:family="text">
      <style:text-properties fo:font-style="normal" officeooo:rsid="019c0acb" style:font-style-asian="normal" style:font-style-complex="normal"/>
    </style:style>
    <style:style style:name="T262" style:family="text">
      <style:text-properties fo:font-style="normal" officeooo:rsid="019c6d7b" style:font-style-asian="normal" style:font-style-complex="normal"/>
    </style:style>
    <style:style style:name="T2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style:font-style-asian="normal" style:font-style-complex="normal"/>
    </style:style>
    <style:style style:name="T353" style:family="text">
      <style:text-properties fo:font-style="normal" style:text-underline-style="none" officeooo:rsid="00bbbf73" style:font-style-asian="normal" style:font-style-complex="normal"/>
    </style:style>
    <style:style style:name="T354" style:family="text">
      <style:text-properties fo:font-style="normal" style:text-underline-style="none" officeooo:rsid="08e9819c" style:font-style-asian="normal" style:font-style-complex="normal"/>
    </style:style>
    <style:style style:name="T355" style:family="text">
      <style:text-properties fo:font-style="normal" style:text-underline-style="none" officeooo:rsid="00be4749" style:font-style-asian="normal" style:font-style-complex="normal"/>
    </style:style>
    <style:style style:name="T356" style:family="text">
      <style:text-properties fo:font-style="normal" style:text-underline-style="none" officeooo:rsid="00d708a6" style:font-style-asian="normal" style:font-style-complex="normal"/>
    </style:style>
    <style:style style:name="T357" style:family="text">
      <style:text-properties fo:font-style="normal" style:text-underline-style="none" officeooo:rsid="00ec1e8c" style:font-style-asian="normal" style:font-style-complex="normal"/>
    </style:style>
    <style:style style:name="T358" style:family="text">
      <style:text-properties fo:font-style="normal" style:text-underline-style="none" officeooo:rsid="00d9c9e4" style:font-style-asian="normal" style:font-style-complex="normal"/>
    </style:style>
    <style:style style:name="T359" style:family="text">
      <style:text-properties fo:font-style="normal" style:text-underline-style="none" officeooo:rsid="08f0811a" style:font-style-asian="normal" style:font-style-complex="normal"/>
    </style:style>
    <style:style style:name="T360" style:family="text">
      <style:text-properties fo:font-style="normal" style:text-underline-style="none" officeooo:rsid="010f422a" style:font-style-asian="normal" style:font-style-complex="normal"/>
    </style:style>
    <style:style style:name="T361" style:family="text">
      <style:text-properties fo:font-style="normal" style:text-underline-style="none" officeooo:rsid="00476ae1" style:font-style-asian="normal" style:font-style-complex="normal"/>
    </style:style>
    <style:style style:name="T362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67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68" style:family="text">
      <style:text-properties officeooo:rsid="00154f37"/>
    </style:style>
    <style:style style:name="T369" style:family="text">
      <style:text-properties officeooo:rsid="0016b56f"/>
    </style:style>
    <style:style style:name="T370" style:family="text">
      <style:text-properties officeooo:rsid="00186c3f"/>
    </style:style>
    <style:style style:name="T371" style:family="text">
      <style:text-properties fo:color="#228b22" fo:font-style="italic" officeooo:rsid="00186c3f" style:font-style-asian="italic" style:font-style-complex="italic"/>
    </style:style>
    <style:style style:name="T372" style:family="text">
      <style:text-properties fo:color="#8b4513"/>
    </style:style>
    <style:style style:name="T373" style:family="text">
      <style:text-properties fo:color="#8b4513" officeooo:rsid="00186c3f"/>
    </style:style>
    <style:style style:name="T374" style:family="text">
      <style:text-properties officeooo:rsid="00205d85"/>
    </style:style>
    <style:style style:name="T375" style:family="text">
      <style:text-properties officeooo:rsid="001c5680"/>
    </style:style>
    <style:style style:name="T376" style:family="text">
      <style:text-properties officeooo:rsid="001e2fb9"/>
    </style:style>
    <style:style style:name="T37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78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officeooo:rsid="00a75993" style:font-weight-asian="bold" style:font-weight-complex="bold"/>
    </style:style>
    <style:style style:name="T381" style:family="text">
      <style:text-properties fo:font-weight="bold" officeooo:rsid="00beb82f" style:font-weight-asian="bold" style:font-weight-complex="bold"/>
    </style:style>
    <style:style style:name="T382" style:family="text">
      <style:text-properties fo:font-weight="bold" officeooo:rsid="00476ae1" style:font-weight-asian="bold" style:font-weight-complex="bold"/>
    </style:style>
    <style:style style:name="T383" style:family="text">
      <style:text-properties fo:font-weight="bold" officeooo:rsid="013013d9" style:font-weight-asian="bold" style:font-weight-complex="bold"/>
    </style:style>
    <style:style style:name="T384" style:family="text">
      <style:text-properties fo:font-weight="bold" officeooo:rsid="0053faec" style:font-weight-asian="bold" style:font-weight-complex="bold"/>
    </style:style>
    <style:style style:name="T385" style:family="text">
      <style:text-properties fo:font-weight="bold" officeooo:rsid="00bfa17d" style:font-weight-asian="bold" style:font-weight-complex="bold"/>
    </style:style>
    <style:style style:name="T386" style:family="text">
      <style:text-properties fo:font-weight="bold" officeooo:rsid="02a94de9" style:font-weight-asian="bold" style:font-weight-complex="bold"/>
    </style:style>
    <style:style style:name="T387" style:family="text">
      <style:text-properties fo:font-weight="bold" officeooo:rsid="00912fec" style:font-weight-asian="bold" style:font-weight-complex="bold"/>
    </style:style>
    <style:style style:name="T388" style:family="text">
      <style:text-properties fo:font-weight="bold" officeooo:rsid="008eb3ea" style:font-weight-asian="bold" style:font-weight-complex="bold"/>
    </style:style>
    <style:style style:name="T389" style:family="text">
      <style:text-properties fo:font-weight="bold" officeooo:rsid="00939859" style:font-weight-asian="bold" style:font-weight-complex="bold"/>
    </style:style>
    <style:style style:name="T390" style:family="text">
      <style:text-properties fo:font-weight="bold" officeooo:rsid="00a35d76" style:font-weight-asian="bold" style:font-weight-complex="bold"/>
    </style:style>
    <style:style style:name="T391" style:family="text">
      <style:text-properties fo:font-weight="bold" officeooo:rsid="00a6f347" style:font-weight-asian="bold" style:font-weight-complex="bold"/>
    </style:style>
    <style:style style:name="T392" style:family="text">
      <style:text-properties fo:font-weight="bold" officeooo:rsid="00ba819c" style:font-weight-asian="bold" style:font-weight-complex="bold"/>
    </style:style>
    <style:style style:name="T393" style:family="text">
      <style:text-properties fo:font-weight="bold" officeooo:rsid="00c50878" style:font-weight-asian="bold" style:font-weight-complex="bold"/>
    </style:style>
    <style:style style:name="T394" style:family="text">
      <style:text-properties fo:font-weight="bold" officeooo:rsid="00dd44af" style:font-weight-asian="bold" style:font-weight-complex="bold"/>
    </style:style>
    <style:style style:name="T395" style:family="text">
      <style:text-properties fo:font-weight="bold" officeooo:rsid="00f4c6c5" style:font-weight-asian="bold" style:font-weight-complex="bold"/>
    </style:style>
    <style:style style:name="T396" style:family="text">
      <style:text-properties fo:font-weight="bold" officeooo:rsid="00fc67ff" style:font-weight-asian="bold" style:font-weight-complex="bold"/>
    </style:style>
    <style:style style:name="T397" style:family="text">
      <style:text-properties fo:font-weight="bold" officeooo:rsid="00751d17" style:font-weight-asian="bold" style:font-weight-complex="bold"/>
    </style:style>
    <style:style style:name="T398" style:family="text">
      <style:text-properties fo:font-weight="bold" officeooo:rsid="0134038e" style:font-weight-asian="bold" style:font-weight-complex="bold"/>
    </style:style>
    <style:style style:name="T399" style:family="text">
      <style:text-properties fo:font-weight="bold" officeooo:rsid="01305c41" style:font-weight-asian="bold" style:font-weight-complex="bold"/>
    </style:style>
    <style:style style:name="T400" style:family="text">
      <style:text-properties fo:font-weight="bold" officeooo:rsid="02070606" style:font-weight-asian="bold" style:font-weight-complex="bold"/>
    </style:style>
    <style:style style:name="T401" style:family="text">
      <style:text-properties fo:font-weight="bold" officeooo:rsid="0206e857" style:font-weight-asian="bold" style:font-weight-complex="bold"/>
    </style:style>
    <style:style style:name="T402" style:family="text">
      <style:text-properties officeooo:rsid="0034ed8b"/>
    </style:style>
    <style:style style:name="T403" style:family="text">
      <style:text-properties fo:font-weight="normal" style:font-weight-asian="normal" style:font-weight-complex="normal"/>
    </style:style>
    <style:style style:name="T404" style:family="text">
      <style:text-properties fo:font-weight="normal" officeooo:rsid="00912fec" style:font-weight-asian="normal" style:font-weight-complex="normal"/>
    </style:style>
    <style:style style:name="T405" style:family="text">
      <style:text-properties fo:font-weight="normal" officeooo:rsid="02b807dc" style:font-weight-asian="normal" style:font-weight-complex="normal"/>
    </style:style>
    <style:style style:name="T406" style:family="text">
      <style:text-properties fo:font-weight="normal" officeooo:rsid="00bbbf73" style:font-weight-asian="normal" style:font-weight-complex="normal"/>
    </style:style>
    <style:style style:name="T407" style:family="text">
      <style:text-properties fo:font-weight="normal" officeooo:rsid="002ba0e7" style:font-weight-asian="normal" style:font-weight-complex="normal"/>
    </style:style>
    <style:style style:name="T408" style:family="text">
      <style:text-properties fo:font-weight="normal" officeooo:rsid="00bfa17d" style:font-weight-asian="normal" style:font-weight-complex="normal"/>
    </style:style>
    <style:style style:name="T409" style:family="text">
      <style:text-properties fo:font-weight="normal" officeooo:rsid="02a94de9" style:font-weight-asian="normal" style:font-weight-complex="normal"/>
    </style:style>
    <style:style style:name="T410" style:family="text">
      <style:text-properties fo:font-weight="normal" officeooo:rsid="004450ff" style:font-weight-asian="normal" style:font-weight-complex="normal"/>
    </style:style>
    <style:style style:name="T411" style:family="text">
      <style:text-properties fo:font-weight="normal" officeooo:rsid="01113d34" style:font-weight-asian="normal" style:font-weight-complex="normal"/>
    </style:style>
    <style:style style:name="T412" style:family="text">
      <style:text-properties fo:font-weight="normal" officeooo:rsid="00476ae1" style:font-weight-asian="normal" style:font-weight-complex="normal"/>
    </style:style>
    <style:style style:name="T413" style:family="text">
      <style:text-properties fo:font-weight="normal" officeooo:rsid="08ad15c9" style:font-weight-asian="normal" style:font-weight-complex="normal"/>
    </style:style>
    <style:style style:name="T414" style:family="text">
      <style:text-properties fo:font-weight="normal" officeooo:rsid="008eb3ea" style:font-weight-asian="normal" style:font-weight-complex="normal"/>
    </style:style>
    <style:style style:name="T415" style:family="text">
      <style:text-properties fo:font-weight="normal" officeooo:rsid="00939859" style:font-weight-asian="normal" style:font-weight-complex="normal"/>
    </style:style>
    <style:style style:name="T416" style:family="text">
      <style:text-properties fo:font-weight="normal" officeooo:rsid="00941a11" style:font-weight-asian="normal" style:font-weight-complex="normal"/>
    </style:style>
    <style:style style:name="T417" style:family="text">
      <style:text-properties fo:font-weight="normal" officeooo:rsid="00dd44af" style:font-weight-asian="normal" style:font-weight-complex="normal"/>
    </style:style>
    <style:style style:name="T418" style:family="text">
      <style:text-properties fo:font-weight="normal" officeooo:rsid="00e1ae30" style:font-weight-asian="normal" style:font-weight-complex="normal"/>
    </style:style>
    <style:style style:name="T419" style:family="text">
      <style:text-properties fo:font-weight="normal" officeooo:rsid="00f4c6c5" style:font-weight-asian="normal" style:font-weight-complex="normal"/>
    </style:style>
    <style:style style:name="T420" style:family="text">
      <style:text-properties fo:font-weight="normal" officeooo:rsid="00f51685" style:font-weight-asian="normal" style:font-weight-complex="normal"/>
    </style:style>
    <style:style style:name="T421" style:family="text">
      <style:text-properties fo:font-weight="normal" officeooo:rsid="00fc67ff" style:font-weight-asian="normal" style:font-weight-complex="normal"/>
    </style:style>
    <style:style style:name="T422" style:family="text">
      <style:text-properties fo:font-weight="normal" officeooo:rsid="00fdd3aa" style:font-weight-asian="normal" style:font-weight-complex="normal"/>
    </style:style>
    <style:style style:name="T423" style:family="text">
      <style:text-properties fo:font-weight="normal" officeooo:rsid="012e9465" style:font-weight-asian="normal" style:font-weight-complex="normal"/>
    </style:style>
    <style:style style:name="T424" style:family="text">
      <style:text-properties fo:font-weight="normal" officeooo:rsid="012edf56" style:font-weight-asian="normal" style:font-weight-complex="normal"/>
    </style:style>
    <style:style style:name="T425" style:family="text">
      <style:text-properties fo:font-weight="normal" officeooo:rsid="01305c41" style:font-weight-asian="normal" style:font-weight-complex="normal"/>
    </style:style>
    <style:style style:name="T426" style:family="text">
      <style:text-properties fo:font-weight="normal" officeooo:rsid="0134038e" style:font-weight-asian="normal" style:font-weight-complex="normal"/>
    </style:style>
    <style:style style:name="T427" style:family="text">
      <style:text-properties fo:font-weight="normal" officeooo:rsid="0139bd35" style:font-weight-asian="normal" style:font-weight-complex="normal"/>
    </style:style>
    <style:style style:name="T428" style:family="text">
      <style:text-properties fo:font-weight="normal" officeooo:rsid="01401741" style:font-weight-asian="normal" style:font-weight-complex="normal"/>
    </style:style>
    <style:style style:name="T429" style:family="text">
      <style:text-properties fo:font-weight="normal" officeooo:rsid="0142451b" style:font-weight-asian="normal" style:font-weight-complex="normal"/>
    </style:style>
    <style:style style:name="T430" style:family="text">
      <style:text-properties fo:font-weight="normal" officeooo:rsid="0149fc19" style:font-weight-asian="normal" style:font-weight-complex="normal"/>
    </style:style>
    <style:style style:name="T431" style:family="text">
      <style:text-properties fo:font-weight="normal" officeooo:rsid="014be95f" style:font-weight-asian="normal" style:font-weight-complex="normal"/>
    </style:style>
    <style:style style:name="T432" style:family="text">
      <style:text-properties fo:font-weight="normal" officeooo:rsid="03ee7eb1" style:font-weight-asian="normal" style:font-weight-complex="normal"/>
    </style:style>
    <style:style style:name="T433" style:family="text">
      <style:text-properties fo:font-weight="normal" officeooo:rsid="045e6749" style:font-weight-asian="normal" style:font-weight-complex="normal"/>
    </style:style>
    <style:style style:name="T434" style:family="text">
      <style:text-properties fo:font-weight="normal" officeooo:rsid="04602400" style:font-weight-asian="normal" style:font-weight-complex="normal"/>
    </style:style>
    <style:style style:name="T435" style:family="text">
      <style:text-properties style:use-window-font-color="true"/>
    </style:style>
    <style:style style:name="T436" style:family="text">
      <style:text-properties style:use-window-font-color="true" fo:font-weight="bold" style:font-weight-asian="bold" style:font-weight-complex="bold"/>
    </style:style>
    <style:style style:name="T437" style:family="text">
      <style:text-properties style:use-window-font-color="true" fo:font-weight="bold" officeooo:rsid="0044d7a4" style:font-weight-asian="bold" style:font-weight-complex="bold"/>
    </style:style>
    <style:style style:name="T438" style:family="text">
      <style:text-properties style:use-window-font-color="true" fo:font-weight="bold" officeooo:rsid="007ca694" style:font-weight-asian="bold" style:font-weight-complex="bold"/>
    </style:style>
    <style:style style:name="T439" style:family="text">
      <style:text-properties style:use-window-font-color="true" fo:font-weight="bold" officeooo:rsid="01536dcf" style:font-weight-asian="bold" style:font-weight-complex="bold"/>
    </style:style>
    <style:style style:name="T440" style:family="text">
      <style:text-properties style:use-window-font-color="true" fo:font-weight="bold" officeooo:rsid="01549026" style:font-weight-asian="bold" style:font-weight-complex="bold"/>
    </style:style>
    <style:style style:name="T441" style:family="text">
      <style:text-properties style:use-window-font-color="true" fo:font-weight="bold" officeooo:rsid="01549d31" style:font-weight-asian="bold" style:font-weight-complex="bold"/>
    </style:style>
    <style:style style:name="T442" style:family="text">
      <style:text-properties style:use-window-font-color="true" fo:font-weight="bold" officeooo:rsid="01bb0dd2" style:font-weight-asian="bold" style:font-weight-complex="bold"/>
    </style:style>
    <style:style style:name="T443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5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7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48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49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0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officeooo:rsid="009f187e" style:font-style-asian="italic" style:font-style-complex="italic"/>
    </style:style>
    <style:style style:name="T46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style:font-style-asian="normal" style:font-style-complex="normal"/>
    </style:style>
    <style:style style:name="T494" style:family="text">
      <style:text-properties style:use-window-font-color="true" fo:font-style="normal" officeooo:rsid="0050063f" style:font-style-asian="normal" style:font-style-complex="normal"/>
    </style:style>
    <style:style style:name="T495" style:family="text">
      <style:text-properties style:use-window-font-color="true" fo:font-style="normal" officeooo:rsid="00523bf9" style:font-style-asian="normal" style:font-style-complex="normal"/>
    </style:style>
    <style:style style:name="T496" style:family="text">
      <style:text-properties style:use-window-font-color="true" fo:font-style="normal" officeooo:rsid="016f0506" style:font-style-asian="normal" style:font-style-complex="normal"/>
    </style:style>
    <style:style style:name="T497" style:family="text">
      <style:text-properties style:use-window-font-color="true" fo:font-style="normal" officeooo:rsid="0176ee1b" style:font-style-asian="normal" style:font-style-complex="normal"/>
    </style:style>
    <style:style style:name="T498" style:family="text">
      <style:text-properties style:use-window-font-color="true" fo:font-style="normal" officeooo:rsid="017029bc" style:font-style-asian="normal" style:font-style-complex="normal"/>
    </style:style>
    <style:style style:name="T499" style:family="text">
      <style:text-properties style:use-window-font-color="true" fo:font-style="normal" officeooo:rsid="00a1d04f" style:font-style-asian="normal" style:font-style-complex="normal"/>
    </style:style>
    <style:style style:name="T500" style:family="text">
      <style:text-properties style:use-window-font-color="true" fo:font-style="normal" officeooo:rsid="0050b57f" style:font-style-asian="normal" style:font-style-complex="normal"/>
    </style:style>
    <style:style style:name="T501" style:family="text">
      <style:text-properties style:use-window-font-color="true" fo:font-style="normal" officeooo:rsid="01148430" style:font-style-asian="normal" style:font-style-complex="normal"/>
    </style:style>
    <style:style style:name="T502" style:family="text">
      <style:text-properties style:use-window-font-color="true" fo:font-style="normal" officeooo:rsid="009f187e" style:font-style-asian="normal" style:font-style-complex="normal"/>
    </style:style>
    <style:style style:name="T503" style:family="text">
      <style:text-properties style:use-window-font-color="true" fo:font-style="normal" officeooo:rsid="019eaf58" style:font-style-asian="normal" style:font-style-complex="normal"/>
    </style:style>
    <style:style style:name="T504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5" style:family="text">
      <style:text-properties style:use-window-font-color="true" officeooo:rsid="016f0506"/>
    </style:style>
    <style:style style:name="T506" style:family="text">
      <style:text-properties style:use-window-font-color="true" officeooo:rsid="009ff1c7"/>
    </style:style>
    <style:style style:name="T507" style:family="text">
      <style:text-properties style:use-window-font-color="true" fo:font-weight="normal" style:font-weight-asian="normal" style:font-weight-complex="normal"/>
    </style:style>
    <style:style style:name="T508" style:family="text">
      <style:text-properties style:use-window-font-color="true" fo:font-weight="normal" officeooo:rsid="007ca694" style:font-weight-asian="normal" style:font-weight-complex="normal"/>
    </style:style>
    <style:style style:name="T509" style:family="text">
      <style:text-properties style:use-window-font-color="true" fo:font-weight="normal" officeooo:rsid="01466326" style:font-weight-asian="normal" style:font-weight-complex="normal"/>
    </style:style>
    <style:style style:name="T510" style:family="text">
      <style:text-properties style:use-window-font-color="true" fo:font-weight="normal" officeooo:rsid="014d6fa3" style:font-weight-asian="normal" style:font-weight-complex="normal"/>
    </style:style>
    <style:style style:name="T511" style:family="text">
      <style:text-properties style:use-window-font-color="true" fo:font-weight="normal" officeooo:rsid="01536dcf" style:font-weight-asian="normal" style:font-weight-complex="normal"/>
    </style:style>
    <style:style style:name="T512" style:family="text">
      <style:text-properties style:use-window-font-color="true" fo:font-weight="normal" officeooo:rsid="01549026" style:font-weight-asian="normal" style:font-weight-complex="normal"/>
    </style:style>
    <style:style style:name="T513" style:family="text">
      <style:text-properties style:use-window-font-color="true" fo:font-weight="normal" officeooo:rsid="0159ad23" style:font-weight-asian="normal" style:font-weight-complex="normal"/>
    </style:style>
    <style:style style:name="T514" style:family="text">
      <style:text-properties style:use-window-font-color="true" fo:font-weight="normal" officeooo:rsid="015ee267" style:font-weight-asian="normal" style:font-weight-complex="normal"/>
    </style:style>
    <style:style style:name="T515" style:family="text">
      <style:text-properties style:use-window-font-color="true" fo:font-weight="normal" officeooo:rsid="0151b86d" style:font-weight-asian="normal" style:font-weight-complex="normal"/>
    </style:style>
    <style:style style:name="T516" style:family="text">
      <style:text-properties style:use-window-font-color="true" fo:font-weight="normal" officeooo:rsid="01b389de" style:font-weight-asian="normal" style:font-weight-complex="normal"/>
    </style:style>
    <style:style style:name="T517" style:family="text">
      <style:text-properties style:use-window-font-color="true" fo:font-weight="normal" officeooo:rsid="01b73f45" style:font-weight-asian="normal" style:font-weight-complex="normal"/>
    </style:style>
    <style:style style:name="T518" style:family="text">
      <style:text-properties style:use-window-font-color="true" fo:font-weight="normal" officeooo:rsid="01bb0dd2" style:font-weight-asian="normal" style:font-weight-complex="normal"/>
    </style:style>
    <style:style style:name="T519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0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1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2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3" style:family="text">
      <style:text-properties style:use-window-font-color="true" officeooo:rsid="01549026"/>
    </style:style>
    <style:style style:name="T524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5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26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27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29" style:family="text">
      <style:text-properties style:use-window-font-color="true" officeooo:rsid="01a5396b"/>
    </style:style>
    <style:style style:name="T530" style:family="text">
      <style:text-properties style:use-window-font-color="true" style:text-underline-style="none" fo:font-weight="normal" style:font-weight-asian="normal" style:font-weight-complex="normal"/>
    </style:style>
    <style:style style:name="T531" style:family="text">
      <style:text-properties style:text-underline-style="none"/>
    </style:style>
    <style:style style:name="T532" style:family="text">
      <style:text-properties style:text-underline-style="none" fo:font-weight="normal" style:font-weight-asian="normal" style:font-weight-complex="normal"/>
    </style:style>
    <style:style style:name="T533" style:family="text">
      <style:text-properties style:text-underline-style="none" fo:font-weight="normal" officeooo:rsid="0043121f" style:font-weight-asian="normal" style:font-weight-complex="normal"/>
    </style:style>
    <style:style style:name="T534" style:family="text">
      <style:text-properties style:text-underline-style="none" fo:font-weight="normal" officeooo:rsid="0044d7a4" style:font-weight-asian="normal" style:font-weight-complex="normal"/>
    </style:style>
    <style:style style:name="T535" style:family="text">
      <style:text-properties style:text-underline-style="none" fo:font-weight="normal" officeooo:rsid="00e7b674" style:font-weight-asian="normal" style:font-weight-complex="normal"/>
    </style:style>
    <style:style style:name="T536" style:family="text">
      <style:text-properties style:text-underline-style="none" fo:font-weight="normal" officeooo:rsid="002eb485" style:font-weight-asian="normal" style:font-weight-complex="normal"/>
    </style:style>
    <style:style style:name="T537" style:family="text">
      <style:text-properties style:text-underline-style="none" fo:font-weight="normal" officeooo:rsid="00d5826a" style:font-weight-asian="normal" style:font-weight-complex="normal"/>
    </style:style>
    <style:style style:name="T538" style:family="text">
      <style:text-properties style:text-underline-style="none" fo:font-weight="normal" officeooo:rsid="00476ae1" style:font-weight-asian="normal" style:font-weight-complex="normal"/>
    </style:style>
    <style:style style:name="T539" style:family="text">
      <style:text-properties style:text-underline-style="none" fo:font-weight="normal" officeooo:rsid="013282b3" style:font-weight-asian="normal" style:font-weight-complex="normal"/>
    </style:style>
    <style:style style:name="T540" style:family="text">
      <style:text-properties style:text-underline-style="none" fo:font-weight="normal" officeooo:rsid="004caf23" style:font-weight-asian="normal" style:font-weight-complex="normal"/>
    </style:style>
    <style:style style:name="T541" style:family="text">
      <style:text-properties style:text-underline-style="none" fo:font-weight="normal" officeooo:rsid="0128c6e8" style:font-weight-asian="normal" style:font-weight-complex="normal"/>
    </style:style>
    <style:style style:name="T542" style:family="text">
      <style:text-properties style:text-underline-style="none" fo:font-weight="bold" style:font-weight-asian="bold" style:font-weight-complex="bold"/>
    </style:style>
    <style:style style:name="T543" style:family="text">
      <style:text-properties style:text-underline-style="none" fo:font-weight="bold" officeooo:rsid="002eb485" style:font-weight-asian="bold" style:font-weight-complex="bold"/>
    </style:style>
    <style:style style:name="T544" style:family="text">
      <style:text-properties style:text-underline-style="none" fo:font-weight="bold" officeooo:rsid="00f74e17" style:font-weight-asian="bold" style:font-weight-complex="bold"/>
    </style:style>
    <style:style style:name="T545" style:family="text">
      <style:text-properties style:text-underline-style="none" officeooo:rsid="00bbbf73"/>
    </style:style>
    <style:style style:name="T546" style:family="text">
      <style:text-properties style:text-underline-style="none" officeooo:rsid="00d708a6"/>
    </style:style>
    <style:style style:name="T547" style:family="text">
      <style:text-properties style:text-underline-style="none" officeooo:rsid="00f74e17"/>
    </style:style>
    <style:style style:name="T548" style:family="text">
      <style:text-properties style:text-underline-style="none" officeooo:rsid="00378059"/>
    </style:style>
    <style:style style:name="T549" style:family="text">
      <style:text-properties style:text-underline-style="none" officeooo:rsid="0a1c7a91"/>
    </style:style>
    <style:style style:name="T550" style:family="text">
      <style:text-properties style:text-underline-style="none" officeooo:rsid="08ec3514"/>
    </style:style>
    <style:style style:name="T551" style:family="text">
      <style:text-properties officeooo:rsid="00722a19"/>
    </style:style>
    <style:style style:name="T552" style:family="text">
      <style:text-properties officeooo:rsid="00254a2e"/>
    </style:style>
    <style:style style:name="T553" style:family="text">
      <style:text-properties officeooo:rsid="008a06de"/>
    </style:style>
    <style:style style:name="T554" style:family="text">
      <style:text-properties officeooo:rsid="0099273a"/>
    </style:style>
    <style:style style:name="T555" style:family="text">
      <style:text-properties officeooo:rsid="01dac838"/>
    </style:style>
    <style:style style:name="T556" style:family="text">
      <style:text-properties officeooo:rsid="08e38a7d"/>
    </style:style>
    <style:style style:name="T557" style:family="text">
      <style:text-properties officeooo:rsid="00a75993"/>
    </style:style>
    <style:style style:name="T558" style:family="text">
      <style:text-properties officeooo:rsid="002ba0e7"/>
    </style:style>
    <style:style style:name="T559" style:family="text">
      <style:text-properties officeooo:rsid="00beb82f"/>
    </style:style>
    <style:style style:name="T560" style:family="text">
      <style:text-properties officeooo:rsid="00ba4170"/>
    </style:style>
    <style:style style:name="T561" style:family="text">
      <style:text-properties officeooo:rsid="00bbbf73"/>
    </style:style>
    <style:style style:name="T562" style:family="text">
      <style:text-properties officeooo:rsid="00bd3f9d"/>
    </style:style>
    <style:style style:name="T563" style:family="text">
      <style:text-properties officeooo:rsid="002f336e"/>
    </style:style>
    <style:style style:name="T564" style:family="text">
      <style:text-properties officeooo:rsid="0043008e"/>
    </style:style>
    <style:style style:name="T565" style:family="text">
      <style:text-properties officeooo:rsid="00f5260b"/>
    </style:style>
    <style:style style:name="T566" style:family="text">
      <style:text-properties officeooo:rsid="004a157b"/>
    </style:style>
    <style:style style:name="T567" style:family="text">
      <style:text-properties officeooo:rsid="013013d9"/>
    </style:style>
    <style:style style:name="T568" style:family="text">
      <style:text-properties officeooo:rsid="0137af9f"/>
    </style:style>
    <style:style style:name="T569" style:family="text">
      <style:text-properties officeooo:rsid="004acb3b"/>
    </style:style>
    <style:style style:name="T570" style:family="text">
      <style:text-properties officeooo:rsid="016860b9"/>
    </style:style>
    <style:style style:name="T571" style:family="text">
      <style:text-properties officeooo:rsid="0050b57f"/>
    </style:style>
    <style:style style:name="T572" style:family="text">
      <style:text-properties officeooo:rsid="0188ed42"/>
    </style:style>
    <style:style style:name="T573" style:family="text">
      <style:text-properties officeooo:rsid="0055a125"/>
    </style:style>
    <style:style style:name="T574" style:family="text">
      <style:text-properties officeooo:rsid="00572cb0"/>
    </style:style>
    <style:style style:name="T575" style:family="text">
      <style:text-properties officeooo:rsid="0176ee1b"/>
    </style:style>
    <style:style style:name="T576" style:family="text">
      <style:text-properties officeooo:rsid="005c5090"/>
    </style:style>
    <style:style style:name="T577" style:family="text">
      <style:text-properties officeooo:rsid="005f2637"/>
    </style:style>
    <style:style style:name="T578" style:family="text">
      <style:text-properties officeooo:rsid="005fb5cb"/>
    </style:style>
    <style:style style:name="T579" style:family="text">
      <style:text-properties officeooo:rsid="0063f681"/>
    </style:style>
    <style:style style:name="T580" style:family="text">
      <style:text-properties officeooo:rsid="00644350"/>
    </style:style>
    <style:style style:name="T581" style:family="text">
      <style:text-properties officeooo:rsid="006579dd"/>
    </style:style>
    <style:style style:name="T582" style:family="text">
      <style:text-properties officeooo:rsid="0066b31e"/>
    </style:style>
    <style:style style:name="T583" style:family="text">
      <style:text-properties officeooo:rsid="0066c57e"/>
    </style:style>
    <style:style style:name="T584" style:family="text">
      <style:text-properties officeooo:rsid="00684bfc"/>
    </style:style>
    <style:style style:name="T585" style:family="text">
      <style:text-properties officeooo:rsid="0069643a"/>
    </style:style>
    <style:style style:name="T586" style:family="text">
      <style:text-properties officeooo:rsid="00703df9"/>
    </style:style>
    <style:style style:name="T587" style:family="text">
      <style:text-properties officeooo:rsid="0072cdc4"/>
    </style:style>
    <style:style style:name="T588" style:family="text">
      <style:text-properties officeooo:rsid="00751d17"/>
    </style:style>
    <style:style style:name="T589" style:family="text">
      <style:text-properties officeooo:rsid="0076848f"/>
    </style:style>
    <style:style style:name="T590" style:family="text">
      <style:text-properties officeooo:rsid="0077a442"/>
    </style:style>
    <style:style style:name="T591" style:family="text">
      <style:text-properties officeooo:rsid="00793c0d"/>
    </style:style>
    <style:style style:name="T592" style:family="text">
      <style:text-properties officeooo:rsid="007b2101"/>
    </style:style>
    <style:style style:name="T593" style:family="text">
      <style:text-properties officeooo:rsid="007ca694"/>
    </style:style>
    <style:style style:name="T594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5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96" style:family="text">
      <style:text-properties fo:font-size="14pt" fo:font-weight="bold" style:font-size-asian="14pt" style:font-weight-asian="bold" style:font-size-complex="14pt" style:font-weight-complex="bold"/>
    </style:style>
    <style:style style:name="T597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98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99" style:family="text">
      <style:text-properties fo:font-size="14pt" fo:font-style="normal" style:font-size-asian="14pt" style:font-style-asian="normal" style:font-size-complex="14pt" style:font-style-complex="normal"/>
    </style:style>
    <style:style style:name="T600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2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3" style:family="text">
      <style:text-properties fo:font-size="14pt" fo:font-style="italic" style:font-size-asian="14pt" style:font-style-asian="italic" style:font-size-complex="14pt" style:font-style-complex="italic"/>
    </style:style>
    <style:style style:name="T604" style:family="text">
      <style:text-properties officeooo:rsid="007d92ff"/>
    </style:style>
    <style:style style:name="T605" style:family="text">
      <style:text-properties officeooo:rsid="007fd79d"/>
    </style:style>
    <style:style style:name="T606" style:family="text">
      <style:text-properties officeooo:rsid="00819260"/>
    </style:style>
    <style:style style:name="T607" style:family="text">
      <style:text-properties officeooo:rsid="0082c116"/>
    </style:style>
    <style:style style:name="T608" style:family="text">
      <style:text-properties officeooo:rsid="008478a0"/>
    </style:style>
    <style:style style:name="T609" style:family="text">
      <style:text-properties officeooo:rsid="00941a11"/>
    </style:style>
    <style:style style:name="T610" style:family="text">
      <style:text-properties officeooo:rsid="009d5b59"/>
    </style:style>
    <style:style style:name="T611" style:family="text">
      <style:text-properties officeooo:rsid="00a1d04f"/>
    </style:style>
    <style:style style:name="T612" style:family="text">
      <style:text-properties fo:color="#ff8c00"/>
    </style:style>
    <style:style style:name="T613" style:family="text">
      <style:text-properties fo:color="#ff8c00" fo:font-style="italic" style:font-style-asian="italic" style:font-style-complex="italic"/>
    </style:style>
    <style:style style:name="T614" style:family="text">
      <style:text-properties officeooo:rsid="00a1e031"/>
    </style:style>
    <style:style style:name="T615" style:family="text">
      <style:text-properties officeooo:rsid="00a35d76"/>
    </style:style>
    <style:style style:name="T616" style:family="text">
      <style:text-properties officeooo:rsid="00a69dce"/>
    </style:style>
    <style:style style:name="T617" style:family="text">
      <style:text-properties officeooo:rsid="00a6f347"/>
    </style:style>
    <style:style style:name="T618" style:family="text">
      <style:text-properties officeooo:rsid="00a8ca1b"/>
    </style:style>
    <style:style style:name="T619" style:family="text">
      <style:text-properties officeooo:rsid="00acfb9d"/>
    </style:style>
    <style:style style:name="T620" style:family="text">
      <style:text-properties officeooo:rsid="00ad6801"/>
    </style:style>
    <style:style style:name="T621" style:family="text">
      <style:text-properties officeooo:rsid="00b41267"/>
    </style:style>
    <style:style style:name="T622" style:family="text">
      <style:text-properties officeooo:rsid="00ba819c"/>
    </style:style>
    <style:style style:name="T623" style:family="text">
      <style:text-properties officeooo:rsid="00bbf4cd"/>
    </style:style>
    <style:style style:name="T624" style:family="text">
      <style:text-properties officeooo:rsid="00bdd473"/>
    </style:style>
    <style:style style:name="T625" style:family="text">
      <style:text-properties officeooo:rsid="00c12d1c"/>
    </style:style>
    <style:style style:name="T626" style:family="text">
      <style:text-properties officeooo:rsid="00c2c999"/>
    </style:style>
    <style:style style:name="T627" style:family="text">
      <style:text-properties officeooo:rsid="00c50878"/>
    </style:style>
    <style:style style:name="T628" style:family="text">
      <style:text-properties officeooo:rsid="00c88326"/>
    </style:style>
    <style:style style:name="T629" style:family="text">
      <style:text-properties officeooo:rsid="00cbb52c"/>
    </style:style>
    <style:style style:name="T630" style:family="text">
      <style:text-properties officeooo:rsid="00d04e1a"/>
    </style:style>
    <style:style style:name="T631" style:family="text">
      <style:text-properties officeooo:rsid="00d23a32"/>
    </style:style>
    <style:style style:name="T632" style:family="text">
      <style:text-properties officeooo:rsid="00d3f114"/>
    </style:style>
    <style:style style:name="T633" style:family="text">
      <style:text-properties officeooo:rsid="00d833d3"/>
    </style:style>
    <style:style style:name="T634" style:family="text">
      <style:text-properties officeooo:rsid="00d873e2"/>
    </style:style>
    <style:style style:name="T635" style:family="text">
      <style:text-properties officeooo:rsid="00eb49f4"/>
    </style:style>
    <style:style style:name="T636" style:family="text">
      <style:text-properties officeooo:rsid="00fb5f7f"/>
    </style:style>
    <style:style style:name="T637" style:family="text">
      <style:text-properties officeooo:rsid="00fc67ff"/>
    </style:style>
    <style:style style:name="T638" style:family="text">
      <style:text-properties officeooo:rsid="00fdd3aa"/>
    </style:style>
    <style:style style:name="T639" style:family="text">
      <style:text-properties officeooo:rsid="00ffe4b9"/>
    </style:style>
    <style:style style:name="T640" style:family="text">
      <style:text-properties officeooo:rsid="010639c7"/>
    </style:style>
    <style:style style:name="T641" style:family="text">
      <style:text-properties officeooo:rsid="010ab710"/>
    </style:style>
    <style:style style:name="T642" style:family="text">
      <style:text-properties officeooo:rsid="010ff277"/>
    </style:style>
    <style:style style:name="T643" style:family="text">
      <style:text-properties officeooo:rsid="0111d037"/>
    </style:style>
    <style:style style:name="T644" style:family="text">
      <style:text-properties officeooo:rsid="011511c0"/>
    </style:style>
    <style:style style:name="T645" style:family="text">
      <style:text-properties officeooo:rsid="01185712"/>
    </style:style>
    <style:style style:name="T646" style:family="text">
      <style:text-properties officeooo:rsid="01190d75"/>
    </style:style>
    <style:style style:name="T647" style:family="text">
      <style:text-properties officeooo:rsid="01206a6e"/>
    </style:style>
    <style:style style:name="T648" style:family="text">
      <style:text-properties officeooo:rsid="0128c6e8"/>
    </style:style>
    <style:style style:name="T649" style:family="text">
      <style:text-properties officeooo:rsid="00201bd5"/>
    </style:style>
    <style:style style:name="T650" style:family="text">
      <style:text-properties officeooo:rsid="012b24b3"/>
    </style:style>
    <style:style style:name="T651" style:family="text">
      <style:text-properties officeooo:rsid="012e9465"/>
    </style:style>
    <style:style style:name="T652" style:family="text">
      <style:text-properties officeooo:rsid="01305c41"/>
    </style:style>
    <style:style style:name="T653" style:family="text">
      <style:text-properties officeooo:rsid="0140be6f"/>
    </style:style>
    <style:style style:name="T654" style:family="text">
      <style:text-properties officeooo:rsid="0149fc19"/>
    </style:style>
    <style:style style:name="T655" style:family="text">
      <style:text-properties officeooo:rsid="014be95f"/>
    </style:style>
    <style:style style:name="T656" style:family="text">
      <style:text-properties officeooo:rsid="010185dc"/>
    </style:style>
    <style:style style:name="T657" style:family="text">
      <style:text-properties officeooo:rsid="0437fd59"/>
    </style:style>
    <style:style style:name="T658" style:family="text">
      <style:text-properties officeooo:rsid="03ee7eb1"/>
    </style:style>
    <style:style style:name="T659" style:family="text">
      <style:text-properties officeooo:rsid="03f7049e"/>
    </style:style>
    <style:style style:name="T660" style:family="text">
      <style:text-properties officeooo:rsid="0735889c"/>
    </style:style>
    <style:style style:name="T661" style:family="text">
      <style:text-properties officeooo:rsid="0739531b"/>
    </style:style>
    <style:style style:name="T662" style:family="text">
      <style:text-properties officeooo:rsid="0166b397"/>
    </style:style>
    <style:style style:name="T663" style:family="text">
      <style:text-properties officeooo:rsid="066f3d61"/>
    </style:style>
    <style:style style:name="T664" style:family="text">
      <style:text-properties officeooo:rsid="067106c6"/>
    </style:style>
    <style:style style:name="T665" style:family="text">
      <style:text-properties officeooo:rsid="08cb2076"/>
    </style:style>
    <style:style style:name="T666" style:family="text">
      <style:text-properties officeooo:rsid="066eeab0"/>
    </style:style>
    <style:style style:name="T667" style:family="text">
      <style:text-properties officeooo:rsid="018bcdc5"/>
    </style:style>
    <style:style style:name="T668" style:family="text">
      <style:text-properties officeooo:rsid="0194da6f"/>
    </style:style>
    <style:style style:name="T669" style:family="text">
      <style:text-properties officeooo:rsid="019eaf58"/>
    </style:style>
    <style:style style:name="T670" style:family="text">
      <style:text-properties officeooo:rsid="01a04199"/>
    </style:style>
    <style:style style:name="T671" style:family="text">
      <style:text-properties officeooo:rsid="01a19cb6"/>
    </style:style>
    <style:style style:name="T672" style:family="text">
      <style:text-properties officeooo:rsid="01a21e06"/>
    </style:style>
    <style:style style:name="T673" style:family="text">
      <style:text-properties officeooo:rsid="01aed7c1"/>
    </style:style>
    <style:style style:name="T674" style:family="text">
      <style:text-properties officeooo:rsid="01be9082"/>
    </style:style>
    <style:style style:name="T675" style:family="text">
      <style:text-properties officeooo:rsid="01c115fd"/>
    </style:style>
    <style:style style:name="T676" style:family="text">
      <style:text-properties officeooo:rsid="01c2a24c"/>
    </style:style>
    <style:style style:name="T677" style:family="text">
      <style:text-properties officeooo:rsid="01c643a5"/>
    </style:style>
    <style:style style:name="T678" style:family="text">
      <style:text-properties officeooo:rsid="01c945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4">совершенное</text:span> автор<text:span text:style-name="T184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6"><text:span text:style-name="T1">Помимо </text:span><text:span text:style-name="T140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68">одним или несколькими </text:span><text:span text:style-name="T1">существительным</text:span><text:span text:style-name="T368">и</text:span><text:span text:style-name="T1">, перед которым</text:span><text:span text:style-name="T369">и</text:span><text:span text:style-name="T1"> обычно идет предлог или </text:span><text:span text:style-name="T368">инфинитив</text:span><text:span text:style-name="T1">.</text:span></text:p>
      <text:p text:style-name="P1"/>
      <text:p text:style-name="P415"><text:span text:style-name="T1">Обстоятельство описывает место, время, </text:span><text:span text:style-name="T368">или </text:span><text:span text:style-name="T1">способ действия. Оно выражено словом или группой слов, отвечающих на вопросы: «</text:span><text:span text:style-name="T188">где?»</text:span><text:span text:style-name="T256">,</text:span><text:span text:style-name="T188"> «</text:span><text:span text:style-name="T254">когда?», «</text:span><text:span text:style-name="T190">к</text:span><text:span text:style-name="T254">ак?» </text:span><text:span text:style-name="T255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6"><text:span text:style-name="T191">В а</text:span><text:span text:style-name="T186">нглийско</text:span><text:span text:style-name="T191">м</text:span><text:span text:style-name="T186"> предложени</text:span><text:span text:style-name="T191">и важно</text:span><text:span text:style-name="T186"> </text:span><text:span text:style-name="T193">соблюдать</text:span><text:span text:style-name="T186"> </text:span><text:span text:style-name="T191">правильн</text:span><text:span text:style-name="T193">ый</text:span><text:span text:style-name="T191"> </text:span><text:span text:style-name="T186">поряд</text:span><text:span text:style-name="T193">о</text:span><text:span text:style-name="T186">к слов.</text:span></text:p>
      <text:p text:style-name="P16">Сначала <text:span text:style-name="T573">идет</text:span> <text:span text:style-name="T141">подлежащее</text:span>, затем <text:span text:style-name="T150">сказуемое</text:span>, после <text:span text:style-name="T163">дополнение</text:span> и/или <text:span text:style-name="T171">обстоятельство</text:span>.</text:p>
      <text:p text:style-name="P19"/>
      <text:p text:style-name="P247"><text:span text:style-name="T142">We</text:span><text:span text:style-name="T3"> </text:span><text:span text:style-name="T151">do</text:span><text:span text:style-name="T3"> </text:span><text:span text:style-name="T164">the</text:span><text:span text:style-name="T165"> </text:span><text:span text:style-name="T166">job</text:span><text:span text:style-name="T3"> </text:span><text:span text:style-name="T173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9"/>
      <text:p text:style-name="P417"><text:span text:style-name="T188">С</text:span><text:span text:style-name="T187">казуемое часто разделяется</text:span><text:span text:style-name="T188"> на</text:span><text:span text:style-name="T187"> </text:span><text:span text:style-name="T179">вспомогательный </text:span><text:span text:style-name="T187">и </text:span><text:span text:style-name="T152">смысловой</text:span><text:span text:style-name="T4"> </text:span>глаголы<text:span text:style-name="T187">. </text:span><text:span text:style-name="T192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5"><text:span text:style-name="T142">They</text:span><text:span text:style-name="T3"> </text:span><text:span text:style-name="T181">have </text:span><text:span text:style-name="T178">not</text:span><text:span text:style-name="T151"> finish</text:span><text:span text:style-name="T154">ed</text:span><text:span text:style-name="T3"> </text:span><text:span text:style-name="T165">their work</text:span><text:span text:style-name="T3"> </text:span><text:span text:style-name="T172">in time</text:span><text:span text:style-name="T3"> — </text:span><text:span text:style-name="T5">Они не закончили работу вовремя.</text:span></text:p>
      <text:p text:style-name="P250"><text:span text:style-name="T144">I</text:span><text:span text:style-name="T184"> </text:span><text:span text:style-name="T182">will</text:span><text:span text:style-name="T156"> give</text:span><text:span text:style-name="T184"> </text:span><text:span text:style-name="T168">you money</text:span><text:span text:style-name="T184"> — Я дам тебе деньги </text:span><text:span text:style-name="T370">(два дополнения)</text:span><text:span text:style-name="T184">.</text:span></text:p>
      <text:p text:style-name="P21"/>
      <text:p text:style-name="P415"><text:span text:style-name="T188">В вопросительных предложениях порядок слов другой. Сначала идет вспомогательный глагол, затем подлежащее, </text:span><text:span text:style-name="T189">а после — смысловой глагол, дополнение и/</text:span><text:span text:style-name="T190">или</text:span><text:span text:style-name="T189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6"><text:span text:style-name="T180">Do</text:span><text:span text:style-name="T6"> </text:span><text:span text:style-name="T143">you</text:span><text:span text:style-name="T6"> </text:span><text:span text:style-name="T153">want</text:span><text:span text:style-name="T371"> </text:span><text:span text:style-name="T2">to live</text:span><text:span text:style-name="T371"> </text:span><text:span text:style-name="T174">in Spain</text:span><text:span text:style-name="T6">? — Ты хочешь жить в Испании?</text:span></text:p>
      <text:p text:style-name="P251"><text:span text:style-name="T373">What</text:span><text:span text:style-name="T370"> </text:span><text:span text:style-name="T183">are</text:span><text:span text:style-name="T370"> </text:span><text:span text:style-name="T145">you</text:span><text:span text:style-name="T370"> </text:span><text:span text:style-name="T157">doing</text:span><text:span text:style-name="T370"> </text:span><text:span text:style-name="T175">here</text:span><text:span text:style-name="T370">? </text:span><text:span text:style-name="T374">—</text:span><text:span text:style-name="T370"> Что ты здесь делаешь?</text:span></text:p>
      <text:p text:style-name="P251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7">Tom walks to work <text:span text:style-name="T171">every morning</text:span> / <text:span text:style-name="T171">Every morning</text:span> Tom walks to work —</text:p>
      <text:p text:style-name="P327">Том ходит на работу каждое утро.</text:p>
      <text:p text:style-name="P327"/>
      <text:p text:style-name="P106">Глаголы, требующие 2х дополнений: <text:span text:style-name="T2">give, lend, pass, send, show.</text:span></text:p>
      <text:p text:style-name="P116"/>
      <text:p text:style-name="P621"><text:span text:style-name="T252">Сами д</text:span><text:span text:style-name="T244">ополнения могут указываться </text:span><text:span text:style-name="T245">2мя</text:span><text:span text:style-name="T244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20"><text:span text:style-name="T185"><text:s text:c="2"/></text:span><text:span text:style-name="T2"><text:s text:c="2"/>I lent </text:span><text:span text:style-name="T164">Mike</text:span><text:span text:style-name="T2"> some </text:span><text:span text:style-name="T164">money</text:span><text:span text:style-name="T2"> — Я одолжил Майку деньги.</text:span></text:p>
      <text:p text:style-name="P327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64">lent</text:span><text:span text:style-name="T2"> some money </text:span><text:span text:style-name="T613">to</text:span><text:span text:style-name="T2"> </text:span><text:span text:style-name="T164">Mike</text:span><text:span text:style-name="T2"> — Я одолжил деньги Майку.</text:span></text:p>
      <text:p text:style-name="P11"><text:soft-page-break/>Английские времена</text:p>
      <text:p text:style-name="P421"/>
      <text:p text:style-name="P422">В английском языке 12 времен. Они разбиты на 4 группы: <text:span text:style-name="T2">Simple, Continuous, Perfect </text:span><text:span text:style-name="T185">и</text:span><text:span text:style-name="T2"> Perfect Continuous</text:span>. Каждая<text:span text:style-name="T606"> </text:span>групп<text:span text:style-name="T606">а</text:span> включает в себя 3 времени: <text:span text:style-name="T2">Present, Past, Future</text:span>.</text:p>
      <text:p text:style-name="P421"/>
      <text:p text:style-name="P407">Present Simple</text:p>
      <text:p text:style-name="P423"/>
      <text:p text:style-name="P424">Используется чтобы сообщить: </text:p>
      <text:list xml:id="list328488433" text:style-name="L1">
        <text:list-item>
          <text:p text:style-name="P725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26"><text:span text:style-name="T375">регулярны</text:span><text:span text:style-name="T566">е</text:span><text:span text:style-name="T375"> события настоящего;</text:span></text:p>
        </text:list-item>
      </text:list>
      <text:p text:style-name="P547"/>
      <text:p text:style-name="P458"><text:span text:style-name="T377">I </text:span><text:span text:style-name="T124">live</text:span><text:span text:style-name="T377"> in New York — Я </text:span><text:span text:style-name="T378">живу</text:span><text:span text:style-name="T377"> в Нью Йорке.</text:span></text:p>
      <text:p text:style-name="P425"/>
      <text:p text:style-name="P545">В утверждениях, когда подлежащее в третьем лице, единственном числе <text:span text:style-name="T2">(he, she, it), </text:span></text:p>
      <text:p text:style-name="P449"><text:span text:style-name="T376">к сказуемому добавляется окончание </text:span><text:span text:style-name="T8">-s</text:span><text:span text:style-name="T376"> (</text:span><text:span text:style-name="T8">-es</text:span><text:span text:style-name="T376"> если заканчивается на гласную или шипящий). </text:span></text:p>
      <text:p text:style-name="P546"/>
      <text:p text:style-name="P450"><text:span text:style-name="T377">Peter </text:span><text:span text:style-name="T124">works</text:span><text:span text:style-name="T377"> in New York — Питер </text:span><text:span text:style-name="T378">работает</text:span><text:span text:style-name="T377"> в Нью Йорке;</text:span></text:p>
      <text:p text:style-name="P423"/>
      <text:p text:style-name="P433"><text:span text:style-name="T648">Слова-маячки</text:span><text:span text:style-name="T649"> (перед сказуемым):</text:span></text:p>
      <text:list xml:id="list3481182830" text:style-name="L2">
        <text:list-item>
          <text:p text:style-name="P727">always - <text:span text:style-name="T402">всегда</text:span>;</text:p>
        </text:list-item>
        <text:list-item>
          <text:p text:style-name="P727">usually - <text:span text:style-name="T402">обычно</text:span>;</text:p>
        </text:list-item>
        <text:list-item>
          <text:p text:style-name="P727">often - <text:span text:style-name="T402">часто</text:span>;</text:p>
        </text:list-item>
        <text:list-item>
          <text:p text:style-name="P727">sometimes - <text:span text:style-name="T402">иногда</text:span>;</text:p>
        </text:list-item>
        <text:list-item>
          <text:p text:style-name="P727">never — <text:span text:style-name="T402">никогда;</text:span></text:p>
        </text:list-item>
      </text:list>
      <text:p text:style-name="P252"/>
      <text:p text:style-name="P253">I <text:span text:style-name="T379">always</text:span> wash my hands before eating — Я <text:span text:style-name="T379">всегда</text:span> мою руки перед едой.</text:p>
      <text:p text:style-name="Standard"/>
      <text:p text:style-name="P535"><text:span text:style-name="T574">Отрицание образуется с помощью частицы </text:span><text:span text:style-name="T13">not</text:span><text:span text:style-name="T574">, </text:span>которая идет в паре со вспомогательным глаголом <text:span text:style-name="T2">do</text:span>. <text:span text:style-name="T534">Если подлежащее </text:span><text:span text:style-name="T94">he/she/it</text:span><text:span text:style-name="T534">, то </text:span><text:span text:style-name="T104">do</text:span><text:span text:style-name="T538"> меняется на</text:span><text:span text:style-name="T534"> </text:span><text:span text:style-name="T94">does</text:span><text:span text:style-name="T534">.</text:span></text:p>
      <text:p text:style-name="P451"/>
      <text:p text:style-name="P343">People <text:span text:style-name="T436">do </text:span><text:span text:style-name="T437">not</text:span><text:span text:style-name="T435"> live</text:span> in space — Люди <text:span text:style-name="T379">не</text:span> живут в космосе.</text:p>
      <text:p text:style-name="P343">Water <text:span text:style-name="T436">does </text:span><text:span text:style-name="T437">not</text:span><text:span text:style-name="T435"> boil</text:span> at 50 degrees Celsius — Вода <text:span text:style-name="T379">не</text:span> кипит при 50 грудусах.</text:p>
      <text:p text:style-name="P343"/>
      <text:p text:style-name="P438"><text:span text:style-name="T306">Практически всегда </text:span><text:span text:style-name="T94">do not</text:span><text:span text:style-name="T306"> использу</text:span><text:span text:style-name="T307">е</text:span><text:span text:style-name="T306">тся в сокращении: </text:span></text:p>
      <text:p text:style-name="P126"/>
      <text:p text:style-name="P344">We <text:span text:style-name="T379">don`t</text:span> drink whisky — Мы <text:span text:style-name="T379">не</text:span> пьем виски. </text:p>
      <text:p text:style-name="P342">He <text:span text:style-name="T379">doesn`t</text:span> drink tea — Он <text:span text:style-name="T379">не</text:span> пьет чай.</text:p>
      <text:p text:style-name="P257"/>
      <text:p text:style-name="P534"><text:span text:style-name="T573">В вопросах вспомогательный глагол </text:span><text:span text:style-name="T12">do</text:span><text:span text:style-name="T308"> ставится перед подлежащим:</text:span></text:p>
      <text:p text:style-name="P128"/>
      <text:p text:style-name="P460"><text:span text:style-name="T542">Do</text:span><text:span text:style-name="T532"> you like action movies? </text:span><text:span text:style-name="T533">— </text:span><text:span text:style-name="T532">Тебе нравятся экшен фильмы? </text:span></text:p>
      <text:p text:style-name="P452"><text:span text:style-name="T444">What books </text:span><text:span text:style-name="T447">do</text:span><text:span text:style-name="T448">es</text:span><text:span text:style-name="T444"> </text:span><text:span text:style-name="T445">he</text:span><text:span text:style-name="T444"> read? </text:span><text:span text:style-name="T446">—</text:span><text:span text:style-name="T444"> Какие книги </text:span><text:span text:style-name="T445">он</text:span><text:span text:style-name="T444"> </text:span><text:span text:style-name="T445">читает</text:span><text:span text:style-name="T444">?</text:span></text:p>
      <text:p text:style-name="P128"/>
      <text:p text:style-name="P363">Present Continuous</text:p>
      <text:p text:style-name="P129"/>
      <text:p text:style-name="P453"><text:span text:style-name="T309">Используется, чтобы </text:span><text:span text:style-name="T326">сообщить</text:span><text:span text:style-name="T309"> о </text:span><text:span text:style-name="T319">действии</text:span><text:span text:style-name="T309">, </text:span><text:span text:style-name="T320">которое происходит</text:span><text:span text:style-name="T309"> </text:span><text:span text:style-name="T362">сейчас</text:span><text:span text:style-name="T309"> и еще не законч</text:span><text:span text:style-name="T326">ено</text:span><text:span text:style-name="T309">.</text:span></text:p>
      <text:p text:style-name="P130">Состоит из связки вспомогательного глагола <text:span text:style-name="T2">be</text:span> и смыслового <text:span text:style-name="T569">глагола </text:span>с окончанием <text:span text:style-name="T2">-ing</text:span>:</text:p>
      <text:p text:style-name="P466"/>
      <text:p text:style-name="P466">She <text:span text:style-name="T379">is driving</text:span> to work. <text:span text:style-name="T551">—</text:span> Она <text:span text:style-name="T379">едет</text:span> на работу.</text:p>
      <text:p text:style-name="P467">I <text:span text:style-name="T384">a</text:span><text:span text:style-name="T379">m not listening</text:span> to you. <text:span text:style-name="T553">—</text:span> Я <text:span text:style-name="T379">не слушаю</text:span> тебя.</text:p>
      <text:p text:style-name="P468">Where <text:span text:style-name="T379">is </text:span>he <text:span text:style-name="T379">going</text:span>? <text:span text:style-name="T553">—</text:span> Куда он <text:span text:style-name="T379">идет</text:span>?</text:p>
      <text:p text:style-name="P127"/>
      <text:p text:style-name="P147"><text:soft-page-break/><text:span text:style-name="T648">Слова-маячки</text:span> <text:span text:style-name="T558">(в разных местах)</text:span>:</text:p>
      <text:list xml:id="list4170927036" text:style-name="L3">
        <text:list-item>
          <text:p text:style-name="P766">look — смотри;</text:p>
        </text:list-item>
        <text:list-item>
          <text:p text:style-name="P766">now — сейчас (<text:span text:style-name="T552">обычно </text:span>в конце);</text:p>
        </text:list-item>
        <text:list-item>
          <text:p text:style-name="P766">at the moment — в этот момент (<text:span text:style-name="T552">обычно </text:span>в конце).</text:p>
        </text:list-item>
      </text:list>
      <text:p text:style-name="P346"/>
      <text:p text:style-name="P345">I am working right <text:span text:style-name="T379">now</text:span>. — Прямо сейчас я работаю.</text:p>
      <text:p text:style-name="P345"><text:span text:style-name="T379">Look</text:span> out of the window! It`s raining. — Посмотри в окно. Идет дождь.</text:p>
      <text:p text:style-name="P158"/>
      <text:p text:style-name="P157"><text:span text:style-name="T554">Глаголы, которые не использ</text:span><text:span text:style-name="T555">уются</text:span><text:span text:style-name="T554"> в </text:span><text:span text:style-name="T29">Continuous</text:span></text:p>
      <text:p text:style-name="P157"/>
      <text:p text:style-name="P144">Как правило это глаголы, описывающие чувства или мысли.</text:p>
      <text:p text:style-name="P531"><text:span text:style-name="T330">Но если они </text:span><text:span text:style-name="T331">идут</text:span><text:span text:style-name="T330"> </text:span><text:span text:style-name="T331">внутри</text:span><text:span text:style-name="T330"> </text:span><text:span text:style-name="T331">какой-</text:span><text:span text:style-name="T332">то</text:span><text:span text:style-name="T331"> </text:span><text:span text:style-name="T330">устойчивой связки, то могут быть и с </text:span><text:span text:style-name="T105">-ing</text:span><text:span text:style-name="T330">.</text:span></text:p>
      <text:p text:style-name="P348"/>
      <text:p text:style-name="P132">Глаголы восприятия:</text:p>
      <text:list xml:id="list1078676438" text:style-name="L4">
        <text:list-item>
          <text:p text:style-name="P767">see — видеть;</text:p>
        </text:list-item>
        <text:list-item>
          <text:p text:style-name="P767">hear — слышать;</text:p>
        </text:list-item>
        <text:list-item>
          <text:p text:style-name="P767">feel — чувствовать <text:span text:style-name="T556">себя</text:span>;</text:p>
        </text:list-item>
        <text:list-item>
          <text:p text:style-name="P767">taste — чувствовать вкус (пробовать);</text:p>
        </text:list-item>
        <text:list-item>
          <text:p text:style-name="P767">smell — чувствовать запах (нюхать);</text:p>
        </text:list-item>
      </text:list>
      <text:p text:style-name="P133"/>
      <text:p text:style-name="P132">Глаголы для выражения мнения:</text:p>
      <text:list xml:id="list1260008152" text:style-name="L5">
        <text:list-item>
          <text:p text:style-name="P768">belive — верить;</text:p>
        </text:list-item>
        <text:list-item>
          <text:p text:style-name="P768">doubt — сомневаться;</text:p>
        </text:list-item>
        <text:list-item>
          <text:p text:style-name="P768">think — думать;</text:p>
        </text:list-item>
      </text:list>
      <text:p text:style-name="P131"/>
      <text:p text:style-name="P132">Глаголы, показывающие состояние мыслей:</text:p>
      <text:list xml:id="list2358612874" text:style-name="L6">
        <text:list-item>
          <text:p text:style-name="P769">forget — забывать;</text:p>
        </text:list-item>
        <text:list-item>
          <text:p text:style-name="P769">imagine — представлять;</text:p>
        </text:list-item>
        <text:list-item>
          <text:p text:style-name="P769">know — знать;</text:p>
        </text:list-item>
        <text:list-item>
          <text:p text:style-name="P769">understand — понимать;</text:p>
        </text:list-item>
      </text:list>
      <text:p text:style-name="P133"/>
      <text:p text:style-name="P134">Глаголы, указывающие на эмоции и желания:</text:p>
      <text:list xml:id="list3129290732" text:style-name="L7">
        <text:list-item>
          <text:p text:style-name="P770">love — любить;</text:p>
        </text:list-item>
        <text:list-item>
          <text:p text:style-name="P770">like — нравиться;</text:p>
        </text:list-item>
        <text:list-item>
          <text:p text:style-name="P770">hate — ненавидеть;</text:p>
        </text:list-item>
        <text:list-item>
          <text:p text:style-name="P770">hope — надеяться;</text:p>
        </text:list-item>
        <text:list-item>
          <text:p text:style-name="P770">want — хотеть;</text:p>
        </text:list-item>
        <text:list-item>
          <text:p text:style-name="P770">wish — желать;</text:p>
        </text:list-item>
      </text:list>
      <text:p text:style-name="P134"/>
      <text:p text:style-name="P134">Другие глаголы:</text:p>
      <text:list xml:id="list3070229355" text:style-name="L8">
        <text:list-item>
          <text:p text:style-name="P771">look — выглядеть;</text:p>
        </text:list-item>
        <text:list-item>
          <text:p text:style-name="P771">have — иметь;</text:p>
        </text:list-item>
      </text:list>
      <text:p text:style-name="P135"/>
      <text:p text:style-name="P349">I <text:span text:style-name="T379">think</text:span> Amy is a strange girl. - Я <text:span text:style-name="T379">думаю</text:span>, Эмми странная девушка.</text:p>
      <text:p text:style-name="P349">You <text:span text:style-name="T379">look</text:span> great! - Ты <text:span text:style-name="T379">выглядишь</text:span> отлично!</text:p>
      <text:p text:style-name="P347"/>
      <text:p text:style-name="P364">Present Perfect</text:p>
      <text:p text:style-name="P146"/>
      <text:p text:style-name="P528"><text:span text:style-name="T310">И</text:span><text:span text:style-name="T322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7"><text:soft-page-break/>Состоит из связки вспомогательного глагола have и смыслового глагола в 3й форме.</text:p>
      <text:p text:style-name="P455"><text:span text:style-name="T355">В </text:span><text:span text:style-name="T352">отрицаниях почти всегда используется сокращенная форма глагола </text:span><text:span text:style-name="T117">haven`t</text:span><text:span text:style-name="T352">.</text:span></text:p>
      <text:p text:style-name="P139"><text:span text:style-name="T559">Сокращени</text:span><text:span text:style-name="T575">е</text:span><text:span text:style-name="T559"> </text:span><text:span text:style-name="T14">`ve not</text:span><text:span text:style-name="T559"> не используется.</text:span></text:p>
      <text:p text:style-name="P138"/>
      <text:p text:style-name="P454"><text:span text:style-name="T100">You </text:span><text:span text:style-name="T121">have</text:span><text:span text:style-name="T100"> </text:span><text:span text:style-name="T121">broken</text:span><text:span text:style-name="T100"> the vase. </text:span><text:span text:style-name="T101">— </text:span><text:span text:style-name="T100">Ты </text:span><text:span text:style-name="T121">разбил</text:span><text:span text:style-name="T100"> вазу (результат, кот. </text:span><text:span text:style-name="T102">важен сейчас</text:span><text:span text:style-name="T100">).</text:span></text:p>
      <text:p text:style-name="P680"><text:span text:style-name="T404">I </text:span><text:span text:style-name="T387">haven</text:span><text:span text:style-name="T381">`</text:span><text:span text:style-name="T387">t</text:span><text:span text:style-name="T404"> </text:span><text:span text:style-name="T387">expected</text:span><text:span text:style-name="T404"> that. </text:span><text:span text:style-name="T406">—</text:span><text:span text:style-name="T404"> Я этого </text:span><text:span text:style-name="T387">не</text:span><text:span text:style-name="T404"> </text:span><text:span text:style-name="T387">ожидал</text:span><text:span text:style-name="T404">.</text:span></text:p>
      <text:p text:style-name="P680"><text:span text:style-name="T385">Ha</text:span><text:span text:style-name="T386">s</text:span><text:span text:style-name="T408"> </text:span><text:span text:style-name="T409">he</text:span><text:span text:style-name="T408"> </text:span><text:span text:style-name="T385">been</text:span><text:span text:style-name="T408"> to Rome? </text:span><text:span text:style-name="T406">—</text:span><text:span text:style-name="T408"> </text:span><text:span text:style-name="T409">Он</text:span><text:span text:style-name="T408"> </text:span><text:span text:style-name="T385">бывал</text:span><text:span text:style-name="T408"> в Риме?</text:span></text:p>
      <text:p text:style-name="P353"/>
      <text:p text:style-name="P569"><text:span text:style-name="T310">Также использу</text:span><text:span text:style-name="T317">ется</text:span><text:span text:style-name="T310">, </text:span><text:span text:style-name="T311">если</text:span><text:span text:style-name="T310"> что-то произошло впервые.</text:span></text:p>
      <text:p text:style-name="P350"><text:span text:style-name="T557">It`s the fitst time I </text:span><text:span text:style-name="T380">have</text:span><text:span text:style-name="T557"> </text:span><text:span text:style-name="T380">driven</text:span><text:span text:style-name="T557"> a car — Это впервые, когда я </text:span><text:span text:style-name="T380">веду</text:span><text:span text:style-name="T557"> машину.</text:span></text:p>
      <text:p text:style-name="P350"/>
      <text:p text:style-name="P140">Как образуется 3я форма глагола:</text:p>
      <text:list xml:id="list2173618625" text:style-name="L9">
        <text:list-item>
          <text:p text:style-name="P772">если глагол правильный, то к нему добавляется окончание -ed;</text:p>
        </text:list-item>
        <text:list-item>
          <text:p text:style-name="P773">если глагол неправильный, то <text:span text:style-name="T563">его <text:s/></text:span>нужно<text:span text:style-name="T563"> </text:span>искать в таблице неправильных глаголов;</text:p>
        </text:list-item>
      </text:list>
      <text:p text:style-name="P136"/>
      <text:p text:style-name="P141"><text:span text:style-name="T648">Слова-маячки</text:span>:</text:p>
      <text:list xml:id="list2639605399" text:style-name="L10">
        <text:list-item>
          <text:p text:style-name="P777">just — только что;</text:p>
        </text:list-item>
        <text:list-item>
          <text:p text:style-name="P777">already — уже;</text:p>
        </text:list-item>
        <text:list-item>
          <text:p text:style-name="P774">yet — еще не;</text:p>
        </text:list-item>
      </text:list>
      <text:p text:style-name="P351"/>
      <text:p text:style-name="P159">Место <text:span text:style-name="T2">just</text:span>, <text:span text:style-name="T2">already</text:span> — между <text:span text:style-name="T2">have</text:span> и 3й формой глагола. <text:span text:style-name="T403">Слово </text:span><text:span text:style-name="T61">yet</text:span><text:span text:style-name="T403"> стоит </text:span><text:span text:style-name="T405">всегда </text:span><text:span text:style-name="T403">в конце предложения. </text:span><text:span text:style-name="T61">Just</text:span><text:span text:style-name="T403"> и </text:span><text:span text:style-name="T61">already</text:span><text:span text:style-name="T403"> использ</text:span><text:span text:style-name="T407">уются</text:span><text:span text:style-name="T403"> в утверждениях. </text:span><text:span text:style-name="T61">Yet</text:span><text:span text:style-name="T403"> — в вопросах и отрицаниях</text:span><text:span text:style-name="T406">. </text:span></text:p>
      <text:p text:style-name="P351"/>
      <text:p text:style-name="P359">I have <text:span text:style-name="T379">just</text:span> eaten a sandwich. <text:span text:style-name="T560">—</text:span> Я <text:span text:style-name="T379">только что</text:span> съел бутерброд.</text:p>
      <text:p text:style-name="P352">We have n<text:span text:style-name="T559">o</text:span>t finished <text:span text:style-name="T379">yet</text:span>. <text:span text:style-name="T560">—</text:span> Мы <text:span text:style-name="T379">еще не</text:span> закончили.</text:p>
      <text:p text:style-name="P352"/>
      <text:p text:style-name="P426"><text:span text:style-name="T353">Другие </text:span><text:span text:style-name="T354">маячки</text:span><text:span text:style-name="T353">:</text:span></text:p>
      <text:list xml:id="list1653108089" text:style-name="L11">
        <text:list-item>
          <text:p text:style-name="P728"><text:span text:style-name="T545">ever — когда-</text:span><text:span text:style-name="T549">либо, всегда</text:span><text:span text:style-name="T545">;</text:span></text:p>
        </text:list-item>
        <text:list-item>
          <text:p text:style-name="P778">never — никогда;</text:p>
        </text:list-item>
        <text:list-item>
          <text:p text:style-name="P778">recently — в последнее время;</text:p>
        </text:list-item>
        <text:list-item>
          <text:p text:style-name="P778">these days — в последние дни;</text:p>
        </text:list-item>
        <text:list-item>
          <text:p text:style-name="P728"><text:span text:style-name="T545">словосочетани</text:span><text:span text:style-name="T550">я</text:span><text:span text:style-name="T545"> с this (this mornig, this week);</text:span></text:p>
        </text:list-item>
      </text:list>
      <text:p text:style-name="P160"/>
      <text:p text:style-name="P160">Место <text:span text:style-name="T2">ever</text:span>, <text:span text:style-name="T2">never</text:span> — перед 3й формой глагола, <text:span text:style-name="T562">а</text:span> <text:span text:style-name="T2">recently</text:span>, <text:span text:style-name="T2">these days</text:span> и </text:p>
      <text:p text:style-name="P160">словосочетания с <text:span text:style-name="T2">this</text:span> — в конце предложения.</text:p>
      <text:p text:style-name="P160"/>
      <text:p text:style-name="P360">I <text:span text:style-name="T559">ha</text:span>ve <text:span text:style-name="T379">never</text:span> been to New York. <text:span text:style-name="T561">— </text:span>Я <text:span text:style-name="T379">никогда</text:span> не был в Нью Йорке.</text:p>
      <text:p text:style-name="P527"><text:span text:style-name="T98">I </text:span><text:span text:style-name="T95">ha</text:span><text:span text:style-name="T98">ve worked a lot </text:span><text:span text:style-name="T120">these days</text:span><text:span text:style-name="T98">. </text:span><text:span text:style-name="T99">—</text:span><text:span text:style-name="T98"> Я много работал </text:span><text:span text:style-name="T120">в эти дни</text:span><text:span text:style-name="T98">.</text:span></text:p>
      <text:p text:style-name="P670"/>
      <text:p text:style-name="P662">Present Perfect Continuous</text:p>
      <text:p text:style-name="P656"/>
      <text:p text:style-name="P664"><text:span text:style-name="T312">И</text:span><text:span text:style-name="T318">спользуется чтобы сообщить о действии, которое еще не закончено и при этом известна </text:span></text:p>
      <text:p text:style-name="P665"><text:span text:style-name="T318">его продолжительность, </text:span><text:span text:style-name="T320">т. е. «</text:span><text:span text:style-name="T321">я </text:span><text:span text:style-name="T320">делал и продолжаю делать». </text:span></text:p>
      <text:p text:style-name="P657"/>
      <text:p text:style-name="P678"><text:span text:style-name="T314">С</text:span><text:span text:style-name="T305">остоит из связки вспомогательного глагола </text:span><text:span text:style-name="T93">have</text:span><text:span text:style-name="T305">, cлова </text:span><text:span text:style-name="T93">been</text:span><text:span text:style-name="T305"> </text:span><text:span text:style-name="T316">(особая форма глагола </text:span><text:span text:style-name="T96">be</text:span><text:span text:style-name="T316">) </text:span></text:p>
      <text:p text:style-name="P665"><text:span text:style-name="T315">и смыслового глагола с окончанием </text:span><text:span text:style-name="T97">-ing</text:span><text:span text:style-name="T315">. </text:span><text:span text:style-name="T313">Переводится</text:span><text:span text:style-name="T318"> настоящим</text:span><text:span text:style-name="T105">.</text:span></text:p>
      <text:p text:style-name="P672"/>
      <text:p text:style-name="P254"><text:span text:style-name="T531">I </text:span><text:span text:style-name="T542">have been learning</text:span><text:span text:style-name="T531"> English for 2 years. </text:span><text:span text:style-name="T545">—</text:span><text:span text:style-name="T531"> Я </text:span><text:span text:style-name="T542">учу</text:span><text:span text:style-name="T531"> английский уже 2 года (и еще не закончил).</text:span></text:p>
      <text:p text:style-name="P622"><text:span text:style-name="T109">I </text:span><text:span text:style-name="T123">have not been waiting</text:span><text:span text:style-name="T109"> long. </text:span><text:span text:style-name="T107">—</text:span><text:span text:style-name="T109"> Я </text:span><text:span text:style-name="T123">не жду</text:span><text:span text:style-name="T109"> долго </text:span><text:span text:style-name="T110">(это не происходит в течен</text:span><text:span text:style-name="T113">ии</text:span><text:span text:style-name="T110"> указ. времени)</text:span><text:span text:style-name="T109">.</text:span></text:p>
      <text:p text:style-name="P354"/>
      <text:p text:style-name="P643"><text:span text:style-name="T122">Have</text:span><text:span text:style-name="T106"> you </text:span><text:span text:style-name="T122">been</text:span><text:span text:style-name="T106"> </text:span><text:span text:style-name="T122">waiting</text:span><text:span text:style-name="T106"> long? </text:span><text:span text:style-name="T107">— </text:span><text:span text:style-name="T106">Вы </text:span><text:span text:style-name="T108">долго</text:span><text:span text:style-name="T106"> </text:span><text:span text:style-name="T122">ждете</text:span><text:span text:style-name="T106">? </text:span></text:p>
      <text:p text:style-name="P643"><text:span text:style-name="T110">(как долго происходит действие вплоть до текущего момента)</text:span><text:span text:style-name="T106"> </text:span></text:p>
      <text:p text:style-name="P679"><text:soft-page-break/><text:span text:style-name="T337">Слова-маячки</text:span><text:span text:style-name="T305">:</text:span></text:p>
      <text:list xml:id="list3011126443" text:style-name="L12">
        <text:list-item>
          <text:p text:style-name="P779">for — в течении;</text:p>
        </text:list-item>
        <text:list-item>
          <text:p text:style-name="P779">since — с какого-то времени;</text:p>
        </text:list-item>
        <text:list-item>
          <text:p text:style-name="P820">how long — как долго.</text:p>
        </text:list-item>
      </text:list>
      <text:p text:style-name="P674"/>
      <text:p text:style-name="P676"><text:span text:style-name="T536">We`ve been staying in this hotel </text:span><text:span text:style-name="T543">since</text:span><text:span text:style-name="T536"> Tuesday. </text:span><text:span text:style-name="T537">— </text:span><text:span text:style-name="T536">Мы находимся в этом отеле </text:span><text:span text:style-name="T543">со</text:span><text:span text:style-name="T536"> вторника.</text:span></text:p>
      <text:p text:style-name="P658"/>
      <text:p text:style-name="P456"><text:span text:style-name="T356">Е</text:span><text:span text:style-name="T352">сли используется глагол </text:span><text:span text:style-name="T117">be</text:span><text:span text:style-name="T352"> или глаголы состояния, которые не стоят в Continuous</text:span><text:span text:style-name="T357">,</text:span><text:span text:style-name="T352"> </text:span></text:p>
      <text:p text:style-name="P457"><text:span text:style-name="T358">то </text:span><text:span text:style-name="T359">Present Perfect Continuous</text:span><text:span text:style-name="T358"> будет в </text:span><text:span text:style-name="T359">форме</text:span><text:span text:style-name="T358"> Present Perfect. </text:span></text:p>
      <text:p text:style-name="P358"/>
      <text:p text:style-name="P255"><text:span text:style-name="T532">I have known</text:span><text:span text:style-name="T542"> </text:span><text:span text:style-name="T532">(</text:span><text:span text:style-name="T535">а </text:span><text:span text:style-name="T532">не have been knowing)</text:span><text:span text:style-name="T531"> Alice for 3 years. </text:span><text:span text:style-name="T546">—</text:span><text:span text:style-name="T531"> Я </text:span><text:span text:style-name="T532">знаю</text:span><text:span text:style-name="T531"> Алису уже 3 года</text:span></text:p>
      <text:p text:style-name="P362"/>
      <text:p text:style-name="P161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53"><text:span text:style-name="T413">Если у смыслового глагола окончание</text:span><text:span text:style-name="T62"> -ing</text:span><text:span text:style-name="T413">, то </text:span><text:span text:style-name="T62">have</text:span><text:span text:style-name="T413"> применяется только с </text:span><text:span text:style-name="T62">been</text:span><text:span text:style-name="T413">.</text:span></text:p>
      <text:p text:style-name="P362"/>
      <text:p text:style-name="P408"><text:span text:style-name="T531">Past </text:span><text:span text:style-name="T548">Simple</text:span></text:p>
      <text:p text:style-name="P142"/>
      <text:p text:style-name="P143">Используется, чтобы сообщить:</text:p>
      <text:list xml:id="list1451316881" text:style-name="L13">
        <text:list-item>
          <text:p text:style-name="P775">факт<text:span text:style-name="T564">ы</text:span> прошлого, историю, биографию;</text:p>
        </text:list-item>
        <text:list-item>
          <text:p text:style-name="P775">результат, который не важен в настоящем;</text:p>
        </text:list-item>
      </text:list>
      <text:p text:style-name="P355"/>
      <text:p text:style-name="P529"><text:span text:style-name="T333">Глагол</text:span><text:span text:style-name="T323"> </text:span><text:span text:style-name="T329">принимает</text:span><text:span text:style-name="T323"> 2ю форму. </text:span><text:span text:style-name="T333">Она</text:span><text:span text:style-name="T323"> образуется с пом</text:span><text:span text:style-name="T333">ощью</text:span><text:span text:style-name="T323"> окончания -ed для правильных глоголов, </text:span><text:span text:style-name="T329">а н</text:span><text:span text:style-name="T323">еправильные глаголы находится в таблице.</text:span></text:p>
      <text:p text:style-name="P145"/>
      <text:p text:style-name="P256"><text:span text:style-name="T531">Mozart </text:span><text:span text:style-name="T542">lived</text:span><text:span text:style-name="T531"> from 1756 to 1791 — Моцарт </text:span><text:span text:style-name="T542">жил</text:span><text:span text:style-name="T531"> с 1756 по 1791 год. </text:span></text:p>
      <text:p text:style-name="P258"><text:span text:style-name="T544">Did</text:span><text:span text:style-name="T547"> you </text:span><text:span text:style-name="T544">go</text:span><text:span text:style-name="T547"> to Los Angeles last week? - Ты </text:span><text:span text:style-name="T544">ездил</text:span><text:span text:style-name="T547"> в Лос Анжелес на прошлой неделе?</text:span></text:p>
      <text:p text:style-name="P673"><text:span text:style-name="T412">I </text:span><text:span text:style-name="T382">didn`t go</text:span><text:span text:style-name="T412"> to Los Angeles — Я </text:span><text:span text:style-name="T382">не ездил</text:span><text:span text:style-name="T412"> в Лос Анжелес.</text:span></text:p>
      <text:p text:style-name="P356"/>
      <text:p text:style-name="P112"><text:span text:style-name="T541">Слова-маячки</text:span><text:span text:style-name="T532">:</text:span></text:p>
      <text:list xml:id="list530772575" text:style-name="L14">
        <text:list-item>
          <text:p text:style-name="P729">ago — <text:span text:style-name="T565">тому назад</text:span>;</text:p>
        </text:list-item>
        <text:list-item>
          <text:p text:style-name="P729">last — <text:span text:style-name="T565">прошлый</text:span>;</text:p>
        </text:list-item>
        <text:list-item>
          <text:p text:style-name="P776">yesterday — вчера;</text:p>
        </text:list-item>
      </text:list>
      <text:p text:style-name="P155"/>
      <text:p text:style-name="P645"><text:span text:style-name="T345">Past Simple часто путают с Present Perfect. </text:span><text:span text:style-name="T348">Здесь</text:span><text:span text:style-name="T346"> </text:span><text:span text:style-name="T347">г</text:span><text:span text:style-name="T346">лавное отличие в том, что </text:span><text:span text:style-name="T345">Present Perfect всегда сообща</text:span><text:span text:style-name="T347">ет</text:span><text:span text:style-name="T345"> доп</text:span><text:span text:style-name="T348">олнительную</text:span><text:span text:style-name="T345"> информацию, </text:span><text:span text:style-name="T347">которая </text:span><text:span text:style-name="T345">указыва</text:span><text:span text:style-name="T347">ет</text:span><text:span text:style-name="T324"> </text:span><text:span text:style-name="T345">на настоящее время </text:span><text:span text:style-name="T346">(</text:span><text:span text:style-name="T348">она может остутствовать в предложении </text:span><text:span text:style-name="T349">явно</text:span><text:span text:style-name="T348">, но всегда будет понятна из контекста</text:span><text:span text:style-name="T346">).</text:span><text:span text:style-name="T345"> </text:span><text:span text:style-name="T351">Но</text:span><text:span text:style-name="T346"> е</text:span><text:span text:style-name="T324">сли </text:span><text:span text:style-name="T346">изветно</text:span><text:span text:style-name="T324">, когда </text:span><text:span text:style-name="T347">именно </text:span><text:span text:style-name="T324">произошло событие, то Present Perfect </text:span><text:span text:style-name="T351">уже нельзя</text:span><text:span text:style-name="T350"> использ</text:span><text:span text:style-name="T351">овать</text:span><text:span text:style-name="T324">.</text:span></text:p>
      <text:p text:style-name="P156"/>
      <text:p text:style-name="P644"><text:span text:style-name="T103">Tom has lost his key last weak </text:span><text:span text:style-name="T110">(неправильно) </text:span></text:p>
      <text:p text:style-name="P644"><text:span text:style-name="T103">Tom lost his key last weak </text:span><text:span text:style-name="T110">(правильно) </text:span></text:p>
      <text:p text:style-name="P644"><text:span text:style-name="T103">Tom has lost his key </text:span><text:span text:style-name="T110">(</text:span><text:span text:style-name="T114">правильно; </text:span><text:span text:style-name="T115">о настоящем </text:span><text:span text:style-name="T116">говорит контекст</text:span><text:span text:style-name="T110">)</text:span></text:p>
      <text:p text:style-name="P357"/>
      <text:p text:style-name="P530"><text:span text:style-name="T360">Если вопрос содержит слово </text:span><text:span text:style-name="T118">when</text:span><text:span text:style-name="T360">, то он автоматич. привязывает </text:span><text:span text:style-name="T361">предложение</text:span><text:span text:style-name="T360"> к моменту </text:span></text:p>
      <text:p text:style-name="P162"><text:span text:style-name="T410">в прошлом. </text:span><text:span text:style-name="T411">Поэтому Present Perfect в вопросах с </text:span><text:span text:style-name="T63">when</text:span><text:span text:style-name="T411"> не используется.</text:span></text:p>
      <text:p text:style-name="P675"/>
      <text:p text:style-name="P675">Past Continuous</text:p>
      <text:p text:style-name="P659"/>
      <text:p text:style-name="P666"><text:span text:style-name="T325">И</text:span><text:span text:style-name="T326">спользуется, чтобы сообщить о действии, которое происходило в </text:span><text:span text:style-name="T329">точный</text:span><text:span text:style-name="T326"> момент</text:span></text:p>
      <text:p text:style-name="P666"><text:span text:style-name="T326">прошлого, </text:span><text:span text:style-name="T327">и </text:span><text:span text:style-name="T326">не было закончено.</text:span></text:p>
      <text:p text:style-name="P660"/>
      <text:p text:style-name="P667"><text:span text:style-name="T327">В предложении не обязательно должен </text:span><text:span text:style-name="T329">указываться</text:span><text:span text:style-name="T327"> точный момент. Он может только подразумеваться и быть понятен по контексту (</text:span><text:span text:style-name="T329">по</text:span><text:span text:style-name="T327"> </text:span><text:span text:style-name="T328">ситуаци</text:span><text:span text:style-name="T329">и</text:span><text:span text:style-name="T327">).</text:span></text:p>
      <text:p text:style-name="P655"><text:soft-page-break/>Cхема такая же, как и в Present Continuous, только глагол <text:span text:style-name="T2">be</text:span> записывается </text:p>
      <text:p text:style-name="P655">в прошедшей форме (<text:span text:style-name="T2">was/were</text:span>):</text:p>
      <text:p text:style-name="P654"/>
      <text:p text:style-name="P361">Last Sunday at 5 I <text:span text:style-name="T379">was having</text:span> dinner with my friends — В прошлое воскресенье в 5 </text:p>
      <text:p text:style-name="P361">я <text:span text:style-name="T379">ужинал</text:span> со своими друзьями (привязка к точному моменту в прошлом).</text:p>
      <text:p text:style-name="P361"/>
      <text:p text:style-name="P669"><text:span text:style-name="T567">My parents </text:span><text:span text:style-name="T383">were watching</text:span><text:span text:style-name="T567"> TV when I came home yesterday — Мои родители </text:span><text:span text:style-name="T383">смотрели</text:span><text:span text:style-name="T567"> телевизор, когда я пришел вчера домой (незаконченное действие </text:span><text:span text:style-name="T568">в тот момент</text:span><text:span text:style-name="T567">).</text:span></text:p>
      <text:p text:style-name="P669"/>
      <text:p text:style-name="P677"><text:span text:style-name="T539">W</text:span><text:span text:style-name="T540">e weren`t reading — Мы не читали (именно тогда). </text:span></text:p>
      <text:p text:style-name="P671">Was I running? — Я бежал?</text:p>
      <text:p text:style-name="P489"/>
      <text:p text:style-name="P489">Future Simple</text:p>
      <text:p text:style-name="P490"/>
      <text:p text:style-name="P532"><text:span text:style-name="T571">Используется чтобы сообщить о будущих </text:span><text:span text:style-name="T576">действиях</text:span><text:span text:style-name="T571">. </text:span><text:span text:style-name="T469">Эта форма говорит о том, что человек сделает что-то в будущем, но решение он принял в момент речи.</text:span></text:p>
      <text:p text:style-name="Standard"/>
      <text:p text:style-name="P533">Состоит из вспомогательного глагола <text:span text:style-name="T2">will</text:span> и смыслового глагола в начальной форме.</text:p>
      <text:p text:style-name="P493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2">о</text:span> <text:span text:style-name="T2">won`t</text:span>.</text:p>
      <text:p text:style-name="P533"/>
      <text:p text:style-name="P473">We <text:span text:style-name="T379">will</text:span> proobably <text:span text:style-name="T379">meet</text:span> soon — Мы, возможно, скоро <text:span text:style-name="T379">встретимся</text:span>.</text:p>
      <text:p text:style-name="P473">I hope everything <text:span text:style-name="T379">will be</text:span> fine — Надеюсь, все <text:span text:style-name="T379">будет </text:span>хорошо.</text:p>
      <text:p text:style-name="P493"><text:span text:style-name="T124">Will</text:span><text:span text:style-name="T2"> you </text:span><text:span text:style-name="T124">be</text:span><text:span text:style-name="T2"> at home toworrow? No, I won`t — </text:span><text:span text:style-name="T11">Ты </text:span><text:span text:style-name="T125">будешь</text:span><text:span text:style-name="T11"> завтра дома? Нет</text:span><text:span text:style-name="T2">.</text:span></text:p>
      <text:p text:style-name="P474"/>
      <text:p text:style-name="P439"><text:span text:style-name="T470">В</text:span><text:span text:style-name="T471"> предложени</text:span><text:span text:style-name="T470">ях</text:span><text:span text:style-name="T471"> </text:span><text:span text:style-name="T470">будут </text:span><text:span text:style-name="T471">часто </text:span><text:span text:style-name="T470">попадаться слова</text:span><text:span text:style-name="T471">, </text:span><text:span text:style-name="T470">выражающие</text:span><text:span text:style-name="T471"> мнение: <text:s/></text:span></text:p>
      <text:p text:style-name="P439"><text:span text:style-name="T453">I think </text:span><text:span text:style-name="T454">(я думаю)</text:span><text:span text:style-name="T453">, I`m sure </text:span><text:span text:style-name="T454">(я уверен), I hope (я надеюсь), </text:span><text:span text:style-name="T453">probably (возможно).</text:span></text:p>
      <text:p text:style-name="P476"/>
      <text:p text:style-name="P440"><text:span text:style-name="T504">Оборот </text:span><text:span text:style-name="T449">be going to</text:span></text:p>
      <text:p text:style-name="P536"/>
      <text:p text:style-name="P441"><text:span text:style-name="T470">Также позволяет </text:span><text:span text:style-name="T475">сообщить</text:span><text:span text:style-name="T470"> о будущем. </text:span><text:span text:style-name="T475">Но п</text:span><text:span text:style-name="T472">одразумевает, что человек говорит не о спонтанном </text:span><text:span text:style-name="T475">решении</text:span><text:span text:style-name="T472">, </text:span><text:span text:style-name="T473">а о заранее </text:span><text:span text:style-name="T474">продуманных</text:span><text:span text:style-name="T473"> действиях. </text:span><text:span text:style-name="T475">Означает</text:span><text:span text:style-name="T472"> «собираюсь сделать».</text:span></text:p>
      <text:p text:style-name="P495"/>
      <text:p text:style-name="P471">I`m going to meet my friends tomorrow — Я собираюсь встретиться с друзьями завтра.</text:p>
      <text:p text:style-name="P537"><text:span text:style-name="T435">I`m going to go</text:span><text:span text:style-name="T505"> out after I finish my work — Я собираюсь погулять после, как закончу работу.</text:span></text:p>
      <text:p text:style-name="P477"/>
      <text:p text:style-name="P443"><text:span text:style-name="T477">Когда очевидно что вот-вот случится какое-то действие, то </text:span><text:span text:style-name="T455">be going to</text:span><text:span text:style-name="T477"> </text:span><text:span text:style-name="T476">передает оттенок неизбежности происходящего и применяется по отношению к </text:span><text:span text:style-name="T477">другому </text:span><text:span text:style-name="T476">человеку или объетку.</text:span></text:p>
      <text:p text:style-name="P494"/>
      <text:p text:style-name="P475">Look! He`s going to fall — Смотри! Он сейчас упадет.</text:p>
      <text:p text:style-name="P477">The sky is dark. It`s going to rain — Небо темное. Сейчас пойдет дождь.</text:p>
      <text:p text:style-name="P477"/>
      <text:p text:style-name="P537"><text:span text:style-name="T493">В разговорной </text:span><text:span text:style-name="T497">стиле</text:span><text:span text:style-name="T496"> </text:span><text:span text:style-name="T498">этот </text:span><text:span text:style-name="T496">оборот </text:span><text:span text:style-name="T493">очень часто </text:span><text:span text:style-name="T497">записывается</text:span><text:span text:style-name="T493"> как </text:span><text:span text:style-name="T435">gonna</text:span><text:span text:style-name="T493"> </text:span><text:span text:style-name="T435">[гона].</text:span></text:p>
      <text:p text:style-name="P478"/>
      <text:p text:style-name="P663"><text:span text:style-name="T119">P</text:span><text:span text:style-name="T117">resent</text:span><text:span text:style-name="T531"> в значении будущего</text:span></text:p>
      <text:p text:style-name="P661"/>
      <text:p text:style-name="P668"><text:span text:style-name="T336">О</text:span><text:span text:style-name="T334"> будущем можно </text:span><text:span text:style-name="T336">также </text:span><text:span text:style-name="T334">говорить с помощью </text:span><text:span text:style-name="T335">формы </text:span><text:span text:style-name="T334">Present. </text:span><text:span text:style-name="T494">Present Simple </text:span><text:span text:style-name="T495">часто </text:span><text:span text:style-name="T494">использ</text:span><text:span text:style-name="T495">уется</text:span><text:span text:style-name="T494">, когда речь идет о рассписании, которое не зависит от говорящего. </text:span></text:p>
      <text:p text:style-name="P668"><text:span text:style-name="T494">Present Continuous </text:span><text:span text:style-name="T501">используется</text:span><text:span text:style-name="T494"> </text:span><text:span text:style-name="T500">когда говорят о личных планах.</text:span></text:p>
      <text:p text:style-name="P461"/>
      <text:p text:style-name="P470">I am flying to London tomorrow — <text:span text:style-name="T570">Завтра я лечу в Лондон (личный план)</text:span></text:p>
      <text:p text:style-name="P472">My airplane flies at 6 o`clock tomorrow — Мой самолет летит завтра в 6 (рассписание)</text:p>
      <text:p text:style-name="P469"/>
      <text:p text:style-name="P521"><text:soft-page-break/>Модальные глаголы</text:p>
      <text:p text:style-name="Standard"/>
      <text:p text:style-name="P548"><text:span text:style-name="T577">Это особенные глаголы, которые </text:span><text:span text:style-name="T621">могут</text:span><text:span text:style-name="T577"> </text:span><text:span text:style-name="T621">использоваться</text:span><text:span text:style-name="T577"> и как смысловые, и как вспомогательные, притендуя со </text:span><text:span text:style-name="T621">вспомогательными</text:span><text:span text:style-name="T577"> на одну позицию в предложении.</text:span></text:p>
      <text:p text:style-name="P586"><text:span text:style-name="T578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78">.</text:span></text:p>
      <text:p text:style-name="P586"/>
      <text:p text:style-name="P555"><text:span text:style-name="T577">Модальные глаголы не меняют свою форму (не </text:span><text:span text:style-name="T583">имеют</text:span><text:span text:style-name="T577"> окончаний </text:span><text:span text:style-name="T15">-s, -ed</text:span><text:span text:style-name="T577">). В связи с </text:span><text:span text:style-name="T583">этим</text:span><text:span text:style-name="T577">, </text:span></text:p>
      <text:p text:style-name="P555"><text:span text:style-name="T577">они не могут </text:span><text:span text:style-name="T583">применяться</text:span><text:span text:style-name="T577"> во всех временах и поэтому, дополняют</text:span><text:span text:style-name="T583">ся</text:span><text:span text:style-name="T577"> модальны</text:span><text:span text:style-name="T583">ми</text:span><text:span text:style-name="T577"> конструкци</text:span><text:span text:style-name="T583">ями</text:span><text:span text:style-name="T577">: </text:span><text:span text:style-name="T16">be able to, have to </text:span><text:span text:style-name="T194">и</text:span><text:span text:style-name="T16"> used to</text:span><text:span text:style-name="T578">.</text:span></text:p>
      <text:p text:style-name="P548"/>
      <text:p text:style-name="P549">После модальных глаголов и конструкций почти всегда идет <text:span text:style-name="T621">голый </text:span>инфинитив.</text:p>
      <text:p text:style-name="P544"/>
      <text:p text:style-name="P549"><text:span text:style-name="T379">Глаголы </text:span><text:span text:style-name="T124">will</text:span><text:span text:style-name="T379"> и </text:span><text:span text:style-name="T124">shall</text:span></text:p>
      <text:p text:style-name="P549"/>
      <text:p text:style-name="P549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9">а с <text:span text:style-name="T2">won`t</text:span> — настоящим. <text:span text:style-name="T2">Won`t</text:span> означает «отказывается».</text:p>
      <text:p text:style-name="P549"/>
      <text:p text:style-name="P259">What`s wrong? My Car won`t start — Что случилось? Моя машина не заводится.</text:p>
      <text:p text:style-name="P260">(не смотря на мои ожидание, действие не происходит).</text:p>
      <text:p text:style-name="P260"/>
      <text:p text:style-name="P550"><text:span text:style-name="T17">S</text:span><text:span text:style-name="T16">hall</text:span><text:span text:style-name="T194"> не используется в современном английском. Он </text:span><text:span text:style-name="T196">встречается</text:span><text:span text:style-name="T194"> в вопросах вместо </text:span><text:span text:style-name="T16">will, </text:span><text:span text:style-name="T195">когда нужно получить одобрение от собеседника (только когда подлежащее </text:span><text:span text:style-name="T17">I</text:span><text:span text:style-name="T195"> или </text:span><text:span text:style-name="T17">we</text:span><text:span text:style-name="T195">).</text:span></text:p>
      <text:p text:style-name="P23"/>
      <text:p text:style-name="P260">Shall I close the door? - Я закрою дверь? (вы не против, если я закрою дверь?)</text:p>
      <text:p text:style-name="P259"/>
      <text:p text:style-name="P164">Глаголы <text:span text:style-name="T2">can</text:span> и <text:span text:style-name="T2">could</text:span></text:p>
      <text:p text:style-name="P259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1">She can play the guitar — Она умеет играть на гитаре.</text:p>
      <text:p text:style-name="P261">You can`t smoke here — Ты не можешь сдесь курить.</text:p>
      <text:p text:style-name="P261">Can I help you? - Я могу вам помочь?</text:p>
      <text:p text:style-name="P259"/>
      <text:p text:style-name="P548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1">I could read at the age of 4 — Я мог читать в 4 года.</text:p>
      <text:p text:style-name="P174"/>
      <text:p text:style-name="P24"><text:span text:style-name="T379">Глаголы </text:span><text:span text:style-name="T124">might</text:span><text:span text:style-name="T379"> и </text:span><text:span text:style-name="T124">may</text:span></text:p>
      <text:p text:style-name="P24"/>
      <text:p text:style-name="P551"><text:span text:style-name="T17">Might [майт]</text:span><text:span text:style-name="T195"> переводится как «может </text:span><text:span text:style-name="T197">ли</text:span><text:span text:style-name="T195">», «мог бы», </text:span><text:span text:style-name="T197">или</text:span><text:span text:style-name="T195"> «должно быть»</text:span><text:span text:style-name="T197">, </text:span><text:span text:style-name="T195">«наверное». </text:span></text:p>
      <text:p text:style-name="P36">Он указывает на вероятность того, что что-то произойдет сейчас или в будущем. </text:p>
      <text:p text:style-name="P551"><text:span text:style-name="T195">Отрицание </text:span><text:span text:style-name="T17">might not</text:span><text:span text:style-name="T195"> сокращается до </text:span><text:span text:style-name="T17">mightn`t [майтэнт].</text:span></text:p>
      <text:p text:style-name="P551"/>
      <text:p text:style-name="P262">Might Tom call in the evening? - <text:span text:style-name="T579">Может ли </text:span>Том позвонить вечером?</text:p>
      <text:p text:style-name="P548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2"/>
      <text:p text:style-name="P646"><text:span text:style-name="T18">M</text:span><text:span text:style-name="T2">ay</text:span><text:span text:style-name="T185"> </text:span><text:span text:style-name="T257">почти не используется</text:span><text:span text:style-name="T185">. </text:span><text:span text:style-name="T257">Е</text:span><text:span text:style-name="T185">го применяют, </text:span><text:span text:style-name="T524">когда нужно</text:span><text:span text:style-name="T526"> </text:span><text:span text:style-name="T525">вежливо обратиться к незнакомому человеку или </text:span><text:span text:style-name="T524">предложить </text:span><text:span text:style-name="T525">ему </text:span><text:span text:style-name="T524">помощь </text:span><text:span text:style-name="T525">(как </text:span><text:span text:style-name="T528">could</text:span><text:span text:style-name="T525">)</text:span><text:span text:style-name="T524">. </text:span><text:span text:style-name="T526">П</text:span><text:span text:style-name="T524">ереводится как «име</text:span><text:span text:style-name="T527">ю</text:span><text:span text:style-name="T524"> возможность».</text:span></text:p>
      <text:p text:style-name="P525"/>
      <text:p text:style-name="P526">May I help you, sir? — <text:span text:style-name="T579">И</text:span>мею ли я возможность вам помочь?</text:p>
      <text:p text:style-name="P37"><text:soft-page-break/><text:span text:style-name="T379">Глагол </text:span><text:span text:style-name="T124">must</text:span></text:p>
      <text:p text:style-name="P37"/>
      <text:p text:style-name="P38">Переводится как «должен», «обязан» или «должно быть», «наверное». </text:p>
      <text:p text:style-name="P553"><text:span text:style-name="T198">Он указывает на обязанност</text:span><text:span text:style-name="T200">ь</text:span><text:span text:style-name="T198">, долг, приказ.</text:span></text:p>
      <text:p text:style-name="P37"/>
      <text:p text:style-name="P262">I must go — Я должен идти.</text:p>
      <text:p text:style-name="P262">Must we hurry? — Нам нужно торопиться?</text:p>
      <text:p text:style-name="P37"/>
      <text:p text:style-name="P548"><text:span text:style-name="T185">Отрицание </text:span><text:span text:style-name="T2">must not</text:span><text:span text:style-name="T185"> означает «нельзя», «запрещено». Сокращается до </text:span><text:span text:style-name="T2">musn`t [мазнт].</text:span></text:p>
      <text:p text:style-name="P263">You musn`t park here — Здесь нельзя парковаться. (здесь «you» это формальное подлежащее)</text:p>
      <text:p text:style-name="P37"/>
      <text:p text:style-name="P552"><text:span text:style-name="T185">В отличие от </text:span><text:span text:style-name="T2">might</text:span><text:span text:style-name="T185">, в значениях «должно быть», «наверное», он передает не вероятност</text:span><text:span text:style-name="T258">ь</text:span><text:span text:style-name="T185">, </text:span></text:p>
      <text:p text:style-name="P26">а уверенное предположение.</text:p>
      <text:p text:style-name="P26"/>
      <text:p text:style-name="P264">She must be very tired — Она, наверное, очень уставшая <text:span text:style-name="T668">(я почти уверен в этом)</text:span>.</text:p>
      <text:p text:style-name="P264"/>
      <text:p text:style-name="P165">Глагол should</text:p>
      <text:p text:style-name="P26"/>
      <text:p text:style-name="P26"><text:span text:style-name="T2">Should [шуд]</text:span> <text:span text:style-name="T581">переводится как «нужно», «следует сделать». Подходит чтобы дать совет.</text:span></text:p>
      <text:p text:style-name="P554"><text:span text:style-name="T198">Для совета, </text:span><text:span text:style-name="T199">к</text:span><text:span text:style-name="T198"> </text:span><text:span text:style-name="T20">should</text:span><text:span text:style-name="T198"> можно также </text:span><text:span text:style-name="T199">добавить</text:span><text:span text:style-name="T198"> обороты, </text:span><text:span text:style-name="T199">в</text:span><text:span text:style-name="T198">ыра</text:span><text:span text:style-name="T199">жающие</text:span><text:span text:style-name="T198"> мне</text:span><text:span text:style-name="T199">н</text:span><text:span text:style-name="T198">ие, </text:span></text:p>
      <text:p text:style-name="P554"><text:span text:style-name="T198">например: </text:span><text:span text:style-name="T20">I think, I don`t think</text:span><text:span text:style-name="T198">.</text:span></text:p>
      <text:p text:style-name="P31"/>
      <text:p text:style-name="P266">You should be more attentive — Вам следует быть более внимательным.</text:p>
      <text:p text:style-name="P264">I think you should leave — Думаю, вам пора уйти.</text:p>
      <text:p text:style-name="P264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5">Why should I go there? — Скакой стати мне туда идти?</text:p>
      <text:p text:style-name="P264"/>
      <text:p text:style-name="P165">Глагол would</text:p>
      <text:p text:style-name="P26"/>
      <text:p text:style-name="P591"><text:span text:style-name="T20">Would </text:span><text:span text:style-name="T21">[вуд]</text:span><text:span text:style-name="T228"> соответствует частице «бы» когда люди представляют ситуацию </text:span><text:span text:style-name="T262">либо</text:span><text:span text:style-name="T228"> сообщает </text:span></text:p>
      <text:p text:style-name="P591"><text:span text:style-name="T228">о привычках прошлого. </text:span><text:span text:style-name="T229">Он ч</text:span><text:span text:style-name="T228">асто сокращается до `d. </text:span><text:span text:style-name="T230">Я</text:span><text:span text:style-name="T228">вляется прошедшей формой от </text:span><text:span text:style-name="T21">will</text:span><text:span text:style-name="T228">.</text:span></text:p>
      <text:p text:style-name="P27"/>
      <text:p text:style-name="P265">I would like to live in New Your — Я бы хотел жить в Нью Йорке (представил).</text:p>
      <text:p text:style-name="P265">I wouldn`t watch this film with my child — Я бы не смотрела этот фильм с моим ребенком.</text:p>
      <text:p text:style-name="P647"><text:span text:style-name="T56">When I was young I </text:span><text:span text:style-name="T132">would</text:span><text:span text:style-name="T56"> </text:span><text:span text:style-name="T132">play</text:span><text:span text:style-name="T56"> </text:span><text:span text:style-name="T57">games</text:span><text:span text:style-name="T56"> — Когда я был молод, я </text:span><text:span text:style-name="T132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82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5">Would you like a cup of tea? Yes, I would — Вы бы хотили чашечку чая? Да, хотел бы.</text:p>
      <text:p text:style-name="P265">What would you like? I`d like some cofee — Чтобы вы хотели? Я бы хотел кофе.</text:p>
      <text:p text:style-name="P32"/>
      <text:p text:style-name="P166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84">В основном используется в будущем, </text:span></text:p>
      <text:p text:style-name="P39">в значении «смогу», «<text:span text:style-name="T667">сумею</text:span>»; или в прошлом, в значении «смог», а не «мог».</text:p>
      <text:p text:style-name="P29"/>
      <text:p text:style-name="P267"><text:span text:style-name="T580">If I learn </text:span><text:span text:style-name="T584">Eng</text:span><text:span text:style-name="T580">, I will be able to understand it — Если я буду учить </text:span><text:span text:style-name="T584">англ</text:span><text:span text:style-name="T580">, я смогу понимать его.</text:span></text:p>
      <text:p text:style-name="P267"><text:span text:style-name="T584">He</text:span><text:span text:style-name="T580"> talked quickly, but I was able to understand h</text:span><text:span text:style-name="T584">im </text:span><text:span text:style-name="T580">— <text:s/></text:span><text:span text:style-name="T584">Он</text:span><text:span text:style-name="T580"> говорил быстр</text:span><text:span text:style-name="T584">о</text:span><text:span text:style-name="T580">, но я смог </text:span><text:span text:style-name="T584">его </text:span><text:span text:style-name="T580">понять</text:span></text:p>
      <text:p text:style-name="P27"><text:soft-page-break/><text:span text:style-name="T379">Конструкция </text:span><text:span text:style-name="T124">have to</text:span></text:p>
      <text:p text:style-name="P27"/>
      <text:p text:style-name="P556"><text:span text:style-name="T198">Дублирует по значению модальный глагол </text:span><text:span text:style-name="T20">must</text:span><text:span text:style-name="T198">. </text:span><text:span text:style-name="T200">Указывает</text:span><text:span text:style-name="T198"> </text:span><text:span text:style-name="T200">на </text:span><text:span text:style-name="T198">обязанност</text:span><text:span text:style-name="T200">ь</text:span><text:span text:style-name="T198">, котор</text:span><text:span text:style-name="T200">ую</text:span><text:span text:style-name="T198"> человек вынежден выполнять не по свое воле. </text:span><text:span text:style-name="T259">Также заменяет </text:span><text:span text:style-name="T55">must</text:span><text:span text:style-name="T259"> в прошедшем и будущем.</text:span></text:p>
      <text:p text:style-name="P27"/>
      <text:p text:style-name="P265">I must do it — Я должен это сделать (это мой долг).</text:p>
      <text:p text:style-name="P265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85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5">You mustn`t tell anyone — Ты не должен рассказывать никому.</text:p>
      <text:p text:style-name="P265">You don`t have to tell me everything — Можешь не рассказывать мне всего.</text:p>
      <text:p text:style-name="P265"/>
      <text:p text:style-name="P167">Конструкция <text:span text:style-name="T2">used to</text:span></text:p>
      <text:p text:style-name="P268"/>
      <text:p text:style-name="P648"><text:span text:style-name="T261">Заменяет</text:span><text:span text:style-name="T201"> глагол </text:span><text:span text:style-name="T22">would</text:span><text:span text:style-name="T201">,</text:span><text:span text:style-name="T260"> </text:span><text:span text:style-name="T201">когда говорят о </text:span><text:span text:style-name="T260">состоянии в</text:span><text:span text:style-name="T201"> прошло</text:span><text:span text:style-name="T260">м</text:span><text:span text:style-name="T202">. </text:span><text:span text:style-name="T201">Переводится как «раньше» </text:span><text:span text:style-name="T202">либо</text:span><text:span text:style-name="T201"> </text:span><text:span text:style-name="T202">вообще </text:span><text:span text:style-name="T201">выпадает при переводе. </text:span></text:p>
      <text:p text:style-name="P40"/>
      <text:p text:style-name="P276">I used to live in Bristol — Раньше я жил в Бристоле (а сейчас нет).</text:p>
      <text:p text:style-name="P276">I didn`t use to drink tea — Раньше я не пил чай (а теперь пью).</text:p>
      <text:p text:style-name="P276">Did you use to play tennis? — Ты раньше играл в теннис?</text:p>
      <text:p text:style-name="P40"/>
      <text:p text:style-name="P40"/>
      <text:p text:style-name="P5"><text:span text:style-name="T201">П</text:span><text:span text:style-name="T185">овелительное наклонение </text:span><text:span text:style-name="T2">(Imperative)</text:span></text:p>
      <text:p text:style-name="P41"/>
      <text:p text:style-name="P559"><text:span text:style-name="T204">Это способ озвучить просьбу, приказ, призыв к действию </text:span><text:span text:style-name="T205">или </text:span><text:span text:style-name="T203">пожелание</text:span><text:span text:style-name="T204">. </text:span><text:span text:style-name="T203">Предложение в повелительном наклонении не имеет подлежащего и начинается с </text:span><text:span text:style-name="T214">начальной формы глагола</text:span><text:span text:style-name="T203">.</text:span></text:p>
      <text:p text:style-name="P269"/>
      <text:p text:style-name="P270">Don`t come here — Не подходи сюда <text:span text:style-name="T586">(просьба).</text:span></text:p>
      <text:p text:style-name="P277">Put your gun down! — Опусти оружие! (приказ).</text:p>
      <text:p text:style-name="P278">Come here — Подойдите сюда (призыв к действию).</text:p>
      <text:p text:style-name="P42"/>
      <text:p text:style-name="P557"><text:span text:style-name="T203">Ч</text:span><text:span text:style-name="T185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7"/>
      <text:p text:style-name="P277">Have a cake, please — Угощайтесь тортом, пожалуйста.</text:p>
      <text:p text:style-name="P277">Have a nice time — Приятно провести время.</text:p>
      <text:p text:style-name="P277">Have fun — Повеселитесь.</text:p>
      <text:p text:style-name="P42"/>
      <text:p text:style-name="P558"><text:span text:style-name="T203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3"> (</text:span><text:span text:style-name="T23">let us — давай</text:span><text:span text:style-name="T203">). Это один из способом быть вежливее.</text:span></text:p>
      <text:p text:style-name="P42"/>
      <text:p text:style-name="P277">Let`s not watch this movie — Давай не будем смотреть этот фильм.</text:p>
      <text:p text:style-name="P277">Let`s do it — Давай сделаем это.</text:p>
      <text:p text:style-name="P42"/>
      <text:p text:style-name="P42"/>
      <text:p text:style-name="P6"><text:span text:style-name="T203">П</text:span><text:span text:style-name="T185">ассивный залог </text:span><text:span text:style-name="T2">(Passive Voice)</text:span></text:p>
      <text:p text:style-name="P78"/>
      <text:p text:style-name="P592"><text:span text:style-name="T232">В английском язые есть 2 вида залогов</text:span><text:span text:style-name="T231">: активный и пассивный. В активном залоге дейсвие совершает автор, а в пассивном —</text:span><text:span text:style-name="T232"> </text:span><text:span text:style-name="T231">дейс</text:span><text:span text:style-name="T232">т</text:span><text:span text:style-name="T231">вие совершается над автором.</text:span></text:p>
      <text:p text:style-name="P79"/>
      <text:p text:style-name="P560"><text:soft-page-break/><text:span text:style-name="T185">Сказуемое в пассивном залоге состоит из </text:span><text:span text:style-name="T206">вспомогательного глагола </text:span><text:span text:style-name="T25">be</text:span><text:span text:style-name="T206"> и смыслового глагола в 3й форме (для группы Simple).</text:span></text:p>
      <text:p text:style-name="P43"/>
      <text:p text:style-name="P271"><text:span text:style-name="T588">The work </text:span><text:span text:style-name="T397">was finished</text:span><text:span text:style-name="T588"> yesterday — Работа </text:span><text:span text:style-name="T397">закончена</text:span><text:span text:style-name="T588"> вчера (пассивный залог).</text:span></text:p>
      <text:p text:style-name="P271"><text:span text:style-name="T588">I </text:span><text:span text:style-name="T397">finished</text:span><text:span text:style-name="T588"> my work yesterday — Я </text:span><text:span text:style-name="T397">закончил</text:span><text:span text:style-name="T588"> работу вчера (активный залог).</text:span></text:p>
      <text:p text:style-name="P43"/>
      <text:p text:style-name="P561"><text:span text:style-name="T206">Если нужно указать автора действия, то это можно сделать с помощью предлога </text:span><text:span text:style-name="T25">by</text:span><text:span text:style-name="T206">:</text:span></text:p>
      <text:p text:style-name="P560"><text:span text:style-name="T25">Ann Karenina was written </text:span><text:span text:style-name="T64">by Leo Tolstoy</text:span><text:span text:style-name="T25"> — Анна Каренина была написана Львом Толстым.</text:span></text:p>
      <text:p text:style-name="P271"/>
      <text:p text:style-name="P33"><text:span text:style-name="T587">Подлежащие </text:span><text:span text:style-name="T24">I</text:span><text:span text:style-name="T587">, в пассивн</text:span><text:span text:style-name="T588">ом</text:span><text:span text:style-name="T587"> залог</text:span><text:span text:style-name="T588">е</text:span><text:span text:style-name="T587"> </text:span><text:span text:style-name="T588">часто </text:span><text:span text:style-name="T587">переводится не как «я», а как «мне/мной/меня».</text:span></text:p>
      <text:p text:style-name="P33"/>
      <text:p text:style-name="P272">I am ignored all the time — Меня игнорируют все время.</text:p>
      <text:p text:style-name="P272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3">I have been taught an important lesson — Мне преподали важный урок.</text:p>
      <text:p text:style-name="P273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8"><text:span text:style-name="T203">Здесь главное </text:span><text:span text:style-name="T207">отличие</text:span><text:span text:style-name="T203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9">I have been spoken English — Со мной говорили по английски.</text:p>
      <text:p text:style-name="P277">I have been speaking English for 2 years. — Я говорю по английски уже 2 года.</text:p>
      <text:p text:style-name="P269"/>
      <text:p text:style-name="P34">Также можно легко перепутать ситуации, когда be используется с прилагательным и когда</text:p>
      <text:p text:style-name="P558"><text:span text:style-name="T207">в </text:span><text:span text:style-name="T185">пассивн</text:span><text:span text:style-name="T207">о</text:span><text:span text:style-name="T185">м залог</text:span><text:span text:style-name="T207">е</text:span><text:span text:style-name="T185">. Здесь важно отличать прилагательное от глагола.</text:span></text:p>
      <text:p text:style-name="P269"/>
      <text:p text:style-name="P269">I am ignored all the time — Меня игнорируют все время (ignored — глагол в 3й форме).</text:p>
      <text:p text:style-name="P300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89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3">Помимо этого </text:span><text:span text:style-name="T639">по особенному</text:span><text:span text:style-name="T593"> формируются вопросы с предлогами.</text:span></text:p>
      <text:p text:style-name="Standard"/>
      <text:p text:style-name="P538">Общий вопрос</text:p>
      <text:p text:style-name="Standard"/>
      <text:p text:style-name="Standard"><text:span text:style-name="T589">В</text:span>опрос, предполага<text:span text:style-name="T592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8">Do you play the piano? — Yes, I do.</text:p>
      <text:p text:style-name="P248">Does Rita play football? — No, she doesn`t.</text:p>
      <text:p text:style-name="P248"/>
      <text:p text:style-name="P163"><text:soft-page-break/>Разделительный вопрос</text:p>
      <text:p text:style-name="P163"/>
      <text:p text:style-name="P565"><text:span text:style-name="T264">З</text:span><text:span text:style-name="T265">адается</text:span><text:span text:style-name="T263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8"/>
      <text:p text:style-name="P198">Состоит из 2х частей, разделенных запятой: утверждения и противоположного корешка.</text:p>
      <text:p text:style-name="P198">Корешок можно переводить словами: «правда?» «да?», «не так ли?», «верно?»</text:p>
      <text:p text:style-name="P198"/>
      <text:p text:style-name="P198">В корешке, <text:span text:style-name="T590">п</text:span>осле <text:span text:style-name="T590">вспомогательного </text:span>глагола, стоит местоимение, заменяющее подлежащее:</text:p>
      <text:p text:style-name="P366">You play tennis every day, don`t you? — Ты играешь в теннис, да?</text:p>
      <text:p text:style-name="P198"/>
      <text:p text:style-name="P198">Если в главной части отрицание, то в корешке должно быть утверждение (и наоборот).</text:p>
      <text:p text:style-name="P365">You don`t like tomato juice, do you? — Ты не любишь томатный сок, да?</text:p>
      <text:p text:style-name="P198"/>
      <text:p text:style-name="P198">Если в главной части используется <text:span text:style-name="T2">I am</text:span>, то в корешке нужно говорить <text:span text:style-name="T2">aren`t I:</text:span></text:p>
      <text:p text:style-name="P365">I am a famous artist, aren`t I? — Я знаменитая художница, да?</text:p>
      <text:p text:style-name="Standard"/>
      <text:p text:style-name="P538">Специальный вопрос</text:p>
      <text:p text:style-name="Standard"/>
      <text:p text:style-name="P566"><text:span text:style-name="T592">З</text:span><text:span text:style-name="T591">адается для получения дополнительной информации и поэтому всегда начинается </text:span></text:p>
      <text:p text:style-name="P564">с вопросительного слова или вопросительной связки.</text:p>
      <text:p text:style-name="P562"/>
      <text:p text:style-name="P563">Вопросительные слова:</text:p>
      <text:list xml:id="list3769853772" text:style-name="L15">
        <text:list-item>
          <text:p text:style-name="P730">who [ху] — кто;</text:p>
        </text:list-item>
        <text:list-item>
          <text:p text:style-name="P730">whom [хум] — кого;</text:p>
        </text:list-item>
        <text:list-item>
          <text:p text:style-name="P730">whose [хуз] — чей;</text:p>
        </text:list-item>
        <text:list-item>
          <text:p text:style-name="P730">what — что, какой;</text:p>
        </text:list-item>
        <text:list-item>
          <text:p text:style-name="P730">which — который;</text:p>
        </text:list-item>
        <text:list-item>
          <text:p text:style-name="P730">where [вэа] — где, куда;</text:p>
        </text:list-item>
        <text:list-item>
          <text:p text:style-name="P730">when — когда;</text:p>
        </text:list-item>
        <text:list-item>
          <text:p text:style-name="P730">why [вай] — зачем, почему;</text:p>
        </text:list-item>
        <text:list-item>
          <text:p text:style-name="P730">how [хау] — как;</text:p>
        </text:list-item>
        <text:list-item>
          <text:p text:style-name="P730">how often [хау офэн] — как часто;</text:p>
        </text:list-item>
        <text:list-item>
          <text:p text:style-name="P730">how many — сколько (исчисляемые существительные);</text:p>
        </text:list-item>
        <text:list-item>
          <text:p text:style-name="P730">how much — сколько (неисчесляемые существительные);</text:p>
        </text:list-item>
        <text:list-item>
          <text:p text:style-name="P730">how long [хау лон] — как долго;</text:p>
        </text:list-item>
        <text:list-item>
          <text:p text:style-name="P730">how long ago — как давно;</text:p>
        </text:list-item>
        <text:list-item>
          <text:p text:style-name="P730">how old — сколько лет.</text:p>
        </text:list-item>
      </text:list>
      <text:p text:style-name="Standard"/>
      <text:p text:style-name="P565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1">соотв</text:span>. <text:span text:style-name="T2">Which</text:span> подразумевает выбор из нескольких вариантов.</text:p>
      <text:p text:style-name="Standard"/>
      <text:p text:style-name="P248">What do you like? — Что ты любишь?</text:p>
      <text:p text:style-name="P248">What car have you got? — Какая у тебя машина?</text:p>
      <text:p text:style-name="P248">Which car is yours? — Какая из машин твоя?</text:p>
      <text:p text:style-name="P248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4">How old are you? — Сколько тебе лет?</text:p>
      <text:p text:style-name="P274">How are you? — Как ты?</text:p>
      <text:p text:style-name="P274"/>
      <text:p text:style-name="P168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5"><text:span text:style-name="T208">как</text:span><text:span text:style-name="T185"> и в утверждении. Вспомогательный глагол часто отсутсвует в таком вопросе.</text:span></text:p>
      <text:p text:style-name="P35"/>
      <text:p text:style-name="P274">Who is in the Room? — Кто в комнате?</text:p>
      <text:p text:style-name="P274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80">Who are my best friends? → Mike and Paul are my best friends.</text:p>
      <text:p text:style-name="P275"/>
      <text:p text:style-name="P169">Вопрос с альтернативой</text:p>
      <text:p text:style-name="P169"/>
      <text:p text:style-name="P199"><text:span text:style-name="T592">В</text:span>опрос, <text:span text:style-name="T592">предполагающий </text:span>выбор между двумя альтернативами. Вопросительное слово не</text:p>
      <text:p text:style-name="P199">используется. Порядок слов такой же, как в общем вопросе, но в какой-то части вопроса</text:p>
      <text:p text:style-name="P199">обязательно нужно преложить альтернативу с помощью союза or.</text:p>
      <text:p text:style-name="P199"/>
      <text:p text:style-name="P367">Does <text:span text:style-name="T379">your mother </text:span>or<text:span text:style-name="T379"> your father</text:span> help you? (<text:span text:style-name="T592">альтернатива в </text:span>подлежаще<text:span text:style-name="T592">м</text:span>)</text:p>
      <text:p text:style-name="P367">Has he just <text:span text:style-name="T379">arrived </text:span>or<text:span text:style-name="T379"> left</text:span>? (в смыслово<text:span text:style-name="T592">м</text:span> глагол<text:span text:style-name="T592">е</text:span>)</text:p>
      <text:p text:style-name="P566"><text:span text:style-name="T61">Will you go to Kiev </text:span><text:span text:style-name="T124">by train </text:span><text:span text:style-name="T61">or</text:span><text:span text:style-name="T124"> by plane</text:span><text:span text:style-name="T61">? (</text:span><text:span text:style-name="T65">в </text:span><text:span text:style-name="T61">дополнени</text:span><text:span text:style-name="T65">и</text:span><text:span text:style-name="T61">)</text:span></text:p>
      <text:p text:style-name="P367"/>
      <text:p text:style-name="P170">Вопросы с предлогами</text:p>
      <text:p text:style-name="P170"/>
      <text:p text:style-name="P200">В английском вопросе предлог всегда стоит в конце, <text:span text:style-name="T674">после глагола, который </text:span><text:span text:style-name="T675">он</text:span><text:span text:style-name="T674"> дополняет.</text:span></text:p>
      <text:p text:style-name="P201"/>
      <text:p text:style-name="P368"><text:span text:style-name="T372">Who</text:span> do you <text:span text:style-name="T435">meet</text:span> <text:span text:style-name="T379">with</text:span>? — <text:span text:style-name="T379">С</text:span> <text:span text:style-name="T372">кем</text:span> ты встречаешься?</text:p>
      <text:p text:style-name="P368"><text:span text:style-name="T372">What</text:span> are you <text:span text:style-name="T435">looking</text:span> <text:span text:style-name="T379">at</text:span>? — <text:span text:style-name="T379">На</text:span> <text:span text:style-name="T372">что</text:span> ты смотришь?</text:p>
      <text:p text:style-name="P369"/>
      <text:p text:style-name="P368"/>
      <text:p text:style-name="P522">Отрицательные предложения</text:p>
      <text:p text:style-name="P459"/>
      <text:p text:style-name="P523">Чтобы придать мысли отрицательное значение используется частица <text:span text:style-name="T2">not </text:span><text:span text:style-name="T185">или</text:span> слово <text:span text:style-name="T2">never</text:span> </text:p>
      <text:p text:style-name="P523"/>
      <text:p text:style-name="P524"><text:span text:style-name="T209">Частица</text:span><text:span text:style-name="T27"> not</text:span><text:span text:style-name="T604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24"/>
      <text:p text:style-name="P524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23"/>
      <text:p text:style-name="P523">Но если отрицатульную мысль сообщить в дополнении, то <text:span text:style-name="T2">not</text:span> будет стоять самостоятельно.</text:p>
      <text:p text:style-name="P462">It`s quite impolite not to call me back — Очень не вежливо не перезванивать мне.</text:p>
      <text:p text:style-name="P567"/>
      <text:p text:style-name="P8">Самые важные глаголы</text:p>
      <text:p text:style-name="Standard"/>
      <text:p text:style-name="P568"><text:span text:style-name="T604">Это глаголы: </text:span><text:span text:style-name="T27">be</text:span><text:span text:style-name="T604">, </text:span><text:span text:style-name="T27">do</text:span><text:span text:style-name="T604">, </text:span><text:span text:style-name="T27">have</text:span><text:span text:style-name="T604"> и </text:span><text:span text:style-name="T27">get</text:span><text:span text:style-name="T604">. Они могут быть как смысловыми, так и вспомогательными. (кроме </text:span><text:span text:style-name="T27">get</text:span><text:span text:style-name="T604">). А также входить в устойчивые обороты, меняя свое основное значение.</text:span></text:p>
      <text:p text:style-name="P568"/>
      <text:p text:style-name="P539">Глагол <text:span text:style-name="T2">be</text:span></text:p>
      <text:p text:style-name="Standard"/>
      <text:p text:style-name="P428"><text:span text:style-name="T212">Переводится как</text:span><text:span text:style-name="T605"> «быть» </text:span><text:span text:style-name="T628">и</text:span><text:span text:style-name="T606"> </text:span><text:span text:style-name="T605">меняется в зависимости от подлежащего.</text:span></text:p>
      <text:p text:style-name="P427"><text:soft-page-break/><text:span text:style-name="T606">В </text:span><text:span text:style-name="T28">Present</text:span><text:span text:style-name="T606"> </text:span><text:span text:style-name="T608">этот глагол</text:span><text:span text:style-name="T607"> </text:span><text:span text:style-name="T606">принимает следующие формы:</text:span></text:p>
      <text:list xml:id="list3852474706" text:style-name="L16">
        <text:list-item>
          <text:p text:style-name="P731">am — если подлежащее в первом лице (I);</text:p>
        </text:list-item>
        <text:list-item>
          <text:p text:style-name="P731">is — если подлежащее в третьем лице, единственном числе (he/she/it);</text:p>
        </text:list-item>
        <text:list-item>
          <text:p text:style-name="P731">are — если подлежащее во множественном числе (you/we/they).</text:p>
        </text:list-item>
      </text:list>
      <text:p text:style-name="P281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0">После <text:span text:style-name="T2">be</text:span> обычно указывается характеристика (какой) или место (где).</text:p>
      <text:p text:style-name="P46"/>
      <text:p text:style-name="P281">This dress is blue — Это платье синие.</text:p>
      <text:p text:style-name="P281">I am in my office now — Я у себя в офисе сейчас.</text:p>
      <text:p text:style-name="P46"/>
      <text:p text:style-name="P47">Связка <text:span text:style-name="T2">be </text:span>+ прилагательное, <text:span text:style-name="T647">очень </text:span>часто переводится глаголом:</text:p>
      <text:p text:style-name="P370">I am interested in art — Я интересуюсь искусством.</text:p>
      <text:p text:style-name="P47"/>
      <text:p text:style-name="P570"><text:span text:style-name="T210">В вопрос</text:span><text:span text:style-name="T211">ах</text:span><text:span text:style-name="T210"> глагол </text:span><text:span text:style-name="T28">be</text:span><text:span text:style-name="T210"> меняется местами с подлежащим, а в отрица</text:span><text:span text:style-name="T211">ниях</text:span><text:span text:style-name="T210">, используется </text:span></text:p>
      <text:p text:style-name="P570"><text:span text:style-name="T210">с частицей </text:span><text:span text:style-name="T28">not</text:span><text:span text:style-name="T210">: В корешке ответа, вместо </text:span><text:span text:style-name="T28">do/does,</text:span><text:span text:style-name="T210"> используется </text:span><text:span text:style-name="T28">am/is/are</text:span><text:span text:style-name="T210">:</text:span></text:p>
      <text:p text:style-name="P47"/>
      <text:p text:style-name="P282">Is John married? No, he isn`t. — Джон женат? Нет.</text:p>
      <text:p text:style-name="P282"/>
      <text:p text:style-name="P48">Очень часто <text:span text:style-name="T2">am/is/are</text:span> сокращают:</text:p>
      <text:list xml:id="list834550220" text:style-name="L17">
        <text:list-item>
          <text:p text:style-name="P732">I am → I`m;</text:p>
        </text:list-item>
        <text:list-item>
          <text:p text:style-name="P732">he is → he`s;</text:p>
        </text:list-item>
        <text:list-item>
          <text:p text:style-name="P732">you are → you`re;</text:p>
        </text:list-item>
        <text:list-item>
          <text:p text:style-name="P732">John is → John`s;</text:p>
        </text:list-item>
      </text:list>
      <text:p text:style-name="P282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2"/>
      <text:p text:style-name="P427"><text:span text:style-name="T210">В </text:span><text:span text:style-name="T28">Past</text:span><text:span text:style-name="T210"> </text:span><text:span text:style-name="T211">он </text:span><text:span text:style-name="T210">принимает слудеющие формы:</text:span></text:p>
      <text:list xml:id="list3778018355" text:style-name="L18">
        <text:list-item>
          <text:p text:style-name="P733">was — если подлежащее в единственном числе (I/he/she/it);</text:p>
        </text:list-item>
        <text:list-item>
          <text:p text:style-name="P733">were — если подлежащее во множественном числе (you/we/they).</text:p>
        </text:list-item>
      </text:list>
      <text:p text:style-name="P282"/>
      <text:p text:style-name="P47">В <text:span text:style-name="T2">Future</text:span> принимает только одну форму — <text:span text:style-name="T2">will be:</text:span></text:p>
      <text:p text:style-name="P282"/>
      <text:p text:style-name="P283">Was the weather good? No, it wasn`t — Погода была хорошая? Нет.</text:p>
      <text:p text:style-name="P282">I will be happy to eat — Я буду рад поесть.</text:p>
      <text:p text:style-name="P282"/>
      <text:p text:style-name="P171">Глагол <text:span text:style-name="T2">do</text:span></text:p>
      <text:p text:style-name="P202"/>
      <text:p text:style-name="P202">Переводится как «делать». В одном предложении может встречаться несколько раз,</text:p>
      <text:p text:style-name="P202">в качестве вспомогательного глагола и смыслового. Вспомогательным глаголом он может</text:p>
      <text:p text:style-name="P202">быть только в отрицаниях и вопросах, времен группы <text:span text:style-name="T2">Simple</text:span>.</text:p>
      <text:p text:style-name="P370"/>
      <text:p text:style-name="P370">What do you <text:span text:style-name="T379">do</text:span>? — Что ты <text:span text:style-name="T379">делаешь</text:span>?</text:p>
      <text:p text:style-name="P370">Do you like pets? No, I don`t — Ты любишь домашних животних? Нет.</text:p>
      <text:p text:style-name="P202"/>
      <text:p text:style-name="P202">В прошедшем времени преорбазуется в <text:span text:style-name="T2">did</text:span> — «делал».</text:p>
      <text:p text:style-name="P282"/>
      <text:p text:style-name="P171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4">Mike has many friends — У Майка много друзей.</text:p>
      <text:p text:style-name="P284">He doesn`t have many friends — У него не много друзей.</text:p>
      <text:p text:style-name="P284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4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4">He hasn`t lost his keys — Он не потерял свои ключи (has в отрицании).</text:p>
      <text:p text:style-name="P284"/>
      <text:p text:style-name="P50">В прошедшем времени преобразуется в <text:span text:style-name="T2">had</text:span> — «имел».</text:p>
      <text:p text:style-name="P292">I had a lot of friends — У меня было много друзей (Я имел много друзей).</text:p>
      <text:p text:style-name="P284"/>
      <text:p text:style-name="P49"><text:span text:style-name="T643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5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2">Have you got a Mercedes? / Do you have a Mercedes? — У тебя есть мерседес?</text:p>
      <text:p text:style-name="P282">I haven`t got a Mercedes / I don`t have a Mercedes — У меня нет мерседеса.</text:p>
      <text:p text:style-name="P282"/>
      <text:p text:style-name="P617"><text:span text:style-name="T210">Глагол </text:span><text:span text:style-name="T28">have</text:span><text:span text:style-name="T210"> может входить в состав устойчивых словосочетаний. В этом он переводится по другому. Также здесь отменяется правило, </text:span><text:span text:style-name="T240">когда</text:span><text:span text:style-name="T210"> </text:span><text:span text:style-name="T28">have</text:span><text:span text:style-name="T210"> нельзя употребять в </text:span><text:span text:style-name="T28">Continuous</text:span><text:span text:style-name="T210">:</text:span></text:p>
      <text:p text:style-name="P51"/>
      <text:p text:style-name="P56"><text:span text:style-name="T609">В</text:span><text:span text:style-name="T606">ыражения, связанные с приемом пищи:</text:span></text:p>
      <text:list xml:id="list3741115284" text:style-name="L19">
        <text:list-item>
          <text:p text:style-name="P734">have a coffee/tea/drink — пить кофе/чай/напиток;</text:p>
        </text:list-item>
        <text:list-item>
          <text:p text:style-name="P734">have a meal — принимать пищу;</text:p>
        </text:list-item>
        <text:list-item>
          <text:p text:style-name="P734">have a breakfast/luch/dinner — завтракать/обедать/ужинать;</text:p>
        </text:list-item>
      </text:list>
      <text:p text:style-name="P117"/>
      <text:p text:style-name="P430"><text:span text:style-name="T213">В</text:span><text:span text:style-name="T210">ыражения, связанные с времяпровождением:</text:span></text:p>
      <text:list xml:id="list4180812740" text:style-name="L20">
        <text:list-item>
          <text:p text:style-name="P735">have a date — ходить на свидание;</text:p>
        </text:list-item>
        <text:list-item>
          <text:p text:style-name="P735">have a good time — хорошо проводить время;</text:p>
        </text:list-item>
        <text:list-item>
          <text:p text:style-name="P735">have a meeting / an appointment — назначать встречу;</text:p>
        </text:list-item>
        <text:list-item>
          <text:p text:style-name="P735">have a nice day — удачного дня (пожелание);</text:p>
        </text:list-item>
      </text:list>
      <text:p text:style-name="P56"/>
      <text:p text:style-name="P56"><text:span text:style-name="T609">В</text:span><text:span text:style-name="T606">ыражения, связанные с внешностью:</text:span></text:p>
      <text:list xml:id="list4233618282" text:style-name="L21">
        <text:list-item>
          <text:p text:style-name="P736">have a bath/shower— принимать ванну/душ;</text:p>
        </text:list-item>
        <text:list-item>
          <text:p text:style-name="P736">have a shave/haircat — побриться/постричься;</text:p>
        </text:list-item>
      </text:list>
      <text:p text:style-name="P285"/>
      <text:p text:style-name="P429"><text:span text:style-name="T213">В</text:span><text:span text:style-name="T210">ыражения, связанные с общением:</text:span></text:p>
      <text:list xml:id="list1902816369" text:style-name="L22">
        <text:list-item>
          <text:p text:style-name="P737">have a guess — угадывать, догадываться;</text:p>
        </text:list-item>
        <text:list-item>
          <text:p text:style-name="P737">have a talk/discussion/chat — беседовать/обсуждать/болтать;</text:p>
        </text:list-item>
        <text:list-item>
          <text:p text:style-name="P737">have a call — позвонить;</text:p>
        </text:list-item>
      </text:list>
      <text:p text:style-name="P282"/>
      <text:p text:style-name="P427"><text:soft-page-break/><text:span text:style-name="T213">В</text:span><text:span text:style-name="T210">ыражения связанные со здоровьем:</text:span></text:p>
      <text:list xml:id="list2445830584" text:style-name="L23">
        <text:list-item>
          <text:p text:style-name="P738">have a baby — родить;</text:p>
        </text:list-item>
        <text:list-item>
          <text:p text:style-name="P739">have a cold/cough — простудиться/кашлять;</text:p>
        </text:list-item>
        <text:list-item>
          <text:p text:style-name="P738">have a headache — болит голова;</text:p>
        </text:list-item>
      </text:list>
      <text:p text:style-name="P282"/>
      <text:p text:style-name="P427"><text:span text:style-name="T213">В</text:span><text:span text:style-name="T210">ыражения, связанные с отдыхом:</text:span></text:p>
      <text:list xml:id="list4072772158" text:style-name="L24">
        <text:list-item>
          <text:p text:style-name="P740">have a day off — взять выходной;</text:p>
        </text:list-item>
        <text:list-item>
          <text:p text:style-name="P740">have a dream/nightmare — видеть сон/кошмар;</text:p>
        </text:list-item>
        <text:list-item>
          <text:p text:style-name="P740">have a rest — отдыхать;</text:p>
        </text:list-item>
        <text:list-item>
          <text:p text:style-name="P740">have a sleep — спать.</text:p>
        </text:list-item>
      </text:list>
      <text:p text:style-name="P282"/>
      <text:p text:style-name="P55"><text:span text:style-name="T609">В</text:span><text:span text:style-name="T606">ыражения, свяханые с физической активностью:</text:span></text:p>
      <text:list xml:id="list2875212482" text:style-name="L25">
        <text:list-item>
          <text:p text:style-name="P741">have a good journey — добраться без проблем (пожелание);</text:p>
        </text:list-item>
        <text:list-item>
          <text:p text:style-name="P741">have a good flight — хорошо долететь (пожелание);</text:p>
        </text:list-item>
        <text:list-item>
          <text:p text:style-name="P741">have a lift — подвести (на машине);</text:p>
        </text:list-item>
        <text:list-item>
          <text:p text:style-name="P741">have a ride — проехаться;</text:p>
        </text:list-item>
        <text:list-item>
          <text:p text:style-name="P741">have a walk — пройтись (прогуляться);</text:p>
        </text:list-item>
        <text:list-item>
          <text:p text:style-name="P741">have a swim — поплавать;</text:p>
        </text:list-item>
        <text:list-item>
          <text:p text:style-name="P741">have a hug — обняться;</text:p>
        </text:list-item>
        <text:list-item>
          <text:p text:style-name="P741">have a kiss — поцеловаться.</text:p>
        </text:list-item>
      </text:list>
      <text:p text:style-name="P173"/>
      <text:p text:style-name="P172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6">I got an A — Я получил пятерку. (A — это оценка)</text:p>
      <text:p text:style-name="P286">I got a new car — Я купил новую машину.</text:p>
      <text:p text:style-name="P286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6">He <text:span text:style-name="T379">got dressed</text:span> quickly and left — Он <text:span text:style-name="T379">оделся</text:span> быстро и ушел.</text:p>
      <text:p text:style-name="P286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6">I got to work late — Я приехал на работу поздно.</text:p>
      <text:p text:style-name="P286">I got to the airport by train — Я приехал в аэропорт на поезде.</text:p>
      <text:p text:style-name="P286"/>
      <text:p text:style-name="P52">Если <text:span text:style-name="T2">get</text:span> используется со средством передвижения, то он приобретает значение</text:p>
      <text:p text:style-name="P623"><text:span text:style-name="T246">«сесть в транспорт». В этом случае он может </text:span><text:span text:style-name="T245">идти</text:span><text:span text:style-name="T246"> с предлогом </text:span><text:span text:style-name="T47">on</text:span><text:span text:style-name="T246">.</text:span></text:p>
      <text:p text:style-name="P52"/>
      <text:p text:style-name="P286">I got on a bus at 5 o`clock — Я сел в автобус в 5 часов.</text:p>
      <text:p text:style-name="P286">I got a taxi — Я взял такси.</text:p>
      <text:p text:style-name="P286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1242513960" text:style-name="L26">
        <text:list-item>
          <text:p text:style-name="P742">get along — ладить друг с другом;</text:p>
        </text:list-item>
        <text:list-item>
          <text:p text:style-name="P742"><text:soft-page-break/>get away — удирать;</text:p>
        </text:list-item>
        <text:list-item>
          <text:p text:style-name="P742">get back — вернуться;</text:p>
        </text:list-item>
        <text:list-item>
          <text:p text:style-name="P742">get in — попасть внутрь;</text:p>
        </text:list-item>
        <text:list-item>
          <text:p text:style-name="P742">get on — справиться с ситуацией.</text:p>
        </text:list-item>
      </text:list>
      <text:p text:style-name="P52"/>
      <text:p text:style-name="P286">I`ll get away from work as soon as I can — Я уйду с этой работы, как только смогу.</text:p>
      <text:p text:style-name="P286">Get in the car quickly! — Быстро садись в машину!</text:p>
      <text:p text:style-name="P286">How are you getting on with your new job? — Как дела на новой работе?</text:p>
      <text:p text:style-name="P286"/>
      <text:p text:style-name="P172">Глаголы, в которых все путаются</text:p>
      <text:p text:style-name="P172"/>
      <text:p text:style-name="P571"><text:span text:style-name="T66">Tell</text:span><text:span text:style-name="T266"> и </text:span><text:span text:style-name="T66">say</text:span><text:span text:style-name="T266"> </text:span><text:span text:style-name="T267">передают значение</text:span><text:span text:style-name="T266"> «сказать». Только </text:span><text:span text:style-name="T66">tell</text:span><text:span text:style-name="T266"> </text:span><text:span text:style-name="T267">означает</text:span><text:span text:style-name="T266"> «рассказать кому-то» или «рассказать что-то» и требует дополнения. А </text:span><text:span text:style-name="T66">say</text:span><text:span text:style-name="T266"> означает просто «сказать».</text:span></text:p>
      <text:p text:style-name="P203"/>
      <text:p text:style-name="P287"><text:span text:style-name="T388">Tell me</text:span><text:span text:style-name="T414"> the truth — </text:span><text:span text:style-name="T388">Скажи мне</text:span><text:span text:style-name="T414"> правду.</text:span></text:p>
      <text:p text:style-name="P288"><text:span text:style-name="T403">`It is good,` Mr Bean </text:span><text:span text:style-name="T379">said</text:span><text:span text:style-name="T403"> — «Это хорошо», </text:span><text:span text:style-name="T379">сказал</text:span><text:span text:style-name="T403"> мистер Бин.</text:span></text:p>
      <text:p text:style-name="P371"/>
      <text:p text:style-name="P572"><text:span text:style-name="T67">See, look, watch </text:span><text:span text:style-name="T267">передают значение «видеть». </text:span><text:span text:style-name="T68">See</text:span><text:span text:style-name="T268"> означает «видеть», как визическую возможность. </text:span><text:span text:style-name="T68">Look</text:span><text:span text:style-name="T268"> означает «смотреть» </text:span><text:span text:style-name="T269">как осознанное действие</text:span><text:span text:style-name="T268">. Если смотрят </text:span><text:span text:style-name="T363">на</text:span><text:span text:style-name="T268"> какой-то объект, то доб. предлог </text:span><text:span text:style-name="T68">at</text:span><text:span text:style-name="T268">. W</text:span><text:span text:style-name="T68">atch</text:span><text:span text:style-name="T268"> означает «наблюдать за объектом» и требует дополнения.</text:span></text:p>
      <text:p text:style-name="P204"/>
      <text:p text:style-name="P289"><text:span text:style-name="T403">I </text:span><text:span text:style-name="T379">see</text:span><text:span text:style-name="T403"> a bird in the tree — Я </text:span><text:span text:style-name="T379">вижу</text:span><text:span text:style-name="T403"> птицу на дереве.</text:span></text:p>
      <text:p text:style-name="P288"><text:span text:style-name="T403">Don`t worry, I`m not </text:span><text:span text:style-name="T379">looking</text:span><text:span text:style-name="T403"> — Не волнуйся, я не </text:span><text:span text:style-name="T379">смотрю</text:span><text:span text:style-name="T403">.</text:span></text:p>
      <text:p text:style-name="P288"><text:span text:style-name="T403">I`m </text:span><text:span text:style-name="T379">looking at</text:span><text:span text:style-name="T403"> the dog — Я </text:span><text:span text:style-name="T379">смотрю на</text:span><text:span text:style-name="T403"> собаку.</text:span></text:p>
      <text:p text:style-name="P288"><text:span text:style-name="T403">I like </text:span><text:span text:style-name="T379">watching birds</text:span><text:span text:style-name="T403"> — Мне нравится </text:span><text:span text:style-name="T379">наблюдать за птицами</text:span><text:span text:style-name="T403">.</text:span></text:p>
      <text:p text:style-name="P371"/>
      <text:p text:style-name="P573"><text:span text:style-name="T69">Hear</text:span><text:span text:style-name="T270"> и </text:span><text:span text:style-name="T69">list</text:span><text:span text:style-name="T270"> переводятся как «слышать» и «слушать». Первый означает физическую возможность (подобно </text:span><text:span text:style-name="T69">see</text:span><text:span text:style-name="T270">) а второй — осознанное действие (подобно </text:span><text:span text:style-name="T69">look</text:span><text:span text:style-name="T270">). Когда говорят </text:span></text:p>
      <text:p text:style-name="P573"><text:span text:style-name="T270">о том, что именно слушают, то к </text:span><text:span text:style-name="T69">listen</text:span><text:span text:style-name="T270"> доб. предлог </text:span><text:span text:style-name="T69">to</text:span><text:span text:style-name="T270">, но при переводе он выпадает.</text:span></text:p>
      <text:p text:style-name="P205"/>
      <text:p text:style-name="P290"><text:span text:style-name="T415">Can you </text:span><text:span text:style-name="T389">hear</text:span><text:span text:style-name="T415"> some noise? — Ты </text:span><text:span text:style-name="T389">слышишь</text:span><text:span text:style-name="T415"> шум?</text:span></text:p>
      <text:p text:style-name="P290"><text:span text:style-name="T389">Listen to</text:span><text:span text:style-name="T415"> me, please — Пожалуйста, </text:span><text:span text:style-name="T389">послушай</text:span><text:span text:style-name="T415"> меня.</text:span></text:p>
      <text:p text:style-name="P290"><text:span text:style-name="T415">What music do you </text:span><text:span text:style-name="T389">listen to</text:span><text:span text:style-name="T415">? - Какую музыку ты </text:span><text:span text:style-name="T389">слушает</text:span><text:span text:style-name="T415">?</text:span></text:p>
      <text:p text:style-name="P372"/>
      <text:p text:style-name="P54"><text:span text:style-name="T70">D</text:span><text:span text:style-name="T69">o</text:span><text:span text:style-name="T415"> </text:span><text:span text:style-name="T416">и</text:span><text:span text:style-name="T415"> </text:span><text:span text:style-name="T69">make</text:span><text:span text:style-name="T415"> означают «делать». Только первый имеет абстрактное значение (заниматься</text:span></text:p>
      <text:p text:style-name="P205">делом), а второй больше связан с физической активностью, с созданием предметов.</text:p>
      <text:p text:style-name="P373"/>
      <text:p text:style-name="P291"><text:span text:style-name="T415">Could you </text:span><text:span text:style-name="T389">do</text:span><text:span text:style-name="T415"> me a favour — Не мог бы ты </text:span><text:span text:style-name="T389">оказать</text:span><text:span text:style-name="T415"> мне услугу?</text:span></text:p>
      <text:p text:style-name="P291"><text:span text:style-name="T415">I belive she`ll </text:span><text:span text:style-name="T389">make</text:span><text:span text:style-name="T415"> the right choice — Я верю, что она </text:span><text:span text:style-name="T389">сделает</text:span><text:span text:style-name="T415"> правильный выбор.</text:span></text:p>
      <text:p text:style-name="P205"/>
      <text:p text:style-name="P206">Устойчивые выражения с do:</text:p>
      <text:list xml:id="list920610154" text:style-name="L27">
        <text:list-item>
          <text:p text:style-name="P780">do an exam/test — сдавать экзамен/тест;</text:p>
        </text:list-item>
        <text:list-item>
          <text:p text:style-name="P780">do a course — пройти курс;</text:p>
        </text:list-item>
        <text:list-item>
          <text:p text:style-name="P780">do work/homework/housework — делать работу / домашнюю работу / работу по дому;</text:p>
        </text:list-item>
        <text:list-item>
          <text:p text:style-name="P780">do a favour — оказывать услугу;</text:p>
        </text:list-item>
        <text:list-item>
          <text:p text:style-name="P780">do business — заниматься бизнесом;</text:p>
        </text:list-item>
        <text:list-item>
          <text:p text:style-name="P780">do right/wrong — поступать правильно/неправильно;</text:p>
        </text:list-item>
        <text:list-item>
          <text:p text:style-name="P780">do the shopping — делать покупки;</text:p>
        </text:list-item>
        <text:list-item>
          <text:p text:style-name="P780">do the wassing up — мыть посуду;</text:p>
        </text:list-item>
      </text:list>
      <text:p text:style-name="P205"/>
      <text:p text:style-name="P206">Устойчивые выражения с make:</text:p>
      <text:list xml:id="list2147145905" text:style-name="L28">
        <text:list-item>
          <text:p text:style-name="P781">make a noise — шуметь;</text:p>
        </text:list-item>
        <text:list-item>
          <text:p text:style-name="P781"><text:soft-page-break/>make a bed — застилать постель;</text:p>
        </text:list-item>
        <text:list-item>
          <text:p text:style-name="P781">make a cake/tea/dinner — приготовить торт/чай/ужин;</text:p>
        </text:list-item>
        <text:list-item>
          <text:p text:style-name="P781">make a choice — сделать выбор;</text:p>
        </text:list-item>
        <text:list-item>
          <text:p text:style-name="P781">make a scision — принять решение;</text:p>
        </text:list-item>
        <text:list-item>
          <text:p text:style-name="P781">make a promise — обещать, дать обещание;</text:p>
        </text:list-item>
        <text:list-item>
          <text:p text:style-name="P781">make a friends — подружиться.</text:p>
        </text:list-item>
      </text:list>
      <text:p text:style-name="Standard"/>
      <text:p text:style-name="Standard"/>
      <text:p text:style-name="P58"><text:span text:style-name="T594">И</text:span><text:span text:style-name="T595">нфинитив и герундий</text:span></text:p>
      <text:p text:style-name="P574"/>
      <text:p text:style-name="P578">Когда в английском предложении несколько глаголов идут подряд, то первый является <text:span text:style-name="T610">смысловым</text:span>, а следующ<text:span text:style-name="T610">ие</text:span>, свободны<text:span text:style-name="T610">е</text:span> от времени, <text:span text:style-name="T610">будут</text:span> в форме инфинитива или герундия.</text:p>
      <text:p text:style-name="P574"/>
      <text:p text:style-name="P574">Инфинитив и герундий дополняют по смыслу сказуемое. Они являются взаимозаменяемы</text:p>
      <text:p text:style-name="P574">и в основном используются по наитию либо в зависимости от диалекта.</text:p>
      <text:p text:style-name="Standard"/>
      <text:p text:style-name="P540">Инфинитив</text:p>
      <text:p text:style-name="P575"/>
      <text:p text:style-name="P575">Это глагол в начальной форме, который почти всегда пишется с частицей to.</text:p>
      <text:p text:style-name="P576"/>
      <text:p text:style-name="P293">We <text:span text:style-name="T150">promise</text:span> <text:span text:style-name="T379">to get</text:span> the money — Мы обещали <text:span text:style-name="T379">достать</text:span> денег.</text:p>
      <text:p text:style-name="P293">Don`t <text:span text:style-name="T150">forget</text:span> <text:span text:style-name="T379">to write</text:span> importang things — Не забывай <text:span text:style-name="T379">записывать</text:span> самое главное.</text:p>
      <text:p text:style-name="P575"/>
      <text:p text:style-name="P60">Между смысловым глаголом и идущим за ним инфинитивом часто стоит дополнение.</text:p>
      <text:p text:style-name="P431"><text:span text:style-name="T214">Обычно дополнение </text:span><text:span text:style-name="T215">ставиться</text:span><text:span text:style-name="T214"> после: </text:span><text:span text:style-name="T30">ask, tell, advice, expect, pesuade, teach.</text:span></text:p>
      <text:p text:style-name="P293"/>
      <text:p text:style-name="P293">I <text:span text:style-name="T158">asked</text:span> <text:span text:style-name="T163">Mike</text:span> <text:span text:style-name="T379">to come</text:span> in — Я просила Майка войти.</text:p>
      <text:p text:style-name="P293"><text:span text:style-name="T158">Tell</text:span> <text:span text:style-name="T163">them</text:span> <text:span text:style-name="T379">to leave</text:span> us alone — Попроси их оставить нас в покое.</text:p>
      <text:p text:style-name="P293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3"/>
      <text:p text:style-name="P577"><text:span text:style-name="T30">I </text:span><text:span text:style-name="T2">promise you</text:span><text:span text:style-name="T30"> </text:span><text:span text:style-name="T126">to be</text:span><text:span text:style-name="T30"> there always — Я обещаю тебе, </text:span><text:span text:style-name="T126">что буду</text:span><text:span text:style-name="T30"> рядом всегда.</text:span></text:p>
      <text:p text:style-name="P294"/>
      <text:p text:style-name="P62"><text:span text:style-name="T610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2">в</text:span>).</text:p>
      <text:p text:style-name="P418"/>
      <text:p text:style-name="P517"><text:span text:style-name="T30">I went out </text:span><text:span text:style-name="T126">to buy</text:span><text:span text:style-name="T30"> food — Я вышел, </text:span><text:span text:style-name="T126">чтобы купить</text:span><text:span text:style-name="T30"> еды.</text:span></text:p>
      <text:p text:style-name="P517"><text:span text:style-name="T30">I went out </text:span><text:span text:style-name="T126">for</text:span><text:span text:style-name="T30"> food — Я вышел </text:span><text:span text:style-name="T126">за</text:span><text:span text:style-name="T30"> едой.</text:span></text:p>
      <text:p text:style-name="P517"><text:span text:style-name="T30">I surfed the Internet </text:span><text:span text:style-name="T126">for</text:span><text:span text:style-name="T30"> new information — Я ходил по интернету </text:span><text:span text:style-name="T126">в</text:span><text:span text:style-name="T30"> поисках новой информации.</text:span></text:p>
      <text:p text:style-name="P464"/>
      <text:p text:style-name="P518">Есть глаголы, после который инфинитив идет без частицы <text:span text:style-name="T2">to</text:span> (голый инфинитив).</text:p>
      <text:p text:style-name="P518">Самыми распространенным из них являются <text:span text:style-name="T2">let,</text:span> <text:span text:style-name="T2">make </text:span><text:span text:style-name="T670">и</text:span><text:span text:style-name="T58"> help</text:span>.</text:p>
      <text:p text:style-name="P518"/>
      <text:p text:style-name="P463"><text:span text:style-name="T150">Let</text:span> Peter <text:span text:style-name="T379">explain</text:span> himself — Позволь Питеру <text:span text:style-name="T403">объясниться</text:span>.</text:p>
      <text:p text:style-name="P463"><text:span text:style-name="T150">Let</text:span> us (let`s) <text:span text:style-name="T379">watch</text:span> this movie — Давай посмотрим этот фильм <text:span text:style-name="T671">(позоволь нам)</text:span>.</text:p>
      <text:p text:style-name="P463"/>
      <text:p text:style-name="P649"><text:span text:style-name="T502">Если после </text:span><text:span text:style-name="T467">make</text:span><text:span text:style-name="T502"> </text:span><text:span text:style-name="T503">есть</text:span><text:span text:style-name="T502"> еще один глагол, то в этом случае </text:span><text:span text:style-name="T467">make</text:span><text:span text:style-name="T502"> переводится не как «делать», </text:span></text:p>
      <text:p text:style-name="P519">а как «заставлять». <text:span text:style-name="T669">П</text:span>осле <text:span text:style-name="T2">make</text:span> нужно <text:span text:style-name="T669">обязательно </text:span>указать дополнение.</text:p>
      <text:p text:style-name="P463"/>
      <text:p text:style-name="P579"><text:span text:style-name="T467">I can`t </text:span><text:span text:style-name="T155">make</text:span><text:span text:style-name="T467"> </text:span><text:span text:style-name="T167">John</text:span><text:span text:style-name="T467"> </text:span><text:span text:style-name="T450">work</text:span><text:span text:style-name="T467"> — Я не могу заставить Джона работать.</text:span></text:p>
      <text:p text:style-name="P465"/>
      <text:p text:style-name="P197"><text:soft-page-break/><text:span text:style-name="T506">Г</text:span><text:span text:style-name="T435">ерундий</text:span></text:p>
      <text:p text:style-name="P520"/>
      <text:p text:style-name="P520">Это нечно среднее между глаголом и существительным, потому что может переводиться</text:p>
      <text:p text:style-name="P581"><text:span text:style-name="T499">и так, и этак. Выглядит как глагол c окончанием -ing</text:span>.</text:p>
      <text:p text:style-name="Standard"/>
      <text:p text:style-name="P582">Герундий <text:span text:style-name="T616">используется после предлогов и некоторых глаголов. </text:span></text:p>
      <text:p text:style-name="P582">В этом случае он переводится глаголом.</text:p>
      <text:p text:style-name="P419"/>
      <text:p text:style-name="P248">I <text:span text:style-name="T150">ran</text:span> for a long time <text:span text:style-name="T612">without</text:span> <text:span text:style-name="T379">stopping</text:span> — Я долго бежал, не <text:span text:style-name="T379">останавливаясь</text:span>.</text:p>
      <text:p text:style-name="P248">Don`t stop. <text:span text:style-name="T150">Keep</text:span> <text:span text:style-name="T612">on</text:span> <text:span text:style-name="T379">running</text:span>! — Не останавливайся. Продолжай <text:span text:style-name="T379">бежать</text:span>!</text:p>
      <text:p text:style-name="P248"/>
      <text:p text:style-name="P583">Между смысловым глаголом <text:span text:style-name="T614">и герундием также </text:span>может стоять дополнение:</text:p>
      <text:p text:style-name="P248">I <text:span text:style-name="T150">saw</text:span> <text:span text:style-name="T163">John</text:span> <text:span text:style-name="T379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5">Would you like <text:span text:style-name="T379">to go skiing</text:span>? — Ты хочешь <text:span text:style-name="T379">покататься на лыжах</text:span>?</text:p>
      <text:p text:style-name="P295">I would rather <text:span text:style-name="T379">go shopping</text:span> — <text:span text:style-name="T615">Я</text:span> <text:span text:style-name="T615">бы </text:span>лучше <text:span text:style-name="T379">по</text:span><text:span text:style-name="T390">шопилась</text:span>.</text:p>
      <text:p text:style-name="P295">I <text:span text:style-name="T379">like shopping</text:span>! — Я <text:span text:style-name="T379">люблю </text:span><text:span text:style-name="T390">шопиться</text:span>!</text:p>
      <text:p text:style-name="P295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6"><text:span text:style-name="T391">Swimming</text:span><text:span text:style-name="T617"> is very good for your health — </text:span><text:span text:style-name="T391">Плаванье</text:span><text:span text:style-name="T617"> хорошо для здоровья</text:span></text:p>
      <text:p text:style-name="P296"><text:span text:style-name="T391">Learning</text:span><text:span text:style-name="T617"> English is not easy — </text:span><text:span text:style-name="T391">Изучение</text:span><text:span text:style-name="T617"> английского это нелегко.</text:span></text:p>
      <text:p text:style-name="P65"/>
      <text:p text:style-name="P432">Глаголы, после которых принято использовать герундий:</text:p>
      <text:list xml:id="list3861246171" text:style-name="L29">
        <text:list-item>
          <text:p text:style-name="P743">stop, finish, give up, carry on, go on, keep on (начало или конец процесса);</text:p>
        </text:list-item>
        <text:list-item>
          <text:p text:style-name="P802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44"><text:span text:style-name="T611">see, watch, hear, listen to (чувственн</text:span><text:span text:style-name="T618">ые</text:span><text:span text:style-name="T611"> восприяти</text:span><text:span text:style-name="T618">е</text:span><text:span text:style-name="T611">);</text:span></text:p>
        </text:list-item>
        <text:list-item>
          <text:p text:style-name="P744"><text:span text:style-name="T617">suggest, mind, avoid, practive, can`t help </text:span><text:span text:style-name="T614">(</text:span><text:span text:style-name="T618">другие глаголы и словосочетания)</text:span><text:span text:style-name="T617">;</text:span></text:p>
        </text:list-item>
      </text:list>
      <text:p text:style-name="P66"/>
      <text:p text:style-name="P298"><text:span text:style-name="T216">Г</text:span><text:span text:style-name="T185">лаголы, после которых можно использовать как инфинитив, так и герундий:</text:span></text:p>
      <text:list xml:id="list3701083174" text:style-name="L30">
        <text:list-item>
          <text:p text:style-name="P745">start, begin, continues (связанные с процессом)</text:p>
        </text:list-item>
        <text:list-item>
          <text:p text:style-name="P745">love, like, hate, prefer (связанные с отношением)</text:p>
        </text:list-item>
      </text:list>
      <text:p text:style-name="P67"/>
      <text:p text:style-name="P297">I started to leart English at school / I started learning English at school.</text:p>
      <text:p text:style-name="P630"/>
      <text:p text:style-name="P630"/>
      <text:p text:style-name="P65"><text:span text:style-name="T596">Формальное подлежащее </text:span><text:span text:style-name="T602">(</text:span><text:span text:style-name="T601">Dummy subject</text:span><text:span text:style-name="T602">)</text:span></text:p>
      <text:p text:style-name="P65"/>
      <text:p text:style-name="P624"><text:span text:style-name="T218">Когда в авнглийском предложен. отсутстует подлежащее, то его место </text:span><text:span text:style-name="T248">занимает</text:span><text:span text:style-name="T218"> формальное подлежащее. Обычно это либо </text:span><text:span text:style-name="T33">there</text:span><text:span text:style-name="T218">, либо </text:span><text:span text:style-name="T33">it</text:span><text:span text:style-name="T218">, но иногда это могут быть: </text:span><text:span text:style-name="T33">they</text:span><text:span text:style-name="T218">, </text:span><text:span text:style-name="T33">this</text:span><text:span text:style-name="T218">, </text:span><text:span text:style-name="T33">that</text:span><text:span text:style-name="T218">, </text:span><text:span text:style-name="T33">you</text:span><text:span text:style-name="T218">. Такие предложения удобнее переводить с конца.</text:span></text:p>
      <text:p text:style-name="P69"/>
      <text:p text:style-name="P584"><text:span text:style-name="T218">Подлежащее </text:span><text:span text:style-name="T33">there</text:span><text:span text:style-name="T218"> всегда идет в связке с глаголом </text:span><text:span text:style-name="T33">be</text:span><text:span text:style-name="T218">. Оно необходимо, чтобы указать</text:span></text:p>
      <text:p text:style-name="P584"><text:span text:style-name="T218">на местоположение существительного, которое идет после </text:span><text:span text:style-name="T33">be</text:span><text:span text:style-name="T218">.</text:span></text:p>
      <text:p text:style-name="P69"/>
      <text:p text:style-name="P299"><text:span text:style-name="T146">There</text:span><text:span text:style-name="T619"> </text:span><text:span text:style-name="T159">is</text:span><text:span text:style-name="T619"> </text:span><text:span text:style-name="T169">a new restaurant</text:span><text:span text:style-name="T619"> </text:span><text:span text:style-name="T176">in King Street</text:span><text:span text:style-name="T619"> — На Кинг-стрит есть новый ресторан.</text:span></text:p>
      <text:p text:style-name="P299"><text:span text:style-name="T146">There</text:span><text:span text:style-name="T619"> </text:span><text:span text:style-name="T159">was</text:span><text:span text:style-name="T619"> </text:span><text:span text:style-name="T169">a fight</text:span><text:span text:style-name="T619"> </text:span><text:span text:style-name="T176">in the street today</text:span><text:span text:style-name="T619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620">ет никаких</text:span></text:p>
      <text:p text:style-name="P64">действий, но с которым связана дополнительная информация.</text:p>
      <text:p text:style-name="P295"/>
      <text:p text:style-name="P295">There is something I want to tell you — Есть, кое-что, что я должен сказать тебе.</text:p>
      <text:p text:style-name="P295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5"/>
      <text:p text:style-name="P295"><text:span text:style-name="T141">It</text:span> <text:span text:style-name="T150">is</text:span> 5 o`clock — Сейчас 5 часов.</text:p>
      <text:p text:style-name="P295"><text:span text:style-name="T141">It</text:span> <text:span text:style-name="T150">is</text:span> warm — Тепло.</text:p>
      <text:p text:style-name="P295"><text:span text:style-name="T141">It</text:span> often <text:span text:style-name="T150">snows</text:span> in the winter — Зимой часто идет снег.</text:p>
      <text:p text:style-name="P295"/>
      <text:p text:style-name="P64">Также формальное подлежащее используется, когда действие не выполняет кто-то</text:p>
      <text:p text:style-name="P585"><text:span text:style-name="T217">конкретный. Такие предложения можно </text:span><text:span text:style-name="T219">переводить</text:span><text:span text:style-name="T217"> из активного залога в пассивный.</text:span></text:p>
      <text:p text:style-name="P64"/>
      <text:p text:style-name="P248">They say this film is interesting / This film is said to be interesting —</text:p>
      <text:p text:style-name="P248">Говорят, этот фильминтересный.</text:p>
      <text:p text:style-name="P295"/>
      <text:p text:style-name="P295"/>
      <text:p text:style-name="P593"><text:span text:style-name="T597">Местоимени</text:span><text:span text:style-name="T598">е</text:span><text:span text:style-name="T597"> </text:span><text:span text:style-name="T602">(Pronoun)</text:span></text:p>
      <text:p text:style-name="P64"/>
      <text:p text:style-name="P587"><text:span text:style-name="T217">Это слово, которым заменяют имя человека, название предмета или понятие. </text:span><text:span text:style-name="T220">М</text:span><text:span text:style-name="T217">естоимения </text:span><text:span text:style-name="T235">бывают</text:span><text:span text:style-name="T217">: </text:span><text:span text:style-name="T220">личны</text:span><text:span text:style-name="T235">ми</text:span><text:span text:style-name="T220">, притяжательны</text:span><text:span text:style-name="T235">ми</text:span><text:span text:style-name="T220">, возвратны</text:span><text:span text:style-name="T235">ми</text:span><text:span text:style-name="T220">, указательны</text:span><text:span text:style-name="T235">ми,</text:span><text:span text:style-name="T220"> неопределенны</text:span><text:span text:style-name="T235">ми</text:span><text:span text:style-name="T220">.</text:span></text:p>
      <text:p text:style-name="P71"/>
      <text:p text:style-name="P177">Личные местоимения</text:p>
      <text:p text:style-name="P71"/>
      <text:p text:style-name="P602"><text:span text:style-name="T220">Имеют 2 формы: именительный и объектный падеж. В английском языке</text:span><text:span text:style-name="T235"> всего </text:span><text:span text:style-name="T225">2</text:span><text:span text:style-name="T220"> падежа: именительный и объектный. Объектный падеж соответсвует косвенному падежу</text:span></text:p>
      <text:p text:style-name="P602"><text:span text:style-name="T220">(</text:span><text:span text:style-name="T235">в русском языке косвенные падежи, </text:span><text:span text:style-name="T220">это все, кроме именительного).</text:span></text:p>
      <text:p text:style-name="P71"/>
      <text:p text:style-name="P588"><text:span text:style-name="T185">Личные местоимения </text:span><text:span text:style-name="T222">в именительном падеже</text:span><text:span text:style-name="T223"> </text:span><text:span text:style-name="T224">отвечают на вопросы «кто?», «что?» </text:span></text:p>
      <text:p text:style-name="P588"><text:span text:style-name="T224">и заменяют </text:span><text:span text:style-name="T225">собой </text:span><text:span text:style-name="T224">подлежащее:</text:span></text:p>
      <text:p text:style-name="P118"/>
      <text:list xml:id="list3300859467" text:style-name="L31">
        <text:list-item>
          <text:p text:style-name="P746">I — я;</text:p>
        </text:list-item>
        <text:list-item>
          <text:p text:style-name="P746">you — ты/вы;</text:p>
        </text:list-item>
        <text:list-item>
          <text:p text:style-name="P746">he — он;</text:p>
        </text:list-item>
        <text:list-item>
          <text:p text:style-name="P746">she — она;</text:p>
        </text:list-item>
        <text:list-item>
          <text:p text:style-name="P746">it — он/она/оно/это;</text:p>
        </text:list-item>
        <text:list-item>
          <text:p text:style-name="P746">we — мы;</text:p>
        </text:list-item>
        <text:list-item>
          <text:p text:style-name="P746">they — они;</text:p>
        </text:list-item>
      </text:list>
      <text:p text:style-name="P420"/>
      <text:p text:style-name="P303"><text:span text:style-name="T141">I</text:span> <text:span text:style-name="T150">love</text:span> <text:span text:style-name="T163">Jave</text:span> — Я люблю Джейн</text:p>
      <text:p text:style-name="P303"/>
      <text:p text:style-name="P72"><text:span text:style-name="T624">Местоимение</text:span><text:span text:style-name="T36"> </text:span><text:span text:style-name="T2">I</text:span> заменяет первое лицо <text:span text:style-name="T623">и</text:span> <text:span text:style-name="T623">в</text:span>сегда пишется с большой буквы. </text:p>
      <text:p text:style-name="P72"><text:span text:style-name="T624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624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7"><text:span text:style-name="T221">Местоимение</text:span><text:span text:style-name="T34"> i</text:span><text:span text:style-name="T35">t</text:span><text:span text:style-name="T220"> заменяет неодушевленный предмет </text:span><text:span text:style-name="T221">и</text:span><text:span text:style-name="T220"> животн</text:span><text:span text:style-name="T222">ое (в единственном числе)</text:span><text:span text:style-name="T220">.</text:span></text:p>
      <text:p text:style-name="P589"><text:span text:style-name="T222">Местоимение</text:span><text:span text:style-name="T35"> they</text:span><text:span text:style-name="T220"> </text:span><text:span text:style-name="T222">з</text:span><text:span text:style-name="T220">аменя</text:span><text:span text:style-name="T222">е</text:span><text:span text:style-name="T220">т людей и неодушевленные предметы.</text:span></text:p>
      <text:p text:style-name="P71"/>
      <text:p text:style-name="P587"><text:soft-page-break/><text:span text:style-name="T35">Where is the </text:span><text:span text:style-name="T127">book</text:span><text:span text:style-name="T35">? </text:span><text:span text:style-name="T127">It</text:span><text:span text:style-name="T35"> is on the table — Где </text:span><text:span text:style-name="T127">книга</text:span><text:span text:style-name="T35">? </text:span><text:span text:style-name="T127">Она</text:span><text:span text:style-name="T35"> на столе.</text:span></text:p>
      <text:p text:style-name="P302"><text:span text:style-name="T622">Where are the </text:span><text:span text:style-name="T392">keys</text:span><text:span text:style-name="T622">? </text:span><text:span text:style-name="T392">They</text:span><text:span text:style-name="T622"> are on the table — Где </text:span><text:span text:style-name="T392">ключи</text:span><text:span text:style-name="T622">? </text:span><text:span text:style-name="T392">Они</text:span><text:span text:style-name="T622"> на столе.</text:span></text:p>
      <text:p text:style-name="P302"/>
      <text:p text:style-name="P442"><text:span text:style-name="T223">Если</text:span><text:span text:style-name="T222"> сказуемое </text:span><text:span text:style-name="T223">это</text:span><text:span text:style-name="T220">: </text:span><text:span text:style-name="T35">like</text:span><text:span text:style-name="T220">, </text:span><text:span text:style-name="T35">have</text:span><text:span text:style-name="T220">, </text:span><text:span text:style-name="T35">enjoy,</text:span><text:span text:style-name="T220"> </text:span><text:span text:style-name="T35">need</text:span><text:span text:style-name="T220">, </text:span><text:span text:style-name="T223">то </text:span><text:span text:style-name="T220">подлежащие </text:span><text:span text:style-name="T223">будет</text:span><text:span text:style-name="T220"> </text:span><text:span text:style-name="T223">в </text:span><text:span text:style-name="T222">объектн</text:span><text:span text:style-name="T223">ом</text:span><text:span text:style-name="T220"> падеж</text:span><text:span text:style-name="T223">е</text:span><text:span text:style-name="T220">.</text:span></text:p>
      <text:p text:style-name="P301"><text:span text:style-name="T379">I</text:span> like my job — <text:span text:style-name="T379">Мне</text:span> нравится моя работа.</text:p>
      <text:p text:style-name="P71"/>
      <text:p text:style-name="P73">Личные местоимения в объектном падеже <text:span text:style-name="T625">отвечают на вопрос</text:span><text:span text:style-name="T626">ы</text:span><text:span text:style-name="T625"> «кого?», «кому?», «кем?» </text:span><text:s/></text:p>
      <text:p text:style-name="P73"><text:span text:style-name="T625">(«чего?», «чему?», «чем?» для неодушевлен.) и </text:span><text:span text:style-name="T624">заменяют дополнение:</text:span></text:p>
      <text:p text:style-name="P73"/>
      <text:list xml:id="list484023530" text:style-name="L32">
        <text:list-item>
          <text:p text:style-name="P747">me — меня, мне, мной;</text:p>
        </text:list-item>
        <text:list-item>
          <text:p text:style-name="P747">you — тебя, тебе, тобой / вас, вам, вами;</text:p>
        </text:list-item>
        <text:list-item>
          <text:p text:style-name="P747">him — его, ему, им;</text:p>
        </text:list-item>
        <text:list-item>
          <text:p text:style-name="P747">her — ее, ей;</text:p>
        </text:list-item>
        <text:list-item>
          <text:p text:style-name="P748">it — его, ему, им, <text:span text:style-name="T625">ее, ей</text:span> (неодушевлен.);</text:p>
        </text:list-item>
        <text:list-item>
          <text:p text:style-name="P747">us — нас, нам, нами;</text:p>
        </text:list-item>
        <text:list-item>
          <text:p text:style-name="P747">them — их, им, ими.</text:p>
        </text:list-item>
      </text:list>
      <text:p text:style-name="P305"/>
      <text:p text:style-name="P304"><text:span text:style-name="T141">Jane</text:span> <text:span text:style-name="T150">loves</text:span> <text:span text:style-name="T163">me</text:span> — Джейн любит меня</text:p>
      <text:p text:style-name="P178"/>
      <text:p text:style-name="P178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3248743830" text:style-name="L33">
        <text:list-item>
          <text:p text:style-name="P749">my — мой;</text:p>
        </text:list-item>
        <text:list-item>
          <text:p text:style-name="P749">your — твой/ваш;</text:p>
        </text:list-item>
        <text:list-item>
          <text:p text:style-name="P749">his — его;</text:p>
        </text:list-item>
        <text:list-item>
          <text:p text:style-name="P749">her — ее;</text:p>
        </text:list-item>
        <text:list-item>
          <text:p text:style-name="P749">its — этого.</text:p>
        </text:list-item>
        <text:list-item>
          <text:p text:style-name="P749">our — наш;</text:p>
        </text:list-item>
        <text:list-item>
          <text:p text:style-name="P749">their — их;</text:p>
        </text:list-item>
      </text:list>
      <text:p text:style-name="P307"/>
      <text:p text:style-name="P306">I like <text:span text:style-name="T379">my work</text:span> — Мне нравится <text:span text:style-name="T379">моя работа</text:span>. (без артикля)</text:p>
      <text:p text:style-name="P306">He likes <text:span text:style-name="T379">his work</text:span> — Ему нравится <text:span text:style-name="T379">его работа</text:span>.</text:p>
      <text:p text:style-name="P306"/>
      <text:p text:style-name="P74">Иногда такие местоимения удобнее переводить словом «свой» и его вариантами.</text:p>
      <text:p text:style-name="P306">He loves <text:span text:style-name="T379">his</text:span> native town — Он любит <text:span text:style-name="T379">свой</text:span> родной город.</text:p>
      <text:p text:style-name="P306"/>
      <text:p text:style-name="P76">Притяжательные местоимения 2го типа употребляются самостоятельно:</text:p>
      <text:list xml:id="list49395641" text:style-name="L34">
        <text:list-item>
          <text:p text:style-name="P750">mine — мой;</text:p>
        </text:list-item>
        <text:list-item>
          <text:p text:style-name="P751">yours — твой/ваш;</text:p>
        </text:list-item>
        <text:list-item>
          <text:p text:style-name="P751">his — его;</text:p>
        </text:list-item>
        <text:list-item>
          <text:p text:style-name="P751">hers — ее;</text:p>
        </text:list-item>
        <text:list-item>
          <text:p text:style-name="P751">its — этого;</text:p>
        </text:list-item>
        <text:list-item>
          <text:p text:style-name="P751">ours — наш;</text:p>
        </text:list-item>
        <text:list-item>
          <text:p text:style-name="P751">theirs — их;</text:p>
        </text:list-item>
      </text:list>
      <text:p text:style-name="P308"/>
      <text:p text:style-name="P308">Don`t touch it. It`s <text:span text:style-name="T379">mine</text:span> — Не трогай это. Это <text:span text:style-name="T379">мое</text:span>.</text:p>
      <text:p text:style-name="P308"/>
      <text:p text:style-name="P192"/>
      <text:p text:style-name="P681">Возвратные местоимения</text:p>
      <text:p text:style-name="P77"/>
      <text:p text:style-name="P590"><text:span text:style-name="T233">Они с</text:span><text:span text:style-name="T226">остоят из 2х частей: корня </text:span><text:span text:style-name="T37">my/your/him/her/it/our/them</text:span><text:span text:style-name="T226"> и окончания </text:span><text:span text:style-name="T37">-self</text:span><text:span text:style-name="T226">. </text:span></text:p>
      <text:p text:style-name="P82"/>
      <text:p text:style-name="P590"><text:span text:style-name="T233">П</text:span><text:span text:style-name="T227">оказывают, что человек совершает дейсвтие по отношению к самому себе и перевод</text:span><text:span text:style-name="T233">ся</text:span><text:span text:style-name="T227"> словами «себя», «себе», «собой» либо появляются у глаголов, в виде окончания -сь, -ся.</text:span></text:p>
      <text:p text:style-name="P83"/>
      <text:p text:style-name="P309"><text:span text:style-name="T627">I looked at </text:span><text:span text:style-name="T393">myself</text:span><text:span text:style-name="T627"> in the mirror — Я посмотрела на </text:span><text:span text:style-name="T393">себя</text:span><text:span text:style-name="T627"> в зеркало.</text:span></text:p>
      <text:p text:style-name="P309"><text:span text:style-name="T627">He had to explain </text:span><text:span text:style-name="T393">himself</text:span><text:span text:style-name="T627"> — Ему пришлось объяснить</text:span><text:span text:style-name="T393">ся</text:span></text:p>
      <text:p text:style-name="P409"/>
      <text:p text:style-name="P207"><text:span text:style-name="T627">Местоимение, образованное от </text:span><text:span text:style-name="T38">you,</text:span><text:span text:style-name="T627"> имеет варианты: </text:span><text:span text:style-name="T38">yourself</text:span><text:span text:style-name="T627"> и </text:span><text:span text:style-name="T38">yourselves</text:span><text:span text:style-name="T627">. Это практически</text:span></text:p>
      <text:p text:style-name="P218">единственный случай в английском, когда видны отличия между «ты» и «вы».</text:p>
      <text:p text:style-name="P207"/>
      <text:p text:style-name="P374">You talk to yourself when you sleep — Ты говоришь с собой, когда спишь.</text:p>
      <text:p text:style-name="P374">You should belive in yourselves — Вы должны верить в себя.</text:p>
      <text:p text:style-name="P374"/>
      <text:p text:style-name="P207">Местоимение <text:span text:style-name="T2">itself</text:span> используется в значении «сам по себе», «само собой» и стоит после</text:p>
      <text:p text:style-name="P207">существительных в единственном числе или абстракный понятиях.</text:p>
      <text:p text:style-name="P374"/>
      <text:p text:style-name="P374">I hope crisis resolves itself — Я надеюсь, кризис разрешится сам собой.</text:p>
      <text:p text:style-name="P374"/>
      <text:p text:style-name="P208">Глаголы, <text:span text:style-name="T629">с которыми</text:span> не используются возвратные местоимения: <text:span text:style-name="T2">concentrate, relax, feel, meet</text:span>.</text:p>
      <text:p text:style-name="P207"/>
      <text:p text:style-name="P374">I feel good — Я чувствую себя хорошо <text:span text:style-name="T629">(feel myself — неправильно)</text:span>.</text:p>
      <text:p text:style-name="P374">You need to relax — Тебе нужно расслабиться.</text:p>
      <text:p text:style-name="P374"/>
      <text:p text:style-name="P207">Возвратные местоимения также используются, когда необходимо подчеркнуть что человек</text:p>
      <text:p text:style-name="P207">сделал что-то сам. В этом случае они так и переводятся: «сам, самостоятельно».</text:p>
      <text:p text:style-name="P207"/>
      <text:p text:style-name="P374">If you want to do it well, do it yourself — Хочешь сделать хорошо, делай это сам.</text:p>
      <text:p text:style-name="P374"/>
      <text:p text:style-name="P175">Указательные местоимения</text:p>
      <text:p text:style-name="P207"/>
      <text:p text:style-name="P594"><text:span text:style-name="T650">У</text:span>казывают на человека, предмет или <text:span text:style-name="T631">мысль. </text:span><text:span text:style-name="T632">Заменяются артиклем the:</text:span></text:p>
      <text:list xml:id="list1484219561" text:style-name="L35">
        <text:list-item>
          <text:p text:style-name="P782">this, <text:span text:style-name="T630">that</text:span> — этот, <text:span text:style-name="T630">тот</text:span>;</text:p>
        </text:list-item>
        <text:list-item>
          <text:p text:style-name="P783">these, those — эти, те;</text:p>
        </text:list-item>
      </text:list>
      <text:p text:style-name="P375"/>
      <text:p text:style-name="P210">Если объект близко, то используют<text:span text:style-name="T630">ся</text:span> this <text:span text:style-name="T630">или </text:span>these. </text:p>
      <text:p text:style-name="P210">Если объект далеко и до него не дотянуться — то that <text:span text:style-name="T630">или </text:span>those.</text:p>
      <text:p text:style-name="P209"/>
      <text:p text:style-name="P375">This is my friend Joe — <text:span text:style-name="T630">(Вот) Э</text:span>то мой друг Джо.</text:p>
      <text:p text:style-name="P375">Those pictures on the wall are very beautiful — Те картины на стене очень красивые.</text:p>
      <text:p text:style-name="P212"/>
      <text:p text:style-name="P602"><text:span text:style-name="T271">Очень часто </text:span><text:span text:style-name="T71">this</text:span><text:span text:style-name="T271"> и </text:span><text:span text:style-name="T71">that</text:span><text:span text:style-name="T271"> выступают формальным подлежащим, указывая на мысль. В этом случае </text:span><text:span text:style-name="T71">this</text:span><text:span text:style-name="T271"> соответсвует тому, о чем человек </text:span><text:span text:style-name="T272">говорит или </text:span><text:span text:style-name="T271">думает сейчас, а </text:span><text:span text:style-name="T71">that</text:span><text:span text:style-name="T271"> — тому, </text:span></text:p>
      <text:p text:style-name="P602"><text:span text:style-name="T271">о чем </text:span><text:span text:style-name="T272">говорил или </text:span><text:span text:style-name="T271">думал раньше. Также </text:span><text:span text:style-name="T71">that</text:span><text:span text:style-name="T271"> может указывать на прошло</text:span><text:span text:style-name="T282">е </text:span><text:span text:style-name="T271">событие.</text:span></text:p>
      <text:p text:style-name="P211"/>
      <text:p text:style-name="P376">I`ve got a new job! That`s good news — Я получил работу. Это хорошие новости</text:p>
      <text:p text:style-name="P376">(that указывает на озвученную ранее мысл<text:span text:style-name="T632">ь</text:span>).</text:p>
      <text:p text:style-name="P211"/>
      <text:p text:style-name="P376">Thanks for help. That was nice of you — Спасибо за помощь. Это было мило с вашей стороны (that указывает на ранее произошедшее событие).</text:p>
      <text:p text:style-name="P631"><text:soft-page-break/><text:span text:style-name="T301">Иногда,</text:span><text:span text:style-name="T302"> вместо </text:span><text:span text:style-name="T91">this is,</text:span><text:span text:style-name="T302"> используют </text:span><text:span text:style-name="T91">it is</text:span><text:span text:style-name="T302">. Разницы между этим</text:span><text:span text:style-name="T303">и</text:span><text:span text:style-name="T302"> словосочетаниями нет.</text:span></text:p>
      <text:p text:style-name="P377">This is my book / It is my book — Это моя книга.</text:p>
      <text:p text:style-name="P377"/>
      <text:p text:style-name="P176">Неопределенные местоимения</text:p>
      <text:p text:style-name="P213"/>
      <text:p text:style-name="P214">Они связаны с чем-то неопределенным и часто выпадают при переводе. </text:p>
      <text:p text:style-name="P214">Основные из них это: <text:s/><text:span text:style-name="T2">some, any, no, every. </text:span></text:p>
      <text:p text:style-name="P214"/>
      <text:p text:style-name="P595"><text:span text:style-name="T273">Местоимения </text:span><text:span text:style-name="T72">some</text:span><text:span text:style-name="T273"> и </text:span><text:span text:style-name="T72">any</text:span><text:span text:style-name="T273"> означают «какой-то», «некоторый», «несколько». </text:span><text:span text:style-name="T274">Они с</text:span><text:span text:style-name="T273">тоят перед существительным во множественно числе или перед неисчисляемым существительным.</text:span></text:p>
      <text:p text:style-name="P214"/>
      <text:p text:style-name="P378">I have some friends — У меня есть (некоторые) друзья.</text:p>
      <text:p text:style-name="P378">Give me some water, please — Дай мне немного воды, пожалуйста.</text:p>
      <text:p text:style-name="P214"/>
      <text:p text:style-name="P214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4">Связка <text:span text:style-name="T2">not</text:span> + <text:span text:style-name="T2">any</text:span> обычно переводится двойным отрицанием.</text:p>
      <text:p text:style-name="P214"/>
      <text:p text:style-name="P378">I have n<text:span text:style-name="T635">o</text:span>t got any friends — У меня нет никаких друзей.</text:p>
      <text:p text:style-name="P378"/>
      <text:p text:style-name="P215">В утвержениях <text:span text:style-name="T2">some</text:span> ставить не обязательно. <text:span text:style-name="T633">А вот в вопросах активно используются </text:span></text:p>
      <text:p text:style-name="P219">оба местоимения, т. к. здесь они передают разный смысл.</text:p>
      <text:p text:style-name="P214"/>
      <text:p text:style-name="P596"><text:span text:style-name="T73">Some</text:span><text:span text:style-name="T274"> в вопросах имеет позитивный оттенок и используется когда что-то предлагают или просят, предполагая что это </text:span><text:span text:style-name="T275">есть</text:span><text:span text:style-name="T274"> у самих, либо у т</text:span><text:span text:style-name="T275">ех</text:span><text:span text:style-name="T274">, кому адресована просьба.</text:span></text:p>
      <text:p text:style-name="P215"/>
      <text:p text:style-name="P596"><text:span text:style-name="T72">Any,</text:span><text:span text:style-name="T273"> </text:span><text:span text:style-name="T275">наоборот, </text:span><text:span text:style-name="T273">передает сомнение </text:span><text:span text:style-name="T275">о </text:span><text:span text:style-name="T273">наличии </text:span><text:span text:style-name="T275">того</text:span><text:span text:style-name="T273">, </text:span><text:span text:style-name="T276">что</text:span><text:span text:style-name="T273"> спрашивают, поэтому обычно используется </text:span><text:span text:style-name="T275">в вопросах</text:span><text:span text:style-name="T273">, </text:span><text:span text:style-name="T275">где</text:span><text:span text:style-name="T273"> нужн</text:span><text:span text:style-name="T283">а</text:span><text:span text:style-name="T273"> дополнительн</text:span><text:span text:style-name="T283">ая</text:span><text:span text:style-name="T273"> информаци</text:span><text:span text:style-name="T283">я</text:span><text:span text:style-name="T273">.</text:span></text:p>
      <text:p text:style-name="P215"/>
      <text:p text:style-name="P379">Would you like some milk? — Вы хотите молока? (<text:span text:style-name="T634">могу </text:span>поделиться)</text:p>
      <text:p text:style-name="P379">Could you give me some milk? — Я могу попросить молока? (поделитесь пожалуйста)</text:p>
      <text:p text:style-name="P379">Have you got any milk in the fridge? — У тебя есть молоко в холодильнике?</text:p>
      <text:p text:style-name="P379"/>
      <text:p text:style-name="P215">Если задается вопрос и ожидается положительный ответ, то используется <text:span text:style-name="T2">some</text:span>.</text:p>
      <text:p text:style-name="P379">Are you waiting for some people? — Ты ждешь каких-то людей? (не так ли?)</text:p>
      <text:p text:style-name="P379"/>
      <text:p text:style-name="P603"><text:span text:style-name="T284">Местоимение </text:span><text:span text:style-name="T77">no</text:span><text:span text:style-name="T284"> </text:span><text:span text:style-name="T285">может </text:span><text:span text:style-name="T284">заменя</text:span><text:span text:style-name="T285">ть</text:span><text:span text:style-name="T284"> </text:span><text:span text:style-name="T77">any</text:span><text:span text:style-name="T284"> в отрицаниях. Оно как бы усиливает </text:span><text:span text:style-name="T285">отрицание</text:span><text:span text:style-name="T284">. </text:span></text:p>
      <text:p text:style-name="P381"/>
      <text:p text:style-name="P217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6"/>
      <text:p text:style-name="P380">There are no shops here / There aren`t any shops here — Здесь нет магазинов.</text:p>
      <text:p text:style-name="P380"/>
      <text:p text:style-name="P597"><text:span text:style-name="T277">Неопределенные местоимения могут объединяться со словами: </text:span><text:span text:style-name="T74">body/one</text:span><text:span text:style-name="T277">, </text:span><text:span text:style-name="T74">thing</text:span><text:span text:style-name="T277"> или </text:span><text:span text:style-name="T74">where</text:span><text:span text:style-name="T277">.</text:span></text:p>
      <text:p text:style-name="P220">В этом случае они будут переводится как «кто-то», «что-то», «где-то».</text:p>
      <text:p text:style-name="P220"/>
      <text:p text:style-name="P310"><text:span text:style-name="T403">There is </text:span><text:span text:style-name="T379">somebody</text:span><text:span text:style-name="T403"> in the street — </text:span><text:span text:style-name="T379">Кто-то</text:span><text:span text:style-name="T403"> на улице.</text:span></text:p>
      <text:p text:style-name="P310"><text:span text:style-name="T403">Is there </text:span><text:span text:style-name="T379">anybody</text:span><text:span text:style-name="T403"> in the street? — Есть </text:span><text:span text:style-name="T379">кто</text:span><text:span text:style-name="T403"> на улице?</text:span></text:p>
      <text:p text:style-name="P310"><text:span text:style-name="T403">There is </text:span><text:span text:style-name="T379">nobody</text:span><text:span text:style-name="T403"> in the street / There isn`t </text:span><text:span text:style-name="T379">anybody</text:span><text:span text:style-name="T403"> in the street — </text:span><text:span text:style-name="T379">Никого</text:span><text:span text:style-name="T403"> нет на улице.</text:span></text:p>
      <text:p text:style-name="P382"/>
      <text:p text:style-name="P80"><text:span text:style-name="T403">Частица </text:span><text:span text:style-name="T61">not</text:span><text:span text:style-name="T403"> также не используется в одном предложении с </text:span><text:span text:style-name="T61">nobody/nothing/nowhere</text:span><text:span text:style-name="T403">.</text:span></text:p>
      <text:p text:style-name="P597"><text:span text:style-name="T278">О</text:span><text:span text:style-name="T277">кончани</text:span><text:span text:style-name="T278">я</text:span><text:span text:style-name="T277"> </text:span><text:span text:style-name="T74">-body</text:span><text:span text:style-name="T277"> и </text:span><text:span text:style-name="T74">-one</text:span><text:span text:style-name="T277"> </text:span><text:span text:style-name="T278">являются </text:span><text:span text:style-name="T277">взаимозаменяемы</text:span><text:span text:style-name="T278">ми</text:span><text:span text:style-name="T277">.</text:span></text:p>
      <text:p text:style-name="P220"/>
      <text:p text:style-name="P542"><text:soft-page-break/><text:span text:style-name="T600">П</text:span><text:span text:style-name="T599">ритяжательный падеж </text:span><text:span text:style-name="T603">(Possessive Voice)</text:span></text:p>
      <text:p text:style-name="P220"/>
      <text:p text:style-name="P601"><text:span text:style-name="T281">У</text:span><text:span text:style-name="T277">казывает на владельца </text:span><text:span text:style-name="T281">предмета</text:span><text:span text:style-name="T277">. Чтобы поставить </text:span><text:span text:style-name="T279">владельца</text:span><text:span text:style-name="T277"> в этот падеж, нужно добавить к нему окончание </text:span><text:span text:style-name="T74">`s</text:span><text:span text:style-name="T277">. </text:span><text:span text:style-name="T281">Как</text:span><text:span text:style-name="T277"> и притяжательное местоимение, отвечает на вопрос «чей?». </text:span></text:p>
      <text:p text:style-name="P221"/>
      <text:p text:style-name="P311"><text:span text:style-name="T417">This is </text:span><text:span text:style-name="T394">Tom`s</text:span><text:span text:style-name="T417"> friend — Это друг </text:span><text:span text:style-name="T394">Тома</text:span><text:span text:style-name="T417"> (</text:span><text:span text:style-name="T418">владелец</text:span><text:span text:style-name="T417"> в притяжательном падеже)</text:span></text:p>
      <text:p text:style-name="P311"><text:span text:style-name="T417">This is </text:span><text:span text:style-name="T394">his</text:span><text:span text:style-name="T417"> friend — Это </text:span><text:span text:style-name="T394">его</text:span><text:span text:style-name="T417"> друг (притяжательное местоимение)</text:span></text:p>
      <text:p text:style-name="P220"/>
      <text:p text:style-name="P599"><text:span text:style-name="T277">Если предмет является частью другого </text:span><text:span text:style-name="T280">(большего) </text:span><text:span text:style-name="T277">предмета, то вместо притяжательного падежа используется предлог </text:span><text:span text:style-name="T74">of</text:span><text:span text:style-name="T277">. Т. к. владельцем может быть кто-то живой.</text:span></text:p>
      <text:p text:style-name="P222"/>
      <text:p text:style-name="P383">The wheel of the car — Колесо машины (Car`s wheel неправильно).</text:p>
      <text:p text:style-name="P220"/>
      <text:p text:style-name="P597"><text:span text:style-name="T277">Если </text:span><text:span text:style-name="T279">владелец</text:span><text:span text:style-name="T277"> только подразумевается, то его можно не указывать.</text:span></text:p>
      <text:p text:style-name="P382">This isn`t my car. It`s my brothers`s — Это не моя машина. Она брата.</text:p>
      <text:p text:style-name="P220"/>
      <text:p text:style-name="P598"><text:span text:style-name="T277">Если </text:span><text:span text:style-name="T280">владелец</text:span><text:span text:style-name="T277"> идет в связке с прилагательным или местоимением, </text:span><text:span text:style-name="T279">или владельцев несколько, то </text:span><text:span text:style-name="T75">`s</text:span><text:span text:style-name="T279"> ставится в конце: </text:span><text:span text:style-name="T75">a </text:span><text:span text:style-name="T128">big dog`s</text:span><text:span text:style-name="T75"> owner, </text:span><text:span text:style-name="T128">my friend`s</text:span><text:span text:style-name="T75"> house, </text:span><text:span text:style-name="T129">Tom</text:span><text:span text:style-name="T130"> and </text:span><text:span text:style-name="T129">Jil</text:span><text:span text:style-name="T130">`s</text:span><text:span text:style-name="T74"> wedding.</text:span></text:p>
      <text:p text:style-name="P220"/>
      <text:p text:style-name="P600"><text:span text:style-name="T277">Если </text:span><text:span text:style-name="T280">владелец</text:span><text:span text:style-name="T277"> во множественном числе, то в конце пишется только апостроф, без </text:span><text:span text:style-name="T74">s</text:span><text:span text:style-name="T277">. </text:span></text:p>
      <text:p text:style-name="P223">Но если во множественном числе слово-исключение, то применяются обычные правила: </text:p>
      <text:p text:style-name="P223"/>
      <text:p text:style-name="P632"><text:span text:style-name="T74">my </text:span><text:span text:style-name="T130">friends`</text:span><text:span text:style-name="T74"> school, </text:span><text:span text:style-name="T130">men`s</text:span><text:span text:style-name="T74"> clothes </text:span><text:span text:style-name="T76">(мужская одежда)</text:span><text:span text:style-name="T277">.</text:span></text:p>
      <text:p text:style-name="P220"/>
      <text:p text:style-name="P220"/>
      <text:p text:style-name="P7"><text:span text:style-name="T234">С</text:span><text:span text:style-name="T185">уществительное </text:span><text:span text:style-name="T2">(Noun)</text:span></text:p>
      <text:p text:style-name="P224"/>
      <text:p text:style-name="P225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5"/>
      <text:p text:style-name="P179">Множественное число</text:p>
      <text:p text:style-name="P225"/>
      <text:p text:style-name="P225">Распространяется только на существительные и не касается прилагательных.</text:p>
      <text:p text:style-name="P225">Образуется с помощью окончания <text:span text:style-name="T2">-s</text:span> или <text:span text:style-name="T2">-es</text:span>.</text:p>
      <text:p text:style-name="P225"/>
      <text:p text:style-name="P384">A blue ballon<text:span text:style-name="T596">s</text:span> — Голуб<text:span text:style-name="T379">ые</text:span> шарик<text:span text:style-name="T379">и</text:span>.</text:p>
      <text:p text:style-name="P225"/>
      <text:p text:style-name="P179">Исчисляемые и неисчисляемые</text:p>
      <text:p text:style-name="P225"/>
      <text:p text:style-name="P231">Исчисляемые существительные можно посчитать. Они могут быть как в единственном, </text:p>
      <text:p text:style-name="P604"><text:span text:style-name="T286">так и во множественном числе. Количество можно указать числом, наречием или артиклем </text:span><text:span text:style-name="T78">a</text:span><text:span text:style-name="T286">.</text:span></text:p>
      <text:p text:style-name="P411"/>
      <text:p text:style-name="P312"><text:span text:style-name="T395">3</text:span><text:span text:style-name="T419"> apples — 3 яблока </text:span><text:span text:style-name="T420">(числительное)</text:span><text:span text:style-name="T419">. </text:span></text:p>
      <text:p text:style-name="P604"><text:span text:style-name="T131">Many</text:span><text:span text:style-name="T78"> books — Много книг </text:span><text:span text:style-name="T79">(местоимение)</text:span><text:span text:style-name="T78">.</text:span></text:p>
      <text:p text:style-name="P312"><text:span text:style-name="T419">I want </text:span><text:span text:style-name="T395">a</text:span><text:span text:style-name="T419"> banana — Я хочу банан </text:span><text:span text:style-name="T420">(артикль a означает one)</text:span><text:span text:style-name="T419">.</text:span></text:p>
      <text:p text:style-name="P387"/>
      <text:p text:style-name="P604"><text:span text:style-name="T286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8">it</text:span><text:span text:style-name="T286">. </text:span><text:span text:style-name="T304">Ч</text:span><text:span text:style-name="T286">тобы выразить их кол-во</text:span><text:span text:style-name="T287">,</text:span><text:span text:style-name="T286"> используется мерка:</text:span></text:p>
      <text:p text:style-name="P231"/>
      <text:p text:style-name="P232">Мерка для жидкостей:</text:p>
      <text:list xml:id="list583574761" text:style-name="L36">
        <text:list-item>
          <text:p text:style-name="P784">a glass of — стакан;</text:p>
        </text:list-item>
        <text:list-item>
          <text:p text:style-name="P784"><text:soft-page-break/>a cup of — чашка;</text:p>
        </text:list-item>
        <text:list-item>
          <text:p text:style-name="P784">a jar of — банка;</text:p>
        </text:list-item>
        <text:list-item>
          <text:p text:style-name="P784">a jug of — кувшин;</text:p>
        </text:list-item>
        <text:list-item>
          <text:p text:style-name="P784">a bottle of — бутылка;</text:p>
        </text:list-item>
      </text:list>
      <text:p text:style-name="P231"/>
      <text:p text:style-name="P232">Мерка для сыпучих веществ:</text:p>
      <text:list xml:id="list114977126" text:style-name="L37">
        <text:list-item>
          <text:p text:style-name="P785">a packet of — упаковка;</text:p>
        </text:list-item>
        <text:list-item>
          <text:p text:style-name="P785">a bowl of — миска;</text:p>
        </text:list-item>
        <text:list-item>
          <text:p text:style-name="P785">a bag of — мешок;</text:p>
        </text:list-item>
        <text:list-item>
          <text:p text:style-name="P785">a kilo of — килограм;</text:p>
        </text:list-item>
      </text:list>
      <text:p text:style-name="P231"/>
      <text:p text:style-name="P232">Мерка для продуктов, которые режут:</text:p>
      <text:list xml:id="list192811536460585" text:continue-numbering="true" text:style-name="L37">
        <text:list-item>
          <text:p text:style-name="P785">a piece/slice of — кусочек;</text:p>
        </text:list-item>
        <text:list-item>
          <text:p text:style-name="P785">a loaf of — буханка;</text:p>
        </text:list-item>
      </text:list>
      <text:p text:style-name="P231"/>
      <text:p text:style-name="P605"><text:span text:style-name="T263">Существительные, которые всегда неислисляемые: </text:span><text:span text:style-name="T61">news, money, bad luck, traffic, furniture, progress, information, advice, hair, paper, food.</text:span></text:p>
      <text:p text:style-name="P387"/>
      <text:p text:style-name="P387">It is good news — Это хорошие новости (без артикля).</text:p>
      <text:p text:style-name="P387">I need good advice — Мне нужен хороший совет (без артикля).</text:p>
      <text:p text:style-name="P387"/>
      <text:p text:style-name="P180">Несколько существительных рядом</text:p>
      <text:p text:style-name="P226"/>
      <text:p text:style-name="P226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6">Первое существительное всегда стоит в единственном числе.</text:p>
      <text:p text:style-name="P226"/>
      <text:p text:style-name="P385">A tennis ball — теннисный мяч / мяч для тенниса;</text:p>
      <text:p text:style-name="P385">A income tax — подоходный налог / налог на прибыль;</text:p>
      <text:p text:style-name="P385"/>
      <text:p text:style-name="P226">Иногда первое существительное имеет окончание -ing. По правилам английского, </text:p>
      <text:p text:style-name="P226">глагол с окончанием -ing грамматически является существительным.</text:p>
      <text:p text:style-name="P226"/>
      <text:p text:style-name="P385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6"/>
      <text:p text:style-name="P607"><text:span text:style-name="T288">Это маленькие слова перед существительными, которые передают </text:span><text:span text:style-name="T289">их</text:span><text:span text:style-name="T288"> краткую характеристику. Есть 2 вида артикля: неопределенный (</text:span><text:span text:style-name="T80">a/an) </text:span><text:span text:style-name="T289">и</text:span><text:span text:style-name="T81"> </text:span><text:span text:style-name="T288">определенный (</text:span><text:span text:style-name="T80">the)</text:span><text:span text:style-name="T288">.</text:span></text:p>
      <text:p text:style-name="P227"/>
      <text:p text:style-name="P193">Неопределенный артикль <text:span text:style-name="T39">a/an</text:span></text:p>
      <text:p text:style-name="P228"/>
      <text:p text:style-name="P229">Указывает на какой-то один неопределенный предмет. Каждый человек может представить </text:p>
      <text:p text:style-name="P229">по разному такой предмет. </text:p>
      <text:p text:style-name="P229"/>
      <text:p text:style-name="P386">A house — Дом (один представит особняк, другой — маленький домик).</text:p>
      <text:p text:style-name="P386"/>
      <text:p text:style-name="P229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9"/>
      <text:p text:style-name="P386">I have <text:span text:style-name="T379">a</text:span> cat / I have <text:span text:style-name="T379">one</text:span> cat — У меня есть (одна такая) кошка.</text:p>
      <text:p text:style-name="P229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9">Если согласная не произносится, то ставится <text:span text:style-name="T2">an</text:span>: <text:span text:style-name="T2">an hour (аувер), an honesty (анэсти).</text:span></text:p>
      <text:p text:style-name="P386"/>
      <text:p text:style-name="P434"><text:span text:style-name="T289">Также </text:span><text:span text:style-name="T84">a/an</text:span><text:span text:style-name="T289"> ставится, когда:</text:span></text:p>
      <text:list xml:id="list198976412" text:style-name="L38">
        <text:list-item>
          <text:p text:style-name="P786">говорят о профессии (I`m a doctor);</text:p>
        </text:list-item>
        <text:list-item>
          <text:p text:style-name="P803"><text:span text:style-name="T81">впервые упоминяют </text:span><text:span text:style-name="T82">объект</text:span><text:span text:style-name="T81"> в разговоре (I have a cat);</text:span></text:p>
        </text:list-item>
        <text:list-item>
          <text:p text:style-name="P804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6"/>
      <text:p text:style-name="P608"><text:span text:style-name="T289">Если перед существительным </text:span><text:span text:style-name="T290">стоит</text:span><text:span text:style-name="T289"> </text:span><text:span text:style-name="T290">прилагательное</text:span><text:span text:style-name="T289">, то </text:span><text:span text:style-name="T81">a/</text:span><text:span text:style-name="T82">an</text:span><text:span text:style-name="T289"> ставится перед ним</text:span><text:span text:style-name="T290">.</text:span></text:p>
      <text:p text:style-name="P386"><text:span text:style-name="T654">A</text:span> big old house — <text:span text:style-name="T654">Б</text:span>ольшой старый дом.</text:p>
      <text:p text:style-name="P386"/>
      <text:p text:style-name="P229">При этом перед прилагательным без существительного <text:span text:style-name="T636">артикль</text:span> <text:span text:style-name="T2">a/</text:span><text:span text:style-name="T40">an</text:span> не ставится.</text:p>
      <text:p text:style-name="P386">This book is a good (неправильно). This book is good (правильно).</text:p>
      <text:p text:style-name="P386"/>
      <text:p text:style-name="P181">Определенный артикль <text:span text:style-name="T2">the</text:span></text:p>
      <text:p text:style-name="P410"/>
      <text:p text:style-name="P230">Указывает на определенный предмет или понятие. Т.е. на то, что выделяется из общей массы.</text:p>
      <text:p text:style-name="P230"/>
      <text:p text:style-name="P230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30">А также перед исчисляемым<text:span text:style-name="T638">и</text:span> и неисчисляемым<text:span text:style-name="T638">и</text:span> сущесвтительным<text:span text:style-name="T638">и</text:span>.</text:p>
      <text:p text:style-name="P230"/>
      <text:p text:style-name="P609"><text:span text:style-name="T291">Если предмет или человек упоминаются в речи впервые, то обычно о </text:span><text:span text:style-name="T292">нем</text:span><text:span text:style-name="T291"> еще ничего не известно и поэтому сначала используется неопределенный артикль </text:span><text:span text:style-name="T83">a/an</text:span><text:span text:style-name="T291">. Но если </text:span><text:span text:style-name="T292">он</text:span><text:span text:style-name="T291"> упоминаются в речи повторно, то далее </text:span><text:span text:style-name="T292">используется</text:span><text:span text:style-name="T291"> определенный артикль </text:span><text:span text:style-name="T83">the</text:span><text:span text:style-name="T291">.</text:span></text:p>
      <text:p text:style-name="P230"/>
      <text:p text:style-name="P313"><text:span text:style-name="T421">I have got </text:span><text:span text:style-name="T396">a</text:span><text:span text:style-name="T421"> puppy. </text:span><text:span text:style-name="T396">The</text:span><text:span text:style-name="T421"> puppy is white — У меня есть щенок. (Этот) Щенок белый.</text:span></text:p>
      <text:p text:style-name="P388"/>
      <text:p text:style-name="P230">Определенный артикль может стоять не только перед существительным, но и перед</text:p>
      <text:p text:style-name="P230">прилагательным. В этом случае прилагательное становится существительным.</text:p>
      <text:p text:style-name="P388"/>
      <text:p text:style-name="P314"><text:span text:style-name="T422">R</text:span><text:span text:style-name="T421">ich people — </text:span><text:span text:style-name="T422">Б</text:span><text:span text:style-name="T421">огатые люди; </text:span><text:span text:style-name="T422">The</text:span><text:span text:style-name="T421">e rich — </text:span><text:span text:style-name="T422">Б</text:span><text:span text:style-name="T421">огачи.</text:span></text:p>
      <text:p text:style-name="P389"/>
      <text:p text:style-name="P185"><text:span text:style-name="T637">К</text:span>акой артикль выбрать?</text:p>
      <text:p text:style-name="P390"/>
      <text:p text:style-name="P610"><text:span text:style-name="T293">Можно п</text:span><text:span text:style-name="T292">редставить перед существит</text:span><text:span text:style-name="T293">ельным</text:span><text:span text:style-name="T292"> </text:span><text:span text:style-name="T293">слова:</text:span><text:span text:style-name="T292"> «один», «один такой», «один из».</text:span></text:p>
      <text:p text:style-name="P84"><text:span text:style-name="T403">Если логика предложения не нарушена, то скорее всего нужен </text:span><text:span text:style-name="T61">a/an</text:span><text:span text:style-name="T403">.</text:span></text:p>
      <text:p text:style-name="P390"/>
      <text:p text:style-name="P390">I`ve got a window in my room — У меня в комнате есть окно (обычное окно, каких много).</text:p>
      <text:p text:style-name="P391"/>
      <text:p text:style-name="P85"><text:span text:style-name="T403">Также можно представить перед существительным слова: </text:span><text:span text:style-name="T93">this, that, these, those</text:span><text:span text:style-name="T403"> или </text:span></text:p>
      <text:p text:style-name="P85"><text:span text:style-name="T403">«тот самый», «именно тот», «конкретное этот» и т. д. Если смысл предложения в целом не изменился, то можно ставить </text:span><text:span text:style-name="T61">the</text:span><text:span text:style-name="T403">.</text:span></text:p>
      <text:p text:style-name="P233"/>
      <text:p text:style-name="P392">Look at the window. It`s broken — Посмотри на окно. Оно разбито.</text:p>
      <text:p text:style-name="P392">(посмотри на это конкретное окно, именно оно разбито).</text:p>
      <text:p text:style-name="P392"/>
      <text:p text:style-name="P632"><text:span text:style-name="T403">Очень часто артикли используются по особым правилам из-за того, что так сложилось исторически. </text:span><text:span text:style-name="T430">Так, н</text:span><text:span text:style-name="T403">апример </text:span><text:span text:style-name="T61">the</text:span><text:span text:style-name="T403"> всегда ставят: когда говорят о части помещения, когда человек куда-то направляется, когда объект </text:span><text:span text:style-name="T430">явяляется</text:span><text:span text:style-name="T403">, уникальный и т.д: </text:span></text:p>
      <text:p text:style-name="P397"/>
      <text:p text:style-name="P397">in the room, go to the bank, the Bible, the sky, on the left.</text:p>
      <text:p text:style-name="P543"><text:soft-page-break/><text:span text:style-name="T599">Прилагательное </text:span><text:span text:style-name="T603">(Adjective)</text:span></text:p>
      <text:p text:style-name="Standard"/>
      <text:p text:style-name="P613"><text:span text:style-name="T640">Часть речи, которая отвечает на вопрос «какой?». </text:span><text:span text:style-name="T641">Прилагательное </text:span><text:span text:style-name="T642">дает характеристику существительному</text:span><text:span text:style-name="T641"> и всегда стоит перед ним. Но может появляться и отдельно.</text:span></text:p>
      <text:p text:style-name="P613"/>
      <text:p text:style-name="P611">Прилагательные деляться на 2 группы: оценочные и фактовые. </text:p>
      <text:p text:style-name="P611"/>
      <text:p text:style-name="P612">Оценочные прилагательные выражают личное мнение человека о предмете: </text:p>
      <text:p text:style-name="P633"><text:span text:style-name="T51">a</text:span><text:span text:style-name="T41"> </text:span><text:span text:style-name="T52">funny cat (мнение с которым можно не соглашаться). </text:span></text:p>
      <text:p text:style-name="P612"/>
      <text:p text:style-name="P612">Фактовые прилагательные указывают на визуальную информацию либо на факты, </text:p>
      <text:p text:style-name="P612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5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34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6"/>
      <text:p text:style-name="P86">Если прилагательное стоит после глагола, то оно будет переводиться наречием.</text:p>
      <text:p text:style-name="P86"/>
      <text:p text:style-name="P316">You look <text:span text:style-name="T379">nice</text:span>! — Ты <text:span text:style-name="T379">прекрасно</text:span> выглядишь!</text:p>
      <text:p text:style-name="P316">I feel <text:span text:style-name="T379">bad</text:span> — Я <text:span text:style-name="T379">плохо</text:span> себя чувствую.</text:p>
      <text:p text:style-name="P316"/>
      <text:p text:style-name="P634"><text:span text:style-name="T366">Сравнительная и превосходная степень</text:span></text:p>
      <text:p text:style-name="P86"/>
      <text:p text:style-name="P616">Сравнительная степень используется когда, сравниваются 2 <text:span text:style-name="T655">прилагательных</text:span>. <text:span text:style-name="T655">Второе</text:span> может только подразумеваться. <text:span text:style-name="T642">О</text:span>бразуется с пом<text:span text:style-name="T642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752725722" text:style-name="L39">
        <text:list-item>
          <text:p text:style-name="P752">small (маленький) → smaller (меньше);</text:p>
        </text:list-item>
        <text:list-item>
          <text:p text:style-name="P752">funny (смешной) → funnier (смешнее);</text:p>
        </text:list-item>
      </text:list>
      <text:p text:style-name="P317"/>
      <text:p text:style-name="P88">Слово <text:span text:style-name="T2">more</text:span> ставится, когда слово состоит из 2х и более слогов:</text:p>
      <text:list xml:id="list674451997" text:style-name="L40">
        <text:list-item>
          <text:p text:style-name="P753">useful (полезный) → more useful (более полезный);</text:p>
        </text:list-item>
        <text:list-item>
          <text:p text:style-name="P753">interesting (интересный) → more interesting (более интересный);</text:p>
        </text:list-item>
      </text:list>
      <text:p text:style-name="P317"/>
      <text:p text:style-name="P87">Прилагательные, для которые сравнительная степень образуется и так, и эдак: </text:p>
      <text:p text:style-name="P317">quiet, clever, narrow, simple.</text:p>
      <text:p text:style-name="P87"/>
      <text:p text:style-name="P317">Be <text:span text:style-name="T379">quieter</text:span>, please / Be <text:span text:style-name="T379">more quiet</text:span>, please — Веди себя <text:span text:style-name="T379">тише</text:span>, пожалуйста.</text:p>
      <text:p text:style-name="P317"/>
      <text:p text:style-name="P87">Часто, при сравнении, используется слово <text:span text:style-name="T2">than (чем):</text:span></text:p>
      <text:p text:style-name="P317">New York is bigger than Manchester — Нью Йорк больше, чем Манчестер.</text:p>
      <text:p text:style-name="P317"/>
      <text:p text:style-name="P614"><text:span text:style-name="T236">Иногда после </text:span><text:span text:style-name="T42">than</text:span><text:span text:style-name="T236"> идёт личное местоимение в объектном падеже</text:span><text:span text:style-name="T42"> (me, him, her…)</text:span></text:p>
      <text:p text:style-name="P614"><text:span text:style-name="T236">В этом случае оно будет переводится именительн</text:span><text:span text:style-name="T237">ым</text:span><text:span text:style-name="T236"> падеж</text:span><text:span text:style-name="T237">ом</text:span><text:span text:style-name="T236">.</text:span></text:p>
      <text:p text:style-name="P87"/>
      <text:p text:style-name="P317">I`m more attentive than <text:span text:style-name="T379">him</text:span> — Я внимательней, чем <text:span text:style-name="T379">он</text:span>.</text:p>
      <text:p text:style-name="P317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8"><text:soft-page-break/>I <text:span text:style-name="T403">am</text:span> more attentive than <text:span text:style-name="T379">he is</text:span> — Я внимательне, чем <text:span text:style-name="T379">он</text:span>.</text:p>
      <text:p text:style-name="P318">I <text:span text:style-name="T403">can</text:span> jump higher than <text:span text:style-name="T379">he can</text:span> — Я прыгаю выше, чем <text:span text:style-name="T379">он</text:span>.</text:p>
      <text:p text:style-name="P318"/>
      <text:p text:style-name="P635"><text:span text:style-name="T238">Превосходная степень используется, когда сравниваю три и более </text:span><text:span text:style-name="T253">прилагательных</text:span><text:span text:style-name="T238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55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3125024617" text:style-name="L41">
        <text:list-item>
          <text:p text:style-name="P754">strong (сильный) → the strongest (сильнейший);</text:p>
        </text:list-item>
        <text:list-item>
          <text:p text:style-name="P754">reasonable (разумный)→ the most reasonable (самый разумный);</text:p>
        </text:list-item>
      </text:list>
      <text:p text:style-name="P94"/>
      <text:p text:style-name="P615"><text:span text:style-name="T238">Перед прилагательным </text:span><text:span text:style-name="T239">будет</text:span><text:span text:style-name="T238"> артикль </text:span><text:span text:style-name="T44">the</text:span><text:span text:style-name="T238">, а после прилагательно</text:span><text:span text:style-name="T239">го</text:span><text:span text:style-name="T238"> — предлог </text:span><text:span text:style-name="T44">in</text:span><text:span text:style-name="T238"> или </text:span><text:span text:style-name="T44">of</text:span><text:span text:style-name="T238">.</text:span></text:p>
      <text:p text:style-name="P91"/>
      <text:p text:style-name="P319">What is the longest river in the world? — Какая самая длинная река в мире?</text:p>
      <text:p text:style-name="P319">It was the happiest day of my life — Это был самый счастливый день в моей жизни.</text:p>
      <text:p text:style-name="P319"/>
      <text:p text:style-name="P96">Слова-исключения с особой сравнительной и превосходной степенью:</text:p>
      <text:list xml:id="list1018700411" text:style-name="L42">
        <text:list-item>
          <text:p text:style-name="P755">good (хороший) → better (лучше) → the best (наилучший);</text:p>
        </text:list-item>
        <text:list-item>
          <text:p text:style-name="P755">bad (плохой) → worse (хуже) → the worst (наихудший);</text:p>
        </text:list-item>
        <text:list-item>
          <text:p text:style-name="P755">far (далекий) → farther (дальше) → the farthest (самый далекий);</text:p>
        </text:list-item>
      </text:list>
      <text:p text:style-name="P320"/>
      <text:p text:style-name="P320"/>
      <text:p text:style-name="P14">Наречие <text:span text:style-name="T2">(Adverb)</text:span></text:p>
      <text:p text:style-name="P95"/>
      <text:p text:style-name="P97"><text:span text:style-name="T642">Часть речи, которая отвечает на вопрос</text:span><text:span text:style-name="T644">ы</text:span><text:span text:style-name="T642"> «</text:span><text:span text:style-name="T678">где?</text:span><text:span text:style-name="T642">», «</text:span><text:span text:style-name="T678">когда?</text:span><text:span text:style-name="T642">», «как?».</text:span></text:p>
      <text:p text:style-name="P97"/>
      <text:p text:style-name="P618"><text:span text:style-name="T241">Наречие </text:span><text:span text:style-name="T242">дает</text:span><text:span text:style-name="T241"> характеристику глаголу или прилагательному. Если оно относится к глаголу, то стоит после него (обычно в конце </text:span><text:span text:style-name="T243">предложен</text:span><text:span text:style-name="T242">ия</text:span><text:span text:style-name="T241">), а если к прилагательному — то перед ним.</text:span></text:p>
      <text:p text:style-name="P321"/>
      <text:p text:style-name="P321">I <text:span text:style-name="T379">kwon</text:span> him <text:span text:style-name="T379">well</text:span> — Я <text:span text:style-name="T379">хорошо</text:span> его <text:span text:style-name="T379">знаю</text:span>.</text:p>
      <text:p text:style-name="P321">He is <text:span text:style-name="T379">very</text:span> <text:span text:style-name="T379">serious</text:span> — Он <text:span text:style-name="T379">очень</text:span> <text:span text:style-name="T379">серьезный</text:span>.</text:p>
      <text:p text:style-name="P321"/>
      <text:p text:style-name="P182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2147907395" text:style-name="L43">
        <text:list-item>
          <text:p text:style-name="P756">quick (быстрый) → quickly (быстро);</text:p>
        </text:list-item>
        <text:list-item>
          <text:p text:style-name="P756">serious (серьезный) → seriously (серьезно);</text:p>
        </text:list-item>
      </text:list>
      <text:p text:style-name="P322"/>
      <text:p text:style-name="P99">Наречия, которые <text:span text:style-name="T645">пишутся</text:span> как прилагательные:</text:p>
      <text:list xml:id="list146779971" text:style-name="L44">
        <text:list-item>
          <text:p text:style-name="P757">fast — быстрый/быстро;</text:p>
        </text:list-item>
        <text:list-item>
          <text:p text:style-name="P757">late — поздний/поздно;</text:p>
        </text:list-item>
        <text:list-item>
          <text:p text:style-name="P757">hard — тяжелый/тяжело;</text:p>
        </text:list-item>
      </text:list>
      <text:p text:style-name="P322"/>
      <text:p text:style-name="P183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2085337007" text:style-name="L45">
        <text:list-item>
          <text:p text:style-name="P758">enough — достаточно;</text:p>
        </text:list-item>
        <text:list-item>
          <text:p text:style-name="P758">a lot, much, many — много;</text:p>
        </text:list-item>
        <text:list-item>
          <text:p text:style-name="P758"><text:soft-page-break/>almost — почти;</text:p>
        </text:list-item>
        <text:list-item>
          <text:p text:style-name="P758">pretty, very — довольно (очень);</text:p>
        </text:list-item>
        <text:list-item>
          <text:p text:style-name="P758">too — слишком;</text:p>
        </text:list-item>
      </text:list>
      <text:p text:style-name="P323"/>
      <text:p text:style-name="P101">Наречия, помогающие акцентироваться на чем-то:</text:p>
      <text:list xml:id="list2664761507" text:style-name="L46">
        <text:list-item>
          <text:p text:style-name="P759">just — всего лишь;</text:p>
        </text:list-item>
        <text:list-item>
          <text:p text:style-name="P759">only — только;</text:p>
        </text:list-item>
        <text:list-item>
          <text:p text:style-name="P759">simply — просто;</text:p>
        </text:list-item>
        <text:list-item>
          <text:p text:style-name="P759">especially — особенно;</text:p>
        </text:list-item>
      </text:list>
      <text:p text:style-name="P323"/>
      <text:p text:style-name="P101">Другие распространенные наречия:</text:p>
      <text:list xml:id="list2259276396" text:style-name="L47">
        <text:list-item>
          <text:p text:style-name="P760">quite — совсем;</text:p>
        </text:list-item>
        <text:list-item>
          <text:p text:style-name="P760">so — такой;</text:p>
        </text:list-item>
        <text:list-item>
          <text:p text:style-name="P760">soon — скоро;</text:p>
        </text:list-item>
      </text:list>
      <text:p text:style-name="P323"/>
      <text:p text:style-name="P323">Marry is pretty smart — Мэри довольно умная;</text:p>
      <text:p text:style-name="P323">We just want to ask you a question — Мы всего лишь хотим задать вам вопрос.</text:p>
      <text:p text:style-name="P323">Why are you so sad? — Почему ты такой грусный?</text:p>
      <text:p text:style-name="P323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9"><text:span text:style-name="T242">существительными: </text:span><text:span text:style-name="T46">a lot of coffee, a lot of cars. </text:span><text:span text:style-name="T242">Англоговорящие не используют </text:span><text:span text:style-name="T46">much</text:span><text:span text:style-name="T242"> </text:span></text:p>
      <text:p text:style-name="P619"><text:span text:style-name="T242">в утвердительных предложениях и заменяют его на </text:span><text:span text:style-name="T46">a lof of</text:span><text:span text:style-name="T242">.</text:span></text:p>
      <text:p text:style-name="P102"/>
      <text:p text:style-name="P325">There is a lot of juice in the jug — В кувшине много сока.</text:p>
      <text:p text:style-name="P325">There isn`t much coffee in the cup — В чашке не много кофе.</text:p>
      <text:p text:style-name="P324"/>
      <text:p text:style-name="P105">Слова <text:span text:style-name="T2">little</text:span> и <text:span text:style-name="T2">few</text:span> переводятся как «мало». <text:span text:style-name="T646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5"><text:span text:style-name="T141">I</text:span> <text:span text:style-name="T177">don`t</text:span> <text:span text:style-name="T379">usually</text:span> <text:span text:style-name="T150">drive</text:span> to work — Обычно, я не еду (на машине) на работу.</text:p>
      <text:p text:style-name="P325"><text:span text:style-name="T141">You</text:span> <text:span text:style-name="T177">can</text:span> <text:span text:style-name="T379">always</text:span> <text:span text:style-name="T150">call</text:span> me — Ты всегда можешь позвонить мне.</text:p>
      <text:p text:style-name="P325"/>
      <text:p text:style-name="P103">Если наречие частотности в связке с другим словом, то вся связка должна быть в конце.</text:p>
      <text:p text:style-name="P326">I buy coffee on my way to work <text:span text:style-name="T379">very often</text:span> — Я <text:span text:style-name="T379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11">В английском языке, предлоги <text:span text:style-name="T677">перед существительными</text:span> заменяют падежи. <text:span text:style-name="T677">К одному и тому же падежу могут вести разные предлоги. <text:s/>В русском, за падежи отвечают оконания.</text:span></text:p>
      <text:p text:style-name="P107"/>
      <text:p text:style-name="P186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6"><text:span text:style-name="T247">Предлог </text:span><text:span text:style-name="T48">at</text:span><text:span text:style-name="T247"> указывает на точное время. Иногда </text:span><text:span text:style-name="T249">он</text:span><text:span text:style-name="T247"> </text:span><text:span text:style-name="T249">указывает на </text:span><text:span text:style-name="T247">периоды дня и праздники:</text:span></text:p>
      <text:p text:style-name="P447"><text:span text:style-name="T247">Если в названии праздника </text:span><text:span text:style-name="T249">есть</text:span><text:span text:style-name="T247"> слово </text:span><text:span text:style-name="T48">day</text:span><text:span text:style-name="T247">, то он пишется с предлогом </text:span><text:span text:style-name="T48">on</text:span><text:span text:style-name="T247">, а не </text:span><text:span text:style-name="T48">at</text:span><text:span text:style-name="T247">.</text:span></text:p>
      <text:p text:style-name="P109"/>
      <text:list xml:id="list636520063" text:style-name="L48">
        <text:list-item>
          <text:p text:style-name="P761">at 5 o`clock — в 5 часов;</text:p>
        </text:list-item>
        <text:list-item>
          <text:p text:style-name="P761">at night — ночью;</text:p>
        </text:list-item>
        <text:list-item>
          <text:p text:style-name="P761">at sunset — на рассвете;</text:p>
        </text:list-item>
        <text:list-item>
          <text:p text:style-name="P761">at the weekend — в выходные;</text:p>
        </text:list-item>
        <text:list-item>
          <text:p text:style-name="P761">at the moment — в данный момент;</text:p>
        </text:list-item>
        <text:list-item>
          <text:p text:style-name="P761">at the end (of) — в конце;</text:p>
        </text:list-item>
        <text:list-item>
          <text:p text:style-name="P761">at Christmas — на Рождество;</text:p>
        </text:list-item>
        <text:list-item>
          <text:p text:style-name="P761">at Easter — на Пасху;</text:p>
        </text:list-item>
      </text:list>
      <text:p text:style-name="P329"/>
      <text:p text:style-name="P109">Предлог <text:span text:style-name="T2">on</text:span> указывает на конкретный день. Обычно это дни недели или даты.</text:p>
      <text:p text:style-name="P110">В английском языке дни недели, месяцы, и названия праздников пишутся с большой буквы.</text:p>
      <text:p text:style-name="P330"/>
      <text:list xml:id="list2809572628" text:style-name="L49">
        <text:list-item>
          <text:p text:style-name="P762">on Sunday — в воскресенье / по воскресеньям;</text:p>
        </text:list-item>
        <text:list-item>
          <text:p text:style-name="P762">on the 8th of March — 8го марта;</text:p>
        </text:list-item>
        <text:list-item>
          <text:p text:style-name="P762">on April, 10 — 10го апреля;</text:p>
        </text:list-item>
        <text:list-item>
          <text:p text:style-name="P762">on my birthday — на мой день рождения;</text:p>
        </text:list-item>
        <text:list-item>
          <text:p text:style-name="P762">on Christmas day — в день Рождества;</text:p>
        </text:list-item>
      </text:list>
      <text:p text:style-name="P329"/>
      <text:p text:style-name="P108">Предлог <text:span text:style-name="T2">in</text:span> указывает на большие периоды: месяцы, сезоны, годы:</text:p>
      <text:list xml:id="list4014759902" text:style-name="L50">
        <text:list-item>
          <text:p text:style-name="P805">in January — в январе;</text:p>
        </text:list-item>
        <text:list-item>
          <text:p text:style-name="P763">in winter — зимой;</text:p>
        </text:list-item>
        <text:list-item>
          <text:p text:style-name="P763">in the evening — вечером;</text:p>
        </text:list-item>
        <text:list-item>
          <text:p text:style-name="P763">in 2065 — в 2065 году;</text:p>
        </text:list-item>
        <text:list-item>
          <text:p text:style-name="P763">in the 1970s — в 1970х годах;</text:p>
        </text:list-item>
        <text:list-item>
          <text:p text:style-name="P763">in the past — в прошлом;</text:p>
        </text:list-item>
      </text:list>
      <text:p text:style-name="P109"/>
      <text:p text:style-name="P108">Предлог <text:span text:style-name="T2">in</text:span> в связке с временем означает «через»:</text:p>
      <text:list xml:id="list3826418636" text:style-name="L51">
        <text:list-item>
          <text:p text:style-name="P764">in 5 minutes — через 5 минут;</text:p>
        </text:list-item>
        <text:list-item>
          <text:p text:style-name="P764">in two weeks — через две недели;</text:p>
        </text:list-item>
        <text:list-item>
          <text:p text:style-name="P764">in no time — мигом (через мгновение);</text:p>
        </text:list-item>
      </text:list>
      <text:p text:style-name="P328"/>
      <text:p text:style-name="P107">Предлоги времени не используются перед словами:<text:span text:style-name="T2"> last, next, this, that, each, every.</text:span></text:p>
      <text:p text:style-name="P328">See you next Friday — Увидимся в следующую пятницу.</text:p>
      <text:p text:style-name="P328"/>
      <text:p text:style-name="P625"><text:span text:style-name="T251">П</text:span><text:span text:style-name="T250">редлоги </text:span><text:span text:style-name="T251">времени</text:span><text:span text:style-name="T250"> имееют множество нелогичных исключений. Так, например, </text:span><text:span text:style-name="T49">in</text:span><text:span text:style-name="T250"> и </text:span><text:span text:style-name="T49">at</text:span><text:span text:style-name="T250"> принятно говорить с некоторыми пер</text:span><text:span text:style-name="T251">и</text:span><text:span text:style-name="T250">одами дня. Это нужно просто заучить.</text:span></text:p>
      <text:p text:style-name="P119"/>
      <text:p text:style-name="P541"><text:span text:style-name="T250">Предлоги времени</text:span><text:span text:style-name="T49"> since, for, from ... to, until</text:span></text:p>
      <text:p text:style-name="P194"/>
      <text:p text:style-name="P234">Отвечают на вопрос «в какой период?» Связаны с большими отрезками времени.</text:p>
      <text:p text:style-name="P234"/>
      <text:p text:style-name="P626"><text:span text:style-name="T185">Предлог </text:span><text:span text:style-name="T2">since</text:span><text:span text:style-name="T185"> означает «с». Он указывает на начало периода:</text:span></text:p>
      <text:list xml:id="list909684213" text:style-name="L52">
        <text:list-item>
          <text:p text:style-name="P787">since Wednesday — со среды;</text:p>
        </text:list-item>
        <text:list-item>
          <text:p text:style-name="P787">since 1984 — с 1984 года;</text:p>
        </text:list-item>
        <text:list-item>
          <text:p text:style-name="P787">since Monday — с понедельника;</text:p>
        </text:list-item>
      </text:list>
      <text:p text:style-name="P235"><text:soft-page-break/>Предлог <text:span text:style-name="T2">for</text:span> означает «уже», «в течение». Он указывает, как долго длится действие.</text:p>
      <text:list xml:id="list3354800514" text:style-name="L53">
        <text:list-item>
          <text:p text:style-name="P788">for 10 hours — (уже) 10 часов / в течении 10 часов;</text:p>
        </text:list-item>
        <text:list-item>
          <text:p text:style-name="P788">for two weeks — (уже) две недели / в течении 2х недель;</text:p>
        </text:list-item>
      </text:list>
      <text:p text:style-name="P393"/>
      <text:p text:style-name="P234"><text:span text:style-name="T2">Since</text:span> и <text:span text:style-name="T2">for</text:span> используются в <text:span text:style-name="T2">Present Perfect Continuous</text:span>.</text:p>
      <text:p text:style-name="P234"/>
      <text:p text:style-name="P435"><text:span text:style-name="T294">П</text:span><text:span text:style-name="T295">редлог </text:span><text:span text:style-name="T85">from ... to</text:span><text:span text:style-name="T295"> означает «с ... до». Он указыват </text:span><text:span text:style-name="T294">на</text:span><text:span text:style-name="T295"> границы периода:</text:span></text:p>
      <text:list xml:id="list242519445" text:style-name="L54">
        <text:list-item>
          <text:p text:style-name="P789">from 9 to 5 — с девяти до пяти (часов);</text:p>
        </text:list-item>
        <text:list-item>
          <text:p text:style-name="P789">from January to March — с января по март;</text:p>
        </text:list-item>
      </text:list>
      <text:p text:style-name="P393"/>
      <text:p text:style-name="P57"><text:span text:style-name="T423">Предлог </text:span><text:span text:style-name="T85">until (till)</text:span><text:span text:style-name="T423"> означает «до того, как». Он </text:span><text:span text:style-name="T424">указывает на</text:span><text:span text:style-name="T423"> конец периода:</text:span></text:p>
      <text:list xml:id="list4292553824" text:style-name="L55">
        <text:list-item>
          <text:p text:style-name="P790">until Wednesday — до среды;</text:p>
        </text:list-item>
        <text:list-item>
          <text:p text:style-name="P790">until I come — до того, как я вернусь;</text:p>
        </text:list-item>
      </text:list>
      <text:p text:style-name="P393"/>
      <text:p text:style-name="P187"><text:span text:style-name="T651">Предлоги места </text:span><text:span text:style-name="T49">at, on, in</text:span></text:p>
      <text:p text:style-name="P412"/>
      <text:p text:style-name="P241">Отвечают на вопрос «где?». Помимо времени также указывают на местоположение.</text:p>
      <text:p text:style-name="P241"/>
      <text:p text:style-name="P436"><text:span text:style-name="T296">Предлог </text:span><text:span text:style-name="T86">at</text:span><text:span text:style-name="T296"> обозначает конкретное место/точку, где находится предмет:</text:span></text:p>
      <text:list xml:id="list4259924956" text:style-name="L56">
        <text:list-item>
          <text:p text:style-name="P791">at the bus stop — на автобусной остановке;</text:p>
        </text:list-item>
        <text:list-item>
          <text:p text:style-name="P791">at the top/bottom - наверху/внизу;</text:p>
        </text:list-item>
        <text:list-item>
          <text:p text:style-name="P791">at school — в школе.</text:p>
        </text:list-item>
      </text:list>
      <text:p text:style-name="P241"/>
      <text:p text:style-name="P436"><text:span text:style-name="T296">Предлог </text:span><text:span text:style-name="T86">on</text:span><text:span text:style-name="T296"> обозначает поверхность, </text:span><text:span text:style-name="T364">на</text:span><text:span text:style-name="T296"> которой располагается объект:</text:span></text:p>
      <text:list xml:id="list1821350679" text:style-name="L57">
        <text:list-item>
          <text:p text:style-name="P792">on the table — на столе;</text:p>
        </text:list-item>
        <text:list-item>
          <text:p text:style-name="P792">on the floor — на полу;</text:p>
        </text:list-item>
        <text:list-item>
          <text:p text:style-name="P792">on the head — на голове;</text:p>
        </text:list-item>
      </text:list>
      <text:p text:style-name="P398"/>
      <text:p text:style-name="P437"><text:span text:style-name="T86">П</text:span><text:span text:style-name="T87">редлог in обозначает положение </text:span><text:span text:style-name="T134">в</text:span><text:span text:style-name="T87"> опред. месте, ограниченном рамками или барьером.</text:span></text:p>
      <text:list xml:id="list3930276872" text:style-name="L58">
        <text:list-item>
          <text:p text:style-name="P793">in the house — в доме;</text:p>
        </text:list-item>
        <text:list-item>
          <text:p text:style-name="P793">in a box — в коробке;</text:p>
        </text:list-item>
      </text:list>
      <text:p text:style-name="P242"/>
      <text:p text:style-name="P124"><text:span text:style-name="T425">Эти предлоги также имеют исключения. </text:span><text:span text:style-name="T431">Например </text:span><text:span text:style-name="T92">i</text:span><text:span text:style-name="T87">n</text:span><text:span text:style-name="T425"> часто переводится как «на», </text:span></text:p>
      <text:p text:style-name="P124"><text:span text:style-name="T425">а </text:span><text:span text:style-name="T87">on</text:span><text:span text:style-name="T425"> — как «в». Особенно, когда они используются с транспортом:</text:span></text:p>
      <text:p text:style-name="P244"/>
      <text:list xml:id="list1209804759" text:style-name="L59">
        <text:list-item>
          <text:p text:style-name="P794">in a car — на машине;</text:p>
        </text:list-item>
        <text:list-item>
          <text:p text:style-name="P795">in the street — на улице;</text:p>
        </text:list-item>
        <text:list-item>
          <text:p text:style-name="P794">on a bus — в автобусе;</text:p>
        </text:list-item>
        <text:list-item>
          <text:p text:style-name="P795">on the list — в списке;</text:p>
        </text:list-item>
        <text:list-item>
          <text:p text:style-name="P795">on the way — по дороге;</text:p>
        </text:list-item>
      </text:list>
      <text:p text:style-name="P243"/>
      <text:p text:style-name="P195">Другие предлоги места</text:p>
      <text:p text:style-name="P242"/>
      <text:p text:style-name="P243">Помогают определить нахождение объекта в пространсте:</text:p>
      <text:list xml:id="list1185088517" text:style-name="L60">
        <text:list-item>
          <text:p text:style-name="P796">above — над;</text:p>
        </text:list-item>
        <text:list-item>
          <text:p text:style-name="P796">under — под;</text:p>
        </text:list-item>
        <text:list-item>
          <text:p text:style-name="P796">in front of — перед;</text:p>
        </text:list-item>
        <text:list-item>
          <text:p text:style-name="P796">behind — позади;</text:p>
        </text:list-item>
        <text:list-item>
          <text:p text:style-name="P796">between/with — между/c;</text:p>
        </text:list-item>
        <text:list-item>
          <text:p text:style-name="P765"><text:span text:style-name="T425">next to — рядом с</text:span><text:span text:style-name="T426">;</text:span></text:p>
        </text:list-item>
      </text:list>
      <text:p text:style-name="P401"/>
      <text:p text:style-name="P331"><text:soft-page-break/><text:span text:style-name="T426">The cat is </text:span><text:span text:style-name="T398">under</text:span><text:span text:style-name="T426"> the ball — Кот </text:span><text:span text:style-name="T398">под</text:span><text:span text:style-name="T426"> клубком.</text:span></text:p>
      <text:p text:style-name="P331"><text:span text:style-name="T426">The cat is </text:span><text:span text:style-name="T398">in front of</text:span><text:span text:style-name="T426"> the ball — Кот </text:span><text:span text:style-name="T398">перед</text:span><text:span text:style-name="T426"> клубком.</text:span></text:p>
      <text:p text:style-name="P399"/>
      <text:p text:style-name="P188"><text:span text:style-name="T652">Предллог направления </text:span><text:span text:style-name="T50">to</text:span></text:p>
      <text:p text:style-name="P242"/>
      <text:p text:style-name="P242">Отвечает на вопрос «куда?». Указывает в какое место хочет попасть человек.</text:p>
      <text:p text:style-name="P113"><text:span text:style-name="T425">Используется после глаголов движения: </text:span><text:span text:style-name="T87">go, walk, drive, come, travel, return, send, get.</text:span></text:p>
      <text:p text:style-name="P242"/>
      <text:p text:style-name="P331"><text:span text:style-name="T425">I want to </text:span><text:span text:style-name="T399">go to</text:span><text:span text:style-name="T425"> New York — Я хочу </text:span><text:span text:style-name="T399">поехать в</text:span><text:span text:style-name="T425"> Нью Йорк.</text:span></text:p>
      <text:p text:style-name="P331"><text:span text:style-name="T425">Did they </text:span><text:span text:style-name="T399">get to</text:span><text:span text:style-name="T425"> London? — Они </text:span><text:span text:style-name="T399">добрались до</text:span><text:span text:style-name="T425"> Лондона?</text:span></text:p>
      <text:p text:style-name="P399"/>
      <text:p text:style-name="P113"><text:span text:style-name="T425">Если в качестве направления используется слово </text:span><text:span text:style-name="T87">home</text:span><text:span text:style-name="T425">, то перед ним </text:span><text:span text:style-name="T87">to</text:span><text:span text:style-name="T425"> не нужен.</text:span></text:p>
      <text:p text:style-name="P400">Go home (правильно). Go to home (неправильно). </text:p>
      <text:p text:style-name="P399"/>
      <text:p text:style-name="P113"><text:span text:style-name="T425">Если нужно </text:span><text:span text:style-name="T427">сказать </text:span><text:span text:style-name="T425">что </text:span><text:span text:style-name="T427">человек бывал </text:span><text:span text:style-name="T425">в каком-то месте, например в стране или городе,</text:span></text:p>
      <text:p text:style-name="P113"><text:span text:style-name="T425">то нужно использовать </text:span><text:span text:style-name="T87">Present Perfect</text:span><text:span text:style-name="T425"> с </text:span><text:span text:style-name="T427">предлогом </text:span><text:span text:style-name="T87">to</text:span><text:span text:style-name="T425">.</text:span></text:p>
      <text:p text:style-name="P242"/>
      <text:p text:style-name="P399">The have been to Italy — Они бывали в Италии.</text:p>
      <text:p text:style-name="P399"/>
      <text:p text:style-name="P188"><text:span text:style-name="T652">Предлог </text:span><text:span text:style-name="T50">by</text:span></text:p>
      <text:p text:style-name="P413"/>
      <text:p text:style-name="P444"><text:span text:style-name="T299">Может п</text:span><text:span text:style-name="T297">ереводит</text:span><text:span text:style-name="T299">ь</text:span><text:span text:style-name="T297">ся по разному. </text:span><text:span text:style-name="T298">Помогает сказать, </text:span><text:span text:style-name="T365">как</text:span><text:span text:style-name="T298"> что-то делается или случается.</text:span></text:p>
      <text:p text:style-name="P445"><text:span text:style-name="T299">Иногда в</text:span><text:span text:style-name="T298">стречается в пассивном залоге, когда </text:span><text:span text:style-name="T299">указывают</text:span><text:span text:style-name="T298"> автора действия.</text:span></text:p>
      <text:p text:style-name="P245"/>
      <text:list xml:id="list4289983378" text:style-name="L61">
        <text:list-item>
          <text:p text:style-name="P797">happen by mistake — случиться по ошибке.</text:p>
        </text:list-item>
        <text:list-item>
          <text:p text:style-name="P798">send by post — отправиться почтой;</text:p>
        </text:list-item>
      </text:list>
      <text:p text:style-name="P404"/>
      <text:p text:style-name="P402">Did you play for the meal by credit card — Ты заплатил за еду кредиткой?</text:p>
      <text:p text:style-name="P403"/>
      <text:p text:style-name="P246">Также этот предлог используется в значении «около», «рядом».</text:p>
      <text:p text:style-name="P405"/>
      <text:p text:style-name="P406">Sit by me — Посиди рядом со мной.</text:p>
      <text:p text:style-name="P332"><text:span text:style-name="T403">There is a car parked by the store — </text:span><text:span text:style-name="T429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6">Иногда, после некоторых существительных, принято использовать определенные предлоги. </text:p>
      <text:p text:style-name="P236">Такие связки нужно просто запомнить. При переводе предлог может выпадать.</text:p>
      <text:p text:style-name="P238"/>
      <text:list xml:id="list4140086962" text:style-name="L62">
        <text:list-item>
          <text:p text:style-name="P799">a need for — нужда в;</text:p>
        </text:list-item>
        <text:list-item>
          <text:p text:style-name="P799">a reason for — причина для (чего-либо);</text:p>
        </text:list-item>
        <text:list-item>
          <text:p text:style-name="P799">an advantage of — преимущество (чего-либо);</text:p>
        </text:list-item>
        <text:list-item>
          <text:p text:style-name="P799">a cause of — причина (чего-либо);</text:p>
          <text:p text:style-name="P799"/>
        </text:list-item>
        <text:list-item>
          <text:p text:style-name="P799">a solution to — решение какой-то проблемы;</text:p>
        </text:list-item>
        <text:list-item>
          <text:p text:style-name="P799">a key to — ключ к/от (чего-либо);</text:p>
        </text:list-item>
        <text:list-item>
          <text:p text:style-name="P799">an answer to — ответ на;</text:p>
        </text:list-item>
        <text:list-item>
          <text:p text:style-name="P799">an attitude to — отношение к;</text:p>
          <text:p text:style-name="P799"/>
        </text:list-item>
        <text:list-item>
          <text:p text:style-name="P799">a contact with/between — контакт с/между;</text:p>
        </text:list-item>
        <text:list-item>
          <text:p text:style-name="P799">a connection with/between — связь с/между;</text:p>
        </text:list-item>
        <text:list-item>
          <text:p text:style-name="P799">a relationship with/between — взаимосвязь с/между;</text:p>
        </text:list-item>
      </text:list>
      <text:p text:style-name="P394"><text:soft-page-break/>There must be a reason for his actions — Должна быть какая-то причина его действий.</text:p>
      <text:p text:style-name="P394">We`ll find a solution to the problem — Мы найдем решение этой проблемы.</text:p>
      <text:p text:style-name="P394">She has an emotion connection with him — У нее эмоциональная связь с ним.</text:p>
      <text:p text:style-name="P394"/>
      <text:p text:style-name="P190">Связки прилагательных и предлогов</text:p>
      <text:p text:style-name="P190"/>
      <text:p text:style-name="P236">После некоторых прилагательных могут также идти определенные предлоги.</text:p>
      <text:p text:style-name="P236"/>
      <text:p text:style-name="P237">Прилагательное + <text:span text:style-name="T2">about</text:span> означает «испытывать чувство из-за чего-либо»:</text:p>
      <text:list xml:id="list3364526050" text:style-name="L63">
        <text:list-item>
          <text:p text:style-name="P806"><text:span text:style-name="T88">happy about — </text:span><text:span text:style-name="T89">счастливый</text:span><text:span text:style-name="T88"> из-за;</text:span></text:p>
        </text:list-item>
        <text:list-item>
          <text:p text:style-name="P807"><text:span text:style-name="T88">upset about — </text:span><text:span text:style-name="T89">растроенный</text:span><text:span text:style-name="T88"> из-за;</text:span></text:p>
        </text:list-item>
        <text:list-item>
          <text:p text:style-name="P800">angry about — злиться из-за;</text:p>
        </text:list-item>
        <text:list-item>
          <text:p text:style-name="P808"><text:span text:style-name="T89">worried</text:span><text:span text:style-name="T88"> about — </text:span><text:span text:style-name="T89">волноваться</text:span><text:span text:style-name="T88"> из-за;</text:span></text:p>
        </text:list-item>
      </text:list>
      <text:p text:style-name="P394"/>
      <text:p text:style-name="P394">Bill seems really upset about this — Билл выглядит очень расстроенным из-за этого.</text:p>
      <text:p text:style-name="P394">I was worried about you — Я волновался за тебя.</text:p>
      <text:p text:style-name="P394"/>
      <text:p text:style-name="P114"><text:span text:style-name="T428">Слово</text:span><text:span text:style-name="T89"> sorry</text:span><text:span text:style-name="T428"> в связке с </text:span><text:span text:style-name="T89">about</text:span><text:span text:style-name="T428"> и </text:span><text:span text:style-name="T89">for</text:span><text:span text:style-name="T428"> выражает сожаление, сочувствие:</text:span></text:p>
      <text:p text:style-name="P239"/>
      <text:p text:style-name="P394">I`m sorry about my behavior — Прости мое поведение.</text:p>
      <text:p text:style-name="P394">Sorry for interrupting — Простите, что беспокою вас.</text:p>
      <text:p text:style-name="P394">I`m sorry for your loss — Сожалею о вашей утрате.</text:p>
      <text:p text:style-name="P394"/>
      <text:p text:style-name="P628">Если после прилагательного идет предлог <text:span text:style-name="T2">of</text:span>, то он будет соответствовать </text:p>
      <text:p text:style-name="P628">родительскому падежу (кого/чего). </text:p>
      <text:p text:style-name="P239"/>
      <text:p text:style-name="P395">It was very stupied of you to go there — Было очень глупо с твоей стороны идти туда.</text:p>
      <text:p text:style-name="P395"/>
      <text:p text:style-name="P240">Предлог <text:span text:style-name="T2">of</text:span> часто используется после прилагательных, выражающий отношение</text:p>
      <text:p text:style-name="P240">к чему-либо. Сама связка в этом случае <text:span text:style-name="T653">может </text:span>переводит<text:span text:style-name="T653">ь</text:span>ся глаголом:</text:p>
      <text:p text:style-name="P240"/>
      <text:list xml:id="list1910847889" text:style-name="L64">
        <text:list-item>
          <text:p text:style-name="P801">afraid of — бояться;</text:p>
        </text:list-item>
        <text:list-item>
          <text:p text:style-name="P801">proud of — гордиться;</text:p>
        </text:list-item>
        <text:list-item>
          <text:p text:style-name="P801">full of — полон;</text:p>
        </text:list-item>
        <text:list-item>
          <text:p text:style-name="P801">short of — не хватает;</text:p>
        </text:list-item>
        <text:list-item>
          <text:p text:style-name="P801">sure of — быть уверенным в.</text:p>
        </text:list-item>
      </text:list>
      <text:p text:style-name="P396"/>
      <text:p text:style-name="P395">Are you afraid of dogs? — Ты боишься собак?</text:p>
      <text:p text:style-name="P395">I`m sure of him — Я уверен в нем.</text:p>
      <text:p text:style-name="P395">This bag is full of cash — В этой сумке полно денег.</text:p>
      <text:p text:style-name="P395"/>
      <text:p text:style-name="P191"><text:span text:style-name="T653">С</text:span>вязки глаголов и предлогов</text:p>
      <text:p text:style-name="P239"/>
      <text:p text:style-name="P448"><text:span text:style-name="T300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0">search</text:span><text:span text:style-name="T300"> чаще используется </text:span><text:span text:style-name="T90">look for</text:span><text:span text:style-name="T300">.</text:span></text:p>
      <text:p text:style-name="P499"/>
      <text:list xml:id="list2323791148" text:style-name="L65">
        <text:list-item>
          <text:p text:style-name="P809">look at — стмотреть на;</text:p>
        </text:list-item>
        <text:list-item>
          <text:p text:style-name="P809">look for — искать;</text:p>
        </text:list-item>
        <text:list-item>
          <text:p text:style-name="P810"><text:span text:style-name="T676">look</text:span> like — <text:span text:style-name="T676">выглядеть как</text:span>;</text:p>
        </text:list-item>
        <text:list-item>
          <text:p text:style-name="P809">listen to — слушать;</text:p>
        </text:list-item>
        <text:list-item>
          <text:p text:style-name="P809">wait for — ждать;</text:p>
        </text:list-item>
        <text:list-item>
          <text:p text:style-name="P809"><text:soft-page-break/>stay at — останавливаться (например, в отеле);</text:p>
        </text:list-item>
        <text:list-item>
          <text:p text:style-name="P811">belong to — принадлежать к;</text:p>
        </text:list-item>
        <text:list-item>
          <text:p text:style-name="P811">happen to — случилось с;</text:p>
        </text:list-item>
        <text:list-item>
          <text:p text:style-name="P811">speak to / talk to — говорить с (кем-то);</text:p>
        </text:list-item>
        <text:list-item>
          <text:p text:style-name="P811">ask for — просить (чего-то);</text:p>
        </text:list-item>
        <text:list-item>
          <text:p text:style-name="P813">come from — происходить родом;</text:p>
        </text:list-item>
        <text:list-item>
          <text:p text:style-name="P811">depend on — зависить от;</text:p>
        </text:list-item>
        <text:list-item>
          <text:p text:style-name="P811">think about/of — думать о;</text:p>
        </text:list-item>
      </text:list>
      <text:p text:style-name="P481"/>
      <text:p text:style-name="P479">What are you looking at? — На что ты смотришь?</text:p>
      <text:p text:style-name="P652"><text:span text:style-name="T465">What does he look like? — Как он выглядит? / </text:span><text:span text:style-name="T466">Н</text:span><text:span text:style-name="T465">а что он похож?</text:span></text:p>
      <text:p text:style-name="P479">We belong to different world — Мы принадлежим к разным мирам.</text:p>
      <text:p text:style-name="P479"/>
      <text:p text:style-name="P497">Предлоги, передающие особый контекст для глаголов движения и перемещения:</text:p>
      <text:list xml:id="list2615392405" text:style-name="L66">
        <text:list-item>
          <text:p text:style-name="P812">in — переместить(ся) в закрытое пространство (go on — войти);</text:p>
        </text:list-item>
        <text:list-item>
          <text:p text:style-name="P812">out — покинуть закрытое пространство (go out — выйти);</text:p>
        </text:list-item>
        <text:list-item>
          <text:p text:style-name="P812">on — переместить(ся) на поверхность (go on — продложать (движение));</text:p>
        </text:list-item>
        <text:list-item>
          <text:p text:style-name="P812">off — убрать с поверхности (go off — уходить, сходить);</text:p>
        </text:list-item>
        <text:list-item>
          <text:p text:style-name="P812">up — переместить(ся) выше уровнем (go up — подняться);</text:p>
        </text:list-item>
        <text:list-item>
          <text:p text:style-name="P812">down — переместить(ся) ниже уровнем (go down — опускаться);</text:p>
        </text:list-item>
        <text:list-item>
          <text:p text:style-name="P812">away — убрать(ся) прочь (go away — уходить, разойтись);</text:p>
        </text:list-item>
        <text:list-item>
          <text:p text:style-name="P812">back — вернуть(ся) (go back — возвращаться);</text:p>
        </text:list-item>
      </text:list>
      <text:p text:style-name="P496"/>
      <text:p text:style-name="P115"><text:span text:style-name="T508">Если фразовый глагол имеет дополнение, то </text:span><text:span text:style-name="T509">оно </text:span><text:span text:style-name="T508">может стоять как в середине связки, </text:span></text:p>
      <text:p text:style-name="P115"><text:span text:style-name="T508">так и после </text:span><text:span text:style-name="T509">неё</text:span><text:span text:style-name="T508">. А если дополнение</text:span><text:span text:style-name="T509">м</text:span><text:span text:style-name="T508"> </text:span><text:span text:style-name="T509">является </text:span><text:span text:style-name="T508">местоимени</text:span><text:span text:style-name="T509">е</text:span><text:span text:style-name="T508">, то оно всегда будет </text:span><text:span text:style-name="T509">в середине</text:span><text:span text:style-name="T508">.</text:span></text:p>
      <text:p text:style-name="P498"/>
      <text:p text:style-name="P333"><text:span text:style-name="T508">I </text:span><text:span text:style-name="T438">turned</text:span><text:span text:style-name="T508"> </text:span><text:span text:style-name="T170">the light</text:span><text:span text:style-name="T508"> </text:span><text:span text:style-name="T438">off</text:span><text:span text:style-name="T508"> / I </text:span><text:span text:style-name="T438">turned off </text:span><text:span text:style-name="T170">the light </text:span><text:span text:style-name="T508">— Я выключил свет.</text:span></text:p>
      <text:p text:style-name="P333"><text:span text:style-name="T508">I </text:span><text:span text:style-name="T438">turned</text:span><text:span text:style-name="T508"> </text:span><text:span text:style-name="T170">it</text:span><text:span text:style-name="T508"> </text:span><text:span text:style-name="T438">off</text:span><text:span text:style-name="T508"> — Я выключил это.</text:span></text:p>
      <text:p text:style-name="P480"/>
      <text:p text:style-name="P480"/>
      <text:p text:style-name="P629"><text:span text:style-name="T520">С</text:span><text:span text:style-name="T519">ложн</text:span><text:span text:style-name="T522">ы</text:span><text:span text:style-name="T521">е </text:span><text:span text:style-name="T519">предложени</text:span><text:span text:style-name="T522">я</text:span></text:p>
      <text:p text:style-name="P498"/>
      <text:p text:style-name="P515">Это объединенные вместе, простые предложения, содержащие 2 и более подлежащих, </text:p>
      <text:p text:style-name="P650"><text:span text:style-name="T490">и 2 и более сказуемых. Сложное предложение</text:span><text:span text:style-name="T478"> </text:span><text:span text:style-name="T490">в</text:span><text:span text:style-name="T479">сегда </text:span><text:span text:style-name="T480">име</text:span><text:span text:style-name="T490">е</text:span><text:span text:style-name="T480">т </text:span><text:span text:style-name="T479">главную часть и зависимые части, которые называются предаточными предложениями (clause). </text:span><text:span text:style-name="T491">Зависимые части расширяют смысл главной части </text:span><text:span text:style-name="T492">и сообщают доп</text:span><text:span text:style-name="T490">олнительную</text:span><text:span text:style-name="T492"> информацию</text:span><text:span text:style-name="T491">.</text:span></text:p>
      <text:p text:style-name="P500"/>
      <text:p text:style-name="P334"><text:span text:style-name="T148">I</text:span><text:span text:style-name="T510"> </text:span><text:span text:style-name="T161">woke</text:span><text:span text:style-name="T510"> up at 7 o`clock — Я проснулся в 7 часов (простое предложение).</text:span></text:p>
      <text:p text:style-name="P335"><text:span text:style-name="T148">I</text:span><text:span text:style-name="T510"> </text:span><text:span text:style-name="T161">woke</text:span><text:span text:style-name="T510"> up at 7 o`clock, but </text:span><text:span text:style-name="T148">everybody</text:span><text:span text:style-name="T510"> </text:span><text:span text:style-name="T161">was</text:span><text:span text:style-name="T510"> still asleep — Я проснулся в 7, но все еще спали.</text:span></text:p>
      <text:p text:style-name="P482"/>
      <text:p text:style-name="P501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2"/>
      <text:p text:style-name="P503">Самые популярные союзы:</text:p>
      <text:list xml:id="list2981301807" text:style-name="L67">
        <text:list-item>
          <text:p text:style-name="P814">and — и;</text:p>
        </text:list-item>
        <text:list-item>
          <text:p text:style-name="P814">or — или;</text:p>
        </text:list-item>
        <text:list-item>
          <text:p text:style-name="P814">but — но;</text:p>
        </text:list-item>
        <text:list-item>
          <text:p text:style-name="P814">so — поэтому;</text:p>
        </text:list-item>
        <text:list-item>
          <text:p text:style-name="P814">because — потому что;</text:p>
        </text:list-item>
      </text:list>
      <text:p text:style-name="P483"/>
      <text:p text:style-name="P483">I met Jill, and we went for a wolk — Я встретила Джил и мы пошли гулять.</text:p>
      <text:p text:style-name="P483">I was very tired, so I went to sleep early — Я очень устал, поэтому я пошел спать раньше.</text:p>
      <text:p text:style-name="P125"><text:soft-page-break/><text:span text:style-name="T530">Перед </text:span><text:span text:style-name="T443">because</text:span><text:span text:style-name="T530"> запятая не ставится даже в сложном предложении.</text:span></text:p>
      <text:p text:style-name="P514"/>
      <text:p text:style-name="P641"><text:span text:style-name="T487">В вопросах, з</text:span><text:span text:style-name="T489">ависим</text:span><text:span text:style-name="T488">ая</text:span><text:span text:style-name="T489"> част</text:span><text:span text:style-name="T488">ь</text:span><text:span text:style-name="T489"> сохраня</text:span><text:span text:style-name="T488">е</text:span><text:span text:style-name="T489">т утвердительный порядок слов и отделя</text:span><text:span text:style-name="T488">е</text:span><text:span text:style-name="T489">тся вопросительным словом, котор</text:span><text:span text:style-name="T488">ое</text:span><text:span text:style-name="T489"> в этом случае явля</text:span><text:span text:style-name="T488">ю</text:span><text:span text:style-name="T489">тся союзом. Если вопрос общий, </text:span></text:p>
      <text:p text:style-name="P636"><text:span text:style-name="T468">то союзом будет слово </text:span><text:span text:style-name="T452">if/whether</text:span><text:span text:style-name="T468">. </text:span><text:span text:style-name="T481">Оно переводится частицей «ли».</text:span></text:p>
      <text:p text:style-name="P504"/>
      <text:p text:style-name="P336"><text:span text:style-name="T507">Do you know </text:span><text:span text:style-name="T436">why</text:span><text:span text:style-name="T507"> she is crying? </text:span><text:span text:style-name="T511">—</text:span><text:span text:style-name="T507"> </text:span><text:span text:style-name="T511">Ты знаешь </text:span><text:span text:style-name="T439">почему</text:span><text:span text:style-name="T511"> она плачит?</text:span></text:p>
      <text:p text:style-name="P414"><text:span text:style-name="T512">Can you tell </text:span><text:span text:style-name="T523">if</text:span><text:span text:style-name="T512"> this house belongs to Jerry? — Скажите, этот </text:span><text:span text:style-name="T523">ли</text:span><text:span text:style-name="T512"> дом принадлежит Джерри?</text:span></text:p>
      <text:p text:style-name="P491"/>
      <text:p text:style-name="P196"><text:span text:style-name="T523">П</text:span><text:span text:style-name="T435">ридаточные </text:span><text:span text:style-name="T529">определительные</text:span><text:span text:style-name="T435"> предложения</text:span></text:p>
      <text:p text:style-name="P505"/>
      <text:p text:style-name="P506">Дополняют по смыслу главную часть и обычно относятся к какому-то существительному </text:p>
      <text:p text:style-name="P506">или прилагательному. Могут стоять и в середине, и в конце предложения.</text:p>
      <text:p text:style-name="P506"/>
      <text:p text:style-name="P339"><text:span text:style-name="T507">The </text:span><text:span text:style-name="T147">woman</text:span><text:span text:style-name="T507"> </text:span><text:span text:style-name="T436">who lives next door</text:span><text:span text:style-name="T507"> </text:span><text:span text:style-name="T160">is</text:span><text:span text:style-name="T507"> a doctor — Женщина, которая/</text:span><text:span text:style-name="T517">что</text:span><text:span text:style-name="T507"> живет по соседству,</text:span></text:p>
      <text:p text:style-name="P484">работает доктором (выделенная часть относится к «женщине»).</text:p>
      <text:p text:style-name="P506"/>
      <text:p text:style-name="P507">Союзы, с которых начинается придаточное предложение:</text:p>
      <text:list xml:id="list3535332935" text:style-name="L68">
        <text:list-item>
          <text:p text:style-name="P818"><text:span text:style-name="T2">who — </text:span><text:span text:style-name="T59">кто</text:span><text:span text:style-name="T2"> (о людях);</text:span></text:p>
        </text:list-item>
        <text:list-item>
          <text:p text:style-name="P818"><text:span text:style-name="T461">which — </text:span><text:span text:style-name="T462">что</text:span><text:span text:style-name="T461"> (о предметах и животных);</text:span></text:p>
        </text:list-item>
        <text:list-item>
          <text:p text:style-name="P818"><text:span text:style-name="T461">that — </text:span><text:span text:style-name="T462">кто/что</text:span><text:span text:style-name="T461"> (о людях, предметах и животных);</text:span></text:p>
        </text:list-item>
        <text:list-item>
          <text:p text:style-name="P819"><text:span text:style-name="T461">w</text:span><text:span text:style-name="T452">hom, </text:span><text:span text:style-name="T463">whose</text:span><text:span text:style-name="T452"> — который (какой именно), </text:span><text:span text:style-name="T463">чей</text:span><text:span text:style-name="T452">;</text:span></text:p>
        </text:list-item>
        <text:list-item>
          <text:p text:style-name="P815">where — где, <text:span text:style-name="T673">куда, откуда</text:span>;</text:p>
        </text:list-item>
        <text:list-item>
          <text:p text:style-name="P816"><text:span text:style-name="T673">when</text:span> — <text:span text:style-name="T673">когда</text:span>;</text:p>
        </text:list-item>
      </text:list>
      <text:p text:style-name="P484"/>
      <text:p text:style-name="P506">Союзы ставить не обязательно. Всё предложение может быть без союзов и запятых.</text:p>
      <text:p text:style-name="P506">Но если союз заменяет подлежащее, то он обязан стоять.</text:p>
      <text:p text:style-name="P506"/>
      <text:p text:style-name="P339"><text:span text:style-name="T507">The</text:span><text:span text:style-name="T147"> movie</text:span><text:span text:style-name="T507"> </text:span><text:span text:style-name="T436">we saw last weak</text:span><text:span text:style-name="T507"> </text:span><text:span text:style-name="T160">was</text:span><text:span text:style-name="T507"> rather good — Филь, который мы смотрели на прошлой</text:span></text:p>
      <text:p text:style-name="P484">неделе, оказался довольно хорошим (при переводе союзы и запятые будут).</text:p>
      <text:p text:style-name="P506"/>
      <text:p text:style-name="P340"><text:span text:style-name="T515">I work in an office </text:span><text:span text:style-name="T149">which</text:span><text:span text:style-name="T515"> </text:span><text:span text:style-name="T162">is</text:span><text:span text:style-name="T515"> in Park street — Я работаю в офисе, </text:span><text:span text:style-name="T516">что</text:span><text:span text:style-name="T515"> на Парк стрит.</text:span></text:p>
      <text:p text:style-name="P486"/>
      <text:p text:style-name="P492">Косвенная речь</text:p>
      <text:p text:style-name="P508"/>
      <text:p text:style-name="P510">Это пересказ речи другого человека. В главной части указывается автор. </text:p>
      <text:p text:style-name="P510">В зависимой части меняется время, на прошлое.</text:p>
      <text:p text:style-name="P508"/>
      <text:p text:style-name="P487">I want to eat — Я хочу есть. (прямая речь)</text:p>
      <text:p text:style-name="P487">He said that he wanted to eat — Он сказал, что он хочет есть. (ковенная речь)</text:p>
      <text:p text:style-name="P511"/>
      <text:p text:style-name="P120"><text:span text:style-name="T507">Союз </text:span><text:span text:style-name="T452">that</text:span><text:span text:style-name="T507"> означает «что». Он часто выпадает при переводе.</text:span></text:p>
      <text:p text:style-name="P511"/>
      <text:p text:style-name="P637"><text:span text:style-name="T482">Если слова автора были в </text:span><text:span text:style-name="T456">Future</text:span><text:span text:style-name="T482">, то при пересказе они стану в </text:span><text:span text:style-name="T456">Future In The Past</text:span><text:span text:style-name="T482"> </text:span></text:p>
      <text:p text:style-name="P637"><text:span text:style-name="T482">(это когда </text:span><text:span text:style-name="T456">will</text:span><text:span text:style-name="T482"> меняется на </text:span><text:span text:style-name="T456">would</text:span><text:span text:style-name="T482">; перевод не обязательно будет в прошлом, </text:span></text:p>
      <text:p text:style-name="P508">прошлое указывается грамматически). </text:p>
      <text:p text:style-name="P508"/>
      <text:p text:style-name="P487">When will Joe come to the meeting? — Когда Джо придет на собрание?</text:p>
      <text:p text:style-name="P487">I asked when Joe would come to the meeting? — Я спросил, когда Джо придет на собрание?</text:p>
      <text:p text:style-name="P487"/>
      <text:p text:style-name="P516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651"><text:soft-page-break/><text:span text:style-name="T464">Stop the car → She told me </text:span><text:span text:style-name="T451">to stop</text:span><text:span text:style-name="T464"> the car</text:span><text:span text:style-name="T451"> </text:span><text:span text:style-name="T464">— Она сказала мне </text:span><text:span text:style-name="T451">остановить </text:span><text:span text:style-name="T464">машину.</text:span></text:p>
      <text:p text:style-name="P341"><text:span text:style-name="T518">Can I </text:span><text:span text:style-name="T442">sit </text:span><text:span text:style-name="T518">down? → He asked the permission </text:span><text:span text:style-name="T442">to sit</text:span><text:span text:style-name="T518"> down — Он спросил разрешения сесть.</text:span></text:p>
      <text:p text:style-name="P492"/>
      <text:p text:style-name="P122"><text:span text:style-name="T440">У</text:span><text:span text:style-name="T441">словные предложения</text:span></text:p>
      <text:p text:style-name="P512"/>
      <text:p text:style-name="P638"><text:span text:style-name="T483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7">when</text:span><text:span text:style-name="T483">, если ситуация случается наверняка, либо с союза </text:span><text:span text:style-name="T457">if</text:span><text:span text:style-name="T483">, если </text:span><text:span text:style-name="T484">есть только вероятность того, что случится.</text:span></text:p>
      <text:p text:style-name="P513"/>
      <text:p text:style-name="P487">When I com home (зависимая часть), I always watch TV (главная часть).</text:p>
      <text:p text:style-name="P487"/>
      <text:p text:style-name="P509">Союзы в условных предложениях:</text:p>
      <text:list xml:id="list3031158259" text:style-name="L69">
        <text:list-item>
          <text:p text:style-name="P817">when — когда;</text:p>
        </text:list-item>
        <text:list-item>
          <text:p text:style-name="P817">if — если;</text:p>
        </text:list-item>
        <text:list-item>
          <text:p text:style-name="P817">while — в то время, как;</text:p>
        </text:list-item>
        <text:list-item>
          <text:p text:style-name="P817">before — до того, как;</text:p>
        </text:list-item>
        <text:list-item>
          <text:p text:style-name="P817">after — после;</text:p>
        </text:list-item>
        <text:list-item>
          <text:p text:style-name="P817">until (till) — до того момента, как.</text:p>
        </text:list-item>
      </text:list>
      <text:p text:style-name="P508"/>
      <text:p text:style-name="P121"><text:span text:style-name="T512">Когда в главной части </text:span><text:span text:style-name="T514">стоит </text:span><text:span text:style-name="T512">настоящее, то такие предложения называются условными</text:span></text:p>
      <text:p text:style-name="P121"><text:span text:style-name="T512">предложениями нулевого типа (</text:span><text:span text:style-name="T458">Z</text:span><text:span text:style-name="T456">ero </text:span><text:span text:style-name="T458">C</text:span><text:span text:style-name="T456">onditionals</text:span><text:span text:style-name="T512">). Они расска</text:span><text:span text:style-name="T513">зывают</text:span><text:span text:style-name="T512">, при каких</text:span></text:p>
      <text:p text:style-name="P508">условиях обычно происходят события (уклад жизни).</text:p>
      <text:p text:style-name="P487"/>
      <text:p text:style-name="P487">Water boils when the temperature is 100 degrees — Вода кипит, когда температура 100 град.</text:p>
      <text:p text:style-name="P487">When the sun goes down, it gets dark — Когда солнце садится, становится темно.</text:p>
      <text:p text:style-name="P487"/>
      <text:p text:style-name="P639"><text:span text:style-name="T482">Когда в главной части стоит будущее, то </text:span><text:span text:style-name="T485">это</text:span><text:span text:style-name="T482"> условн</text:span><text:span text:style-name="T486">ые</text:span><text:span text:style-name="T485"> </text:span><text:span text:style-name="T482">предложени</text:span><text:span text:style-name="T486">я</text:span><text:span text:style-name="T482"> первого типа </text:span></text:p>
      <text:p text:style-name="P640"><text:span text:style-name="T482">(</text:span><text:span text:style-name="T459">F</text:span><text:span text:style-name="T456">irst </text:span><text:span text:style-name="T459">С</text:span><text:span text:style-name="T456">onditional</text:span><text:span text:style-name="T459">s</text:span><text:span text:style-name="T482">). </text:span><text:span text:style-name="T486">Они описывают </text:span><text:span text:style-name="T482">услови</text:span><text:span text:style-name="T486">я</text:span><text:span text:style-name="T482">, при </text:span><text:span text:style-name="T486">которых</text:span><text:span text:style-name="T482"> произойдут будущие события (планы). </text:span><text:span text:style-name="T486">З</text:span><text:span text:style-name="T485">ависим</text:span><text:span text:style-name="T486">я</text:span><text:span text:style-name="T485"> част</text:span><text:span text:style-name="T486">ь</text:span><text:span text:style-name="T485"> грамматически </text:span><text:span text:style-name="T486">в</text:span><text:span text:style-name="T485"> настояще</text:span><text:span text:style-name="T486">м</text:span><text:span text:style-name="T485">, но переводится будущим.</text:span></text:p>
      <text:p text:style-name="P508"/>
      <text:p text:style-name="P487">If it`s nice day tomorrow, I will go the beach — Если завтра будет хор. день, я пойду на пляж.</text:p>
      <text:p text:style-name="P487">I will go shopping if I have time — Я зайду в магазин, если у меня будет время.</text:p>
      <text:p text:style-name="P487"/>
      <text:p text:style-name="P637"><text:span text:style-name="T482">Условные предложения второго типа </text:span><text:span text:style-name="T486">(</text:span><text:span text:style-name="T460">Second Conditionals</text:span><text:span text:style-name="T486">)</text:span><text:span text:style-name="T482"> используются для описания нереальных ситуаций, связанных с настоящим (альтернативная реальность).</text:span></text:p>
      <text:p text:style-name="P508"/>
      <text:p text:style-name="P121"><text:span text:style-name="T512">Главная часть содержит связку </text:span><text:span text:style-name="T456">would + инфинитив</text:span><text:span text:style-name="T512">. Зависимая часть, грамматически,</text:span></text:p>
      <text:p text:style-name="P121"><text:span text:style-name="T512">стоит в прошешем времени, но привязана к настоящему. Союз </text:span><text:span text:style-name="T456">if</text:span><text:span text:style-name="T512"> переводится как «если бы».</text:span></text:p>
      <text:p text:style-name="P508"/>
      <text:p text:style-name="P337"><text:span text:style-name="T440">If</text:span><text:span text:style-name="T512"> he was rich (зависимая часть), he would buy Lamborgini (главная часть) —</text:span></text:p>
      <text:p text:style-name="P337"><text:span text:style-name="T440">Если бы</text:span><text:span text:style-name="T512"> он был богатым, он бы купил Ламборджини (would и will заменяют to?).</text:span></text:p>
      <text:p text:style-name="P488"/>
      <text:p text:style-name="P123"><text:span text:style-name="T512">Очень часто в условных предложениях второго типа в</text:span><text:span text:style-name="T456"> if-части</text:span><text:span text:style-name="T512">, глагол </text:span><text:span text:style-name="T456">be</text:span><text:span text:style-name="T512"> стоит в форме </text:span><text:span text:style-name="T456">were</text:span><text:span text:style-name="T512">,</text:span></text:p>
      <text:p text:style-name="P123"><text:span text:style-name="T512">даже после </text:span><text:span text:style-name="T456">I, he, she, it</text:span><text:span text:style-name="T512">. Это исключение из правил, которое нужно запомнить.</text:span></text:p>
      <text:p text:style-name="P488"/>
      <text:p text:style-name="P338"><text:span text:style-name="T512">If </text:span><text:span text:style-name="T440">he were</text:span><text:span text:style-name="T512"> rich, he would buy Lamborgini — Если бы </text:span><text:span text:style-name="T440">он был</text:span><text:span text:style-name="T512"> богатым, он бы купил</text:span></text:p>
      <text:p text:style-name="P488">Ламборджини (такой вариант тоже считается правильным).</text:p>
      <text:p text:style-name="P485"/>
      <text:p text:style-name="P683"><text:span text:style-name="T338">Таблица </text:span><text:span text:style-name="T339">форм</text:span><text:span text:style-name="T338"> глагола </text:span><text:span text:style-name="T111">b</text:span><text:span text:style-name="T112">e</text:span><text:span text:style-name="T338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017805895568">
          <table:table-cell table:style-name="Table5.A1" office:value-type="string">
            <text:p text:style-name="P685">Подлежащее</text:p>
          </table:table-cell>
          <table:table-cell table:style-name="Table5.A1" office:value-type="string">
            <text:p text:style-name="P686">Past</text:p>
          </table:table-cell>
          <table:table-cell table:style-name="Table5.A1" office:value-type="string">
            <text:p text:style-name="P686">Present</text:p>
          </table:table-cell>
          <table:table-cell table:style-name="Table5.D1" office:value-type="string">
            <text:p text:style-name="P686">Future</text:p>
          </table:table-cell>
        </table:table-row>
        <table:table-row table:style-name="TableLine94017829473168">
          <table:table-cell table:style-name="Table5.A2" office:value-type="string">
            <text:p text:style-name="P695">I</text:p>
          </table:table-cell>
          <table:table-cell table:style-name="Table5.A2" office:value-type="string">
            <text:p text:style-name="P696">was</text:p>
          </table:table-cell>
          <table:table-cell table:style-name="Table5.A2" office:value-type="string">
            <text:p text:style-name="P697">am</text:p>
          </table:table-cell>
          <table:table-cell table:style-name="Table5.D2" office:value-type="string">
            <text:p text:style-name="P698">will be</text:p>
          </table:table-cell>
        </table:table-row>
        <table:table-row table:style-name="TableLine94017797603328">
          <table:table-cell table:style-name="Table5.A2" office:value-type="string">
            <text:p text:style-name="P695">he/she/<text:span text:style-name="T656">it</text:span></text:p>
          </table:table-cell>
          <table:table-cell table:style-name="Table5.A2" office:value-type="string">
            <text:p text:style-name="P696">was</text:p>
          </table:table-cell>
          <table:table-cell table:style-name="Table5.A2" office:value-type="string">
            <text:p text:style-name="P697">is</text:p>
          </table:table-cell>
          <table:table-cell table:style-name="Table5.D2" office:value-type="string">
            <text:p text:style-name="P698">will be</text:p>
          </table:table-cell>
        </table:table-row>
        <table:table-row table:style-name="TableLine94017835775968">
          <table:table-cell table:style-name="Table5.A2" office:value-type="string">
            <text:p text:style-name="P695">you/we/they</text:p>
          </table:table-cell>
          <table:table-cell table:style-name="Table5.A2" office:value-type="string">
            <text:p text:style-name="P696">were</text:p>
          </table:table-cell>
          <table:table-cell table:style-name="Table5.A2" office:value-type="string">
            <text:p text:style-name="P697">are</text:p>
          </table:table-cell>
          <table:table-cell table:style-name="Table5.D2" office:value-type="string">
            <text:p text:style-name="P698">will be</text:p>
          </table:table-cell>
        </table:table-row>
      </table:table>
      <text:p text:style-name="P627"/>
      <text:p text:style-name="P642"><text:span text:style-name="T432">Таблица </text:span><text:span text:style-name="T433">личны</text:span><text:span text:style-name="T434">х</text:span><text:span text:style-name="T433"> и притяжательных </text:span><text:span text:style-name="T432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017809183728">
          <table:table-cell table:style-name="Table11.A1" table:number-columns-spanned="2" office:value-type="string">
            <text:p text:style-name="P687">Личные местоимения</text:p>
          </table:table-cell>
          <table:covered-table-cell/>
          <table:table-cell table:style-name="Table11.C1" table:number-columns-spanned="2" office:value-type="string">
            <text:p text:style-name="P687">Притяжательные местоимения</text:p>
          </table:table-cell>
          <table:covered-table-cell/>
        </table:table-row>
        <table:table-row table:style-name="TableLine94017830328480">
          <table:table-cell table:style-name="Table11.A2" office:value-type="string">
            <text:p text:style-name="P699"><text:span text:style-name="T657">и</text:span><text:span text:style-name="T658">менительный падеж</text:span></text:p>
            <text:p text:style-name="P701"><text:span text:style-name="T659">(</text:span>кто/что<text:span text:style-name="T659">)</text:span></text:p>
          </table:table-cell>
          <table:table-cell table:style-name="Table11.A2" office:value-type="string">
            <text:p text:style-name="P699"><text:span text:style-name="T657">о</text:span><text:span text:style-name="T658">бъектный падеж</text:span></text:p>
            <text:p text:style-name="P701"><text:span text:style-name="T659">(</text:span>кого, <text:span text:style-name="T659">к</text:span>ому, кем<text:span text:style-name="T659">)</text:span></text:p>
          </table:table-cell>
          <table:table-cell table:style-name="Table11.A2" office:value-type="string">
            <text:p text:style-name="P702"><text:span text:style-name="T659">с</text:span> существительным</text:p>
            <text:p text:style-name="P703">(чей)</text:p>
          </table:table-cell>
          <table:table-cell table:style-name="Table11.D2" office:value-type="string">
            <text:p text:style-name="P699"><text:span text:style-name="T659">о</text:span><text:span text:style-name="T658">тдельно</text:span></text:p>
            <text:p text:style-name="P703">(чей)</text:p>
          </table:table-cell>
        </table:table-row>
        <table:table-row table:style-name="TableLine94017826037040">
          <table:table-cell table:style-name="Table11.A2" office:value-type="string">
            <text:p text:style-name="P704">I</text:p>
          </table:table-cell>
          <table:table-cell table:style-name="Table11.A2" office:value-type="string">
            <text:p text:style-name="P704">me</text:p>
          </table:table-cell>
          <table:table-cell table:style-name="Table11.A2" office:value-type="string">
            <text:p text:style-name="P705">my</text:p>
          </table:table-cell>
          <table:table-cell table:style-name="Table11.D2" office:value-type="string">
            <text:p text:style-name="P705">mine</text:p>
          </table:table-cell>
        </table:table-row>
        <table:table-row table:style-name="TableLine94017822944608">
          <table:table-cell table:style-name="Table11.A2" office:value-type="string">
            <text:p text:style-name="P704">you</text:p>
          </table:table-cell>
          <table:table-cell table:style-name="Table11.A2" office:value-type="string">
            <text:p text:style-name="P704">you</text:p>
          </table:table-cell>
          <table:table-cell table:style-name="Table11.A2" office:value-type="string">
            <text:p text:style-name="P705">your</text:p>
          </table:table-cell>
          <table:table-cell table:style-name="Table11.D2" office:value-type="string">
            <text:p text:style-name="P705">yours</text:p>
          </table:table-cell>
        </table:table-row>
        <table:table-row table:style-name="TableLine94017823325168">
          <table:table-cell table:style-name="Table11.A2" office:value-type="string">
            <text:p text:style-name="P704">he</text:p>
          </table:table-cell>
          <table:table-cell table:style-name="Table11.A2" office:value-type="string">
            <text:p text:style-name="P704">him</text:p>
          </table:table-cell>
          <table:table-cell table:style-name="Table11.A2" office:value-type="string">
            <text:p text:style-name="P705">his</text:p>
          </table:table-cell>
          <table:table-cell table:style-name="Table11.D2" office:value-type="string">
            <text:p text:style-name="P705">his</text:p>
          </table:table-cell>
        </table:table-row>
        <table:table-row table:style-name="TableLine94017824460368">
          <table:table-cell table:style-name="Table11.A2" office:value-type="string">
            <text:p text:style-name="P704">she</text:p>
          </table:table-cell>
          <table:table-cell table:style-name="Table11.A2" office:value-type="string">
            <text:p text:style-name="P705">her</text:p>
          </table:table-cell>
          <table:table-cell table:style-name="Table11.A2" office:value-type="string">
            <text:p text:style-name="P705">her</text:p>
          </table:table-cell>
          <table:table-cell table:style-name="Table11.D2" office:value-type="string">
            <text:p text:style-name="P705">hers</text:p>
          </table:table-cell>
        </table:table-row>
        <table:table-row table:style-name="TableLine94017827871072">
          <table:table-cell table:style-name="Table11.A2" office:value-type="string">
            <text:p text:style-name="P704">it</text:p>
          </table:table-cell>
          <table:table-cell table:style-name="Table11.A2" office:value-type="string">
            <text:p text:style-name="P705">it</text:p>
          </table:table-cell>
          <table:table-cell table:style-name="Table11.A2" office:value-type="string">
            <text:p text:style-name="P705">its</text:p>
          </table:table-cell>
          <table:table-cell table:style-name="Table11.D2" office:value-type="string">
            <text:p text:style-name="P705">its</text:p>
          </table:table-cell>
        </table:table-row>
        <table:table-row table:style-name="TableLine94017836715632">
          <table:table-cell table:style-name="Table11.A2" office:value-type="string">
            <text:p text:style-name="P704">we</text:p>
          </table:table-cell>
          <table:table-cell table:style-name="Table11.A2" office:value-type="string">
            <text:p text:style-name="P705">us</text:p>
          </table:table-cell>
          <table:table-cell table:style-name="Table11.A2" office:value-type="string">
            <text:p text:style-name="P705">our</text:p>
          </table:table-cell>
          <table:table-cell table:style-name="Table11.D2" office:value-type="string">
            <text:p text:style-name="P705">ours</text:p>
          </table:table-cell>
        </table:table-row>
        <table:table-row table:style-name="TableLine94017817413712">
          <table:table-cell table:style-name="Table11.A2" office:value-type="string">
            <text:p text:style-name="P704">they</text:p>
          </table:table-cell>
          <table:table-cell table:style-name="Table11.A2" office:value-type="string">
            <text:p text:style-name="P705">them</text:p>
          </table:table-cell>
          <table:table-cell table:style-name="Table11.A2" office:value-type="string">
            <text:p text:style-name="P705">their</text:p>
          </table:table-cell>
          <table:table-cell table:style-name="Table11.D2" office:value-type="string">
            <text:p text:style-name="P705">theirs</text:p>
          </table:table-cell>
        </table:table-row>
      </table:table>
      <text:p text:style-name="P149"/>
      <text:p text:style-name="P642"><text:span text:style-name="T340">Таблица </text:span><text:span text:style-name="T341">условных предложений</text:span><text:span text:style-name="T340">:</text:span></text:p>
      <table:table table:name="Table14" table:style-name="Table14">
        <table:table-column table:style-name="Table14.A"/>
        <table:table-column table:style-name="Table14.B"/>
        <table:table-row table:style-name="TableLine94017825919680">
          <table:table-cell table:style-name="Table14.A1" office:value-type="string">
            <text:p text:style-name="P688">Тип</text:p>
          </table:table-cell>
          <table:table-cell table:style-name="Table14.B1" office:value-type="string">
            <text:p text:style-name="P688">Пример</text:p>
          </table:table-cell>
        </table:table-row>
        <table:table-row table:style-name="TableLine94017813091520">
          <table:table-cell table:style-name="Table14.A2" office:value-type="string">
            <text:p text:style-name="P706"><text:span text:style-name="T662">Z</text:span>ero <text:span text:style-name="T662">C</text:span>onditionals</text:p>
          </table:table-cell>
          <table:table-cell table:style-name="Table14.B2" office:value-type="string">
            <text:p text:style-name="P710"><text:span text:style-name="T660">If I </text:span><text:span text:style-name="T139">drive</text:span><text:span text:style-name="T660"> home early, I </text:span><text:span text:style-name="T139">watch</text:span><text:span text:style-name="T660"> some movie (уклад жизни)</text:span></text:p>
          </table:table-cell>
        </table:table-row>
        <table:table-row table:style-name="TableLine94017808586608">
          <table:table-cell table:style-name="Table14.A2" office:value-type="string">
            <text:p text:style-name="P706"><text:span text:style-name="T662">F</text:span>irst <text:span text:style-name="T662">C</text:span>onditionals</text:p>
          </table:table-cell>
          <table:table-cell table:style-name="Table14.B2" office:value-type="string">
            <text:p text:style-name="P707">If I <text:span text:style-name="T138">drive</text:span> home early today, I <text:span text:style-name="T138">will watch</text:span> some movie (планы)</text:p>
          </table:table-cell>
        </table:table-row>
        <table:table-row table:style-name="TableLine94017808588192">
          <table:table-cell table:style-name="Table14.A2" office:value-type="string">
            <text:p text:style-name="P706"><text:span text:style-name="T662">S</text:span>ec. <text:span text:style-name="T662">C</text:span>onditionals</text:p>
          </table:table-cell>
          <table:table-cell table:style-name="Table14.B2" office:value-type="string">
            <text:p text:style-name="P710"><text:span text:style-name="T660">If I </text:span><text:span text:style-name="T139">drove</text:span><text:span text:style-name="T660"> home earcly, I </text:span><text:span text:style-name="T139">would watch</text:span><text:span text:style-name="T660"> some movie (</text:span><text:span text:style-name="T661">нереальность</text:span><text:span text:style-name="T660">)</text:span></text:p>
          </table:table-cell>
        </table:table-row>
      </table:table>
      <text:p text:style-name="P150"/>
      <text:p text:style-name="P148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17834149792">
          <table:table-cell table:style-name="Table2.A1" office:value-type="string">
            <text:p text:style-name="P689">Глагол</text:p>
          </table:table-cell>
          <table:table-cell table:style-name="Table2.A1" office:value-type="string">
            <text:p text:style-name="P699"><text:span text:style-name="T400">З</text:span><text:span text:style-name="T401">начение</text:span></text:p>
          </table:table-cell>
          <table:table-cell table:style-name="Table2.C1" office:value-type="string">
            <text:p text:style-name="P699"><text:span text:style-name="T400">В</text:span><text:span text:style-name="T401">рем</text:span><text:span text:style-name="T400">я</text:span></text:p>
          </table:table-cell>
        </table:table-row>
        <table:table-row table:style-name="TableLine94017837503808">
          <table:table-cell table:style-name="Table2.A2" office:value-type="string">
            <text:p text:style-name="P708">can</text:p>
          </table:table-cell>
          <table:table-cell table:style-name="Table2.A2" office:value-type="string">
            <text:p text:style-name="P708">могу, умею</text:p>
          </table:table-cell>
          <table:table-cell table:style-name="Table2.C2" office:value-type="string">
            <text:p text:style-name="P708">настоящее и будущее</text:p>
          </table:table-cell>
        </table:table-row>
        <table:table-row table:style-name="TableLine94017837505616">
          <table:table-cell table:style-name="Table2.A2" office:value-type="string">
            <text:p text:style-name="P708">could</text:p>
          </table:table-cell>
          <table:table-cell table:style-name="Table2.A2" office:value-type="string">
            <text:p text:style-name="P708">мог, умел</text:p>
          </table:table-cell>
          <table:table-cell table:style-name="Table2.C2" office:value-type="string">
            <text:p text:style-name="P708">прошедшее</text:p>
          </table:table-cell>
        </table:table-row>
        <table:table-row table:style-name="TableLine94017837506416">
          <table:table-cell table:style-name="Table2.A2" office:value-type="string">
            <text:p text:style-name="P708">might, may</text:p>
          </table:table-cell>
          <table:table-cell table:style-name="Table2.A2" office:value-type="string">
            <text:p text:style-name="P708">может быть, мог бы,</text:p>
          </table:table-cell>
          <table:table-cell table:style-name="Table2.C2" office:value-type="string">
            <text:p text:style-name="P708">настоящее и будущие</text:p>
          </table:table-cell>
        </table:table-row>
        <table:table-row table:style-name="TableLine94017837507344">
          <table:table-cell table:style-name="Table2.A2" office:value-type="string">
            <text:p text:style-name="P708">must</text:p>
          </table:table-cell>
          <table:table-cell table:style-name="Table2.A2" office:value-type="string">
            <text:p text:style-name="P708">должен, нужно, нельзя</text:p>
          </table:table-cell>
          <table:table-cell table:style-name="Table2.C2" office:value-type="string">
            <text:p text:style-name="P708">настоящее</text:p>
          </table:table-cell>
        </table:table-row>
        <table:table-row table:style-name="TableLine94017715888864">
          <table:table-cell table:style-name="Table2.A2" office:value-type="string">
            <text:p text:style-name="P708">should</text:p>
          </table:table-cell>
          <table:table-cell table:style-name="Table2.A2" office:value-type="string">
            <text:p text:style-name="P708">следует сделать (совет)</text:p>
          </table:table-cell>
          <table:table-cell table:style-name="Table2.C2" office:value-type="string">
            <text:p text:style-name="P708">настоящее и будущие</text:p>
          </table:table-cell>
        </table:table-row>
        <table:table-row table:style-name="TableLine94017823097376">
          <table:table-cell table:style-name="Table2.A2" office:value-type="string">
            <text:p text:style-name="P708">would</text:p>
          </table:table-cell>
          <table:table-cell table:style-name="Table2.A2" office:value-type="string">
            <text:p text:style-name="P708">частица «бы»</text:p>
          </table:table-cell>
          <table:table-cell table:style-name="Table2.C2" office:value-type="string">
            <text:p text:style-name="P708">настоящ., прошед., будущ.</text:p>
          </table:table-cell>
        </table:table-row>
      </table:table>
      <text:p text:style-name="P152"/>
      <text:p text:style-name="P15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17835490016">
          <table:table-cell table:style-name="Table3.A1" office:value-type="string">
            <text:p text:style-name="P690">Конструкция</text:p>
          </table:table-cell>
          <table:table-cell table:style-name="Table3.A1" office:value-type="string">
            <text:p text:style-name="P690">Значение</text:p>
          </table:table-cell>
          <table:table-cell table:style-name="Table3.C1" office:value-type="string">
            <text:p text:style-name="P690">Время</text:p>
          </table:table-cell>
        </table:table-row>
        <table:table-row table:style-name="TableLine94017828338496">
          <table:table-cell table:style-name="Table3.A2" office:value-type="string">
            <text:p text:style-name="P709">be able to</text:p>
          </table:table-cell>
          <table:table-cell table:style-name="Table3.A2" office:value-type="string">
            <text:p text:style-name="P709">могу (близко к can)</text:p>
          </table:table-cell>
          <table:table-cell table:style-name="Table3.C2" office:value-type="string">
            <text:p text:style-name="P709">be меняется по временам</text:p>
          </table:table-cell>
        </table:table-row>
        <table:table-row table:style-name="TableLine94017831756240">
          <table:table-cell table:style-name="Table3.A2" office:value-type="string">
            <text:p text:style-name="P709">have to</text:p>
          </table:table-cell>
          <table:table-cell table:style-name="Table3.A2" office:value-type="string">
            <text:p text:style-name="P709">должен (близко к must)</text:p>
          </table:table-cell>
          <table:table-cell table:style-name="Table3.C2" office:value-type="string">
            <text:p text:style-name="P709">have меняется по временам</text:p>
          </table:table-cell>
        </table:table-row>
        <table:table-row table:style-name="TableLine94017831757008">
          <table:table-cell table:style-name="Table3.A2" office:value-type="string">
            <text:p text:style-name="P709">used to</text:p>
          </table:table-cell>
          <table:table-cell table:style-name="Table3.A2" office:value-type="string">
            <text:p text:style-name="P709">раньше делал (близко к would)</text:p>
          </table:table-cell>
          <table:table-cell table:style-name="Table3.C2" office:value-type="string">
            <text:p text:style-name="P709">всегда в прошедшем</text:p>
          </table:table-cell>
        </table:table-row>
      </table:table>
      <text:p text:style-name="P684"><text:span text:style-name="T342">Таблица попу</text:span><text:span text:style-name="T343">л</text:span><text:span text:style-name="T342">я</text:span><text:span text:style-name="T343">р</text:span><text:span text:style-name="T342">ных</text:span><text:span text:style-name="T344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017823827936">
          <table:table-cell table:style-name="Table13.A1" office:value-type="string">
            <text:p text:style-name="P691">Связка</text:p>
          </table:table-cell>
          <table:table-cell table:style-name="Table13.A1" office:value-type="string">
            <text:p text:style-name="P691">Значение</text:p>
          </table:table-cell>
          <table:table-cell table:style-name="Table13.C1" office:value-type="string">
            <text:p text:style-name="P692">Контекст</text:p>
          </table:table-cell>
        </table:table-row>
        <table:table-row table:style-name="TableLine94017809514416">
          <table:table-cell table:style-name="Table13.A2" office:value-type="string">
            <text:p text:style-name="P711">back off</text:p>
          </table:table-cell>
          <table:table-cell table:style-name="Table13.A2" office:value-type="string">
            <text:p text:style-name="P711">отступать</text:p>
          </table:table-cell>
          <table:table-cell table:style-name="Table13.C2" office:value-type="string">
            <text:p text:style-name="P712"><text:span text:style-name="T663">The police told the protesters to </text:span><text:span text:style-name="T135">back off</text:span><text:span text:style-name="T663"> — </text:span></text:p>
            <text:p text:style-name="P712"><text:span text:style-name="T663">Полиция сказала протестующим </text:span><text:span text:style-name="T135">отступи</text:span><text:span text:style-name="T136">ть</text:span><text:span text:style-name="T663">.</text:span></text:p>
          </table:table-cell>
        </table:table-row>
        <table:table-row table:style-name="TableLine94017821198464">
          <table:table-cell table:style-name="Table13.A2" office:value-type="string">
            <text:p text:style-name="P711">be away</text:p>
          </table:table-cell>
          <table:table-cell table:style-name="Table13.A2" office:value-type="string">
            <text:p text:style-name="P711">отсутствовать, </text:p>
            <text:p text:style-name="P711">быть в отпуске</text:p>
          </table:table-cell>
          <table:table-cell table:style-name="Table13.C2" office:value-type="string">
            <text:p text:style-name="P713">She <text:span text:style-name="T133">is away</text:span> on business for three weeks — </text:p>
            <text:p text:style-name="P713">Она <text:span text:style-name="T133">отсутствует</text:span> по делам 3 недели.</text:p>
          </table:table-cell>
        </table:table-row>
        <table:table-row table:style-name="TableLine94017781557248">
          <table:table-cell table:style-name="Table13.A2" office:value-type="string">
            <text:p text:style-name="P711">break up</text:p>
          </table:table-cell>
          <table:table-cell table:style-name="Table13.A2" office:value-type="string">
            <text:p text:style-name="P711">разойтись, заканчивать отноше<text:span text:style-name="T663">н</text:span>ия, </text:p>
            <text:p text:style-name="P711">разбиться на части</text:p>
          </table:table-cell>
          <table:table-cell table:style-name="Table13.C2" office:value-type="string">
            <text:p text:style-name="P713">Yesterday we decided to <text:span text:style-name="T133">break up</text:span> — </text:p>
            <text:p text:style-name="P714">Вчера мы решили <text:span text:style-name="T133">разойтись</text:span>.</text:p>
            <text:p text:style-name="P716">Tha plate <text:span text:style-name="T133">broke up</text:span> when he dropped it on the floor <text:span text:style-name="T663">—</text:span></text:p>
            <text:p text:style-name="P716">Тарелка <text:span text:style-name="T133">разбилась</text:span>, когда он уронил ее на пол.</text:p>
          </table:table-cell>
        </table:table-row>
        <table:table-row table:style-name="TableLine94017806862496">
          <table:table-cell table:style-name="Table13.A2" office:value-type="string">
            <text:p text:style-name="P711">call back</text:p>
          </table:table-cell>
          <table:table-cell table:style-name="Table13.A2" office:value-type="string">
            <text:p text:style-name="P711">перезванивать</text:p>
          </table:table-cell>
          <table:table-cell table:style-name="Table13.C2" office:value-type="string">
            <text:p text:style-name="P716">I must <text:span text:style-name="T133">call</text:span> her <text:span text:style-name="T133">back</text:span> when <text:span text:style-name="T664">we get to the office — </text:span></text:p>
            <text:p text:style-name="P716"><text:span text:style-name="T664">Я должен </text:span><text:span text:style-name="T137">перезвонить</text:span><text:span text:style-name="T664"> ей, когда вернемся в офис.</text:span></text:p>
          </table:table-cell>
        </table:table-row>
        <table:table-row table:style-name="TableLine94017805743664">
          <table:table-cell table:style-name="Table13.A2" office:value-type="string">
            <text:p text:style-name="P711">fall down</text:p>
          </table:table-cell>
          <table:table-cell table:style-name="Table13.A2" office:value-type="string">
            <text:p text:style-name="P711">упасть на землю</text:p>
          </table:table-cell>
          <table:table-cell table:style-name="Table13.C2" office:value-type="string">
            <text:p text:style-name="P717">I slipped on the ice and <text:span text:style-name="T133">fell down</text:span> — </text:p>
            <text:p text:style-name="P717">Я подскользнулся на льду и <text:span text:style-name="T133">упал</text:span><text:span text:style-name="T305">.</text:span></text:p>
          </table:table-cell>
        </table:table-row>
        <table:table-row table:style-name="TableLine94017807133280">
          <table:table-cell table:style-name="Table13.A2" office:value-type="string">
            <text:p text:style-name="P711">eat out</text:p>
          </table:table-cell>
          <table:table-cell table:style-name="Table13.A2" office:value-type="string">
            <text:p text:style-name="P711">есть вне дома</text:p>
            <text:p text:style-name="P711"><text:span text:style-name="T663">(</text:span>в кафе <text:span text:style-name="T663">или </text:span>ресторане<text:span text:style-name="T663">)</text:span></text:p>
          </table:table-cell>
          <table:table-cell table:style-name="Table13.C2" office:value-type="string">
            <text:p text:style-name="P717">I don`t <text:span text:style-name="T133">eat out</text:span> much — Я не часто <text:span text:style-name="T133">хожу в кафе</text:span>.</text:p>
          </table:table-cell>
        </table:table-row>
        <table:table-row table:style-name="TableLine94017817769408">
          <table:table-cell table:style-name="Table13.A2" office:value-type="string">
            <text:p text:style-name="P711">get out</text:p>
          </table:table-cell>
          <table:table-cell table:style-name="Table13.A2" office:value-type="string">
            <text:p text:style-name="P700"><text:span text:style-name="T665">вынимать</text:span><text:span text:style-name="T666">, </text:span></text:p>
            <text:p text:style-name="P711">покинуть помещение</text:p>
          </table:table-cell>
          <table:table-cell table:style-name="Table13.C2" office:value-type="string">
            <text:p text:style-name="P717">I can <text:span text:style-name="T133">get out</text:span> if you want — </text:p>
            <text:p text:style-name="P717">Я могу <text:span text:style-name="T133">выйти</text:span>, если ты хочешь.</text:p>
          </table:table-cell>
        </table:table-row>
        <table:table-row table:style-name="TableLine94017806450672">
          <table:table-cell table:style-name="Table13.A2" office:value-type="string">
            <text:p text:style-name="P711">work out</text:p>
          </table:table-cell>
          <table:table-cell table:style-name="Table13.A2" office:value-type="string">
            <text:p text:style-name="P711">заниматься спортом, </text:p>
            <text:p text:style-name="P711">решать проблему</text:p>
          </table:table-cell>
          <table:table-cell table:style-name="Table13.C2" office:value-type="string">
            <text:p text:style-name="P717">Don`t worry. We`ll <text:span text:style-name="T138">work</text:span> it <text:span text:style-name="T138">out</text:span> — </text:p>
            <text:p text:style-name="P717">Не волнуйся, мы <text:span text:style-name="T138">найдем выход</text:span> из этой ситуации.</text:p>
          </table:table-cell>
        </table:table-row>
        <table:table-row table:style-name="TableLine94017823598352">
          <table:table-cell table:style-name="Table13.A2" office:value-type="string">
            <text:p text:style-name="P711">find out</text:p>
          </table:table-cell>
          <table:table-cell table:style-name="Table13.A2" office:value-type="string">
            <text:p text:style-name="P711">выяснить, </text:p>
            <text:p text:style-name="P711">узнать правду</text:p>
          </table:table-cell>
          <table:table-cell table:style-name="Table13.C2" office:value-type="string">
            <text:p text:style-name="P717">Let`s <text:span text:style-name="T138">find out</text:span> what`s going on here — </text:p>
            <text:p text:style-name="P717">Давайте <text:span text:style-name="T138">выясним</text:span>, что здесь происходит.</text:p>
          </table:table-cell>
        </table:table-row>
        <table:table-row table:style-name="TableLine94017832058064">
          <table:table-cell table:style-name="Table13.A2" office:value-type="string">
            <text:p text:style-name="P711">turn out</text:p>
          </table:table-cell>
          <table:table-cell table:style-name="Table13.A2" office:value-type="string">
            <text:p text:style-name="P715">выясняться, </text:p>
            <text:p text:style-name="P715">открывать правду</text:p>
          </table:table-cell>
          <table:table-cell table:style-name="Table13.C2" office:value-type="string">
            <text:p text:style-name="P717">It <text:span text:style-name="T138">turned out</text:span> that Mike knew the truth all the time —</text:p>
            <text:p text:style-name="P717"><text:span text:style-name="T138">Выяснилось</text:span>, что Майк знал правду все время.</text:p>
          </table:table-cell>
        </table:table-row>
        <table:table-row table:style-name="TableLine94017813518608">
          <table:table-cell table:style-name="Table13.A2" office:value-type="string">
            <text:p text:style-name="P711">turn on</text:p>
          </table:table-cell>
          <table:table-cell table:style-name="Table13.A2" office:value-type="string">
            <text:p text:style-name="P715">включить</text:p>
          </table:table-cell>
          <table:table-cell table:style-name="Table13.C2" office:value-type="string">
            <text:p text:style-name="P717">It`s dark. Let`s <text:span text:style-name="T138">turn</text:span> the light <text:span text:style-name="T138">on</text:span> — </text:p>
            <text:p text:style-name="P717">Стало темно. Давай <text:span text:style-name="T138">включим</text:span> свет.</text:p>
          </table:table-cell>
        </table:table-row>
        <table:table-row table:style-name="TableLine94017805517344">
          <table:table-cell table:style-name="Table13.A2" office:value-type="string">
            <text:p text:style-name="P711">turn off</text:p>
          </table:table-cell>
          <table:table-cell table:style-name="Table13.A2" office:value-type="string">
            <text:p text:style-name="P715">выключить</text:p>
          </table:table-cell>
          <table:table-cell table:style-name="Table13.C2" office:value-type="string">
            <text:p text:style-name="P718">Could you <text:span text:style-name="T138">turn off</text:span> the TV? — </text:p>
            <text:p text:style-name="P718">Не мог бы ты <text:span text:style-name="T138">выключить</text:span> телевизор?</text:p>
          </table:table-cell>
        </table:table-row>
        <table:table-row table:style-name="TableLine94017805800000">
          <table:table-cell table:style-name="Table13.A2" office:value-type="string">
            <text:p text:style-name="P711">go on</text:p>
          </table:table-cell>
          <table:table-cell table:style-name="Table13.A2" office:value-type="string">
            <text:p text:style-name="P715">происходить (о ситуации)</text:p>
          </table:table-cell>
          <table:table-cell table:style-name="Table13.C2" office:value-type="string">
            <text:p text:style-name="P718">What`s <text:span text:style-name="T138">going on</text:span> here? — Что здесь <text:span text:style-name="T138">происходит</text:span>?</text:p>
          </table:table-cell>
        </table:table-row>
        <table:table-row table:style-name="TableLine94017832753184">
          <table:table-cell table:style-name="Table13.A2" office:value-type="string">
            <text:p text:style-name="P711">carry on</text:p>
          </table:table-cell>
          <table:table-cell table:style-name="Table13.A2" office:value-type="string">
            <text:p text:style-name="P715">продолжать</text:p>
          </table:table-cell>
          <table:table-cell table:style-name="Table13.C2" office:value-type="string">
            <text:p text:style-name="P718">I`d like to <text:span text:style-name="T138">carry on</text:span> if you don`t mind — </text:p>
            <text:p text:style-name="P718">Я бы хотел <text:span text:style-name="T138">продолжить</text:span>, если вы не возражаете.</text:p>
          </table:table-cell>
        </table:table-row>
        <table:table-row table:style-name="TableLine94017783714560">
          <table:table-cell table:style-name="Table13.A2" office:value-type="string">
            <text:p text:style-name="P711">keep on</text:p>
          </table:table-cell>
          <table:table-cell table:style-name="Table13.A2" office:value-type="string">
            <text:p text:style-name="P715">постоянно делать</text:p>
          </table:table-cell>
          <table:table-cell table:style-name="Table13.C2" office:value-type="string">
            <text:p text:style-name="P718"><text:span text:style-name="T138">Keep on</text:span> working in order to succeed — </text:p>
            <text:p text:style-name="P718"><text:span text:style-name="T138">Продолжай</text:span> работать, чтобы добиться успеха.</text:p>
          </table:table-cell>
        </table:table-row>
        <table:table-row table:style-name="TableLine94017825629088">
          <table:table-cell table:style-name="Table13.A2" office:value-type="string">
            <text:p text:style-name="P711">put on</text:p>
          </table:table-cell>
          <table:table-cell table:style-name="Table13.A2" office:value-type="string">
            <text:p text:style-name="P715">надевать (одежду), </text:p>
            <text:p text:style-name="P715">набирать вес</text:p>
          </table:table-cell>
          <table:table-cell table:style-name="Table13.C2" office:value-type="string">
            <text:p text:style-name="P718">I see you`ve <text:span text:style-name="T138">put on</text:span> a few kilos — </text:p>
            <text:p text:style-name="P718">Вижу, ты <text:span text:style-name="T138">поправился</text:span> на пару килограммов.</text:p>
          </table:table-cell>
        </table:table-row>
        <table:table-row table:style-name="TableLine94017807719888">
          <table:table-cell table:style-name="Table13.A2" office:value-type="string">
            <text:p text:style-name="P711">take off</text:p>
          </table:table-cell>
          <table:table-cell table:style-name="Table13.A2" office:value-type="string">
            <text:p text:style-name="P715">снимать (одежду)</text:p>
          </table:table-cell>
          <table:table-cell table:style-name="Table13.C2" office:value-type="string">
            <text:p text:style-name="P718">You should <text:span text:style-name="T138">take off</text:span> these ugly pants — </text:p>
            <text:p text:style-name="P718">Тебе следует <text:span text:style-name="T138">снять</text:span> эти ужасные штаны.</text:p>
          </table:table-cell>
        </table:table-row>
        <table:table-row table:style-name="TableLine94017828109648">
          <table:table-cell table:style-name="Table13.A2" office:value-type="string">
            <text:p text:style-name="P711">calm down</text:p>
          </table:table-cell>
          <table:table-cell table:style-name="Table13.A2" office:value-type="string">
            <text:p text:style-name="P715">успокоиться</text:p>
          </table:table-cell>
          <table:table-cell table:style-name="Table13.C2" office:value-type="string">
            <text:p text:style-name="P718">Please, dear, <text:span text:style-name="T138">calm down</text:span> — </text:p>
            <text:p text:style-name="P718">Прошу тебя, <text:span text:style-name="T138">успокойся</text:span>, дорогая.</text:p>
          </table:table-cell>
        </table:table-row>
        <table:table-row table:style-name="TableLine94017808580048">
          <table:table-cell table:style-name="Table13.A2" office:value-type="string">
            <text:p text:style-name="P711">keep away</text:p>
          </table:table-cell>
          <table:table-cell table:style-name="Table13.A2" office:value-type="string">
            <text:p text:style-name="P715">держаться подальше, </text:p>
            <text:p text:style-name="P715">не приближаться</text:p>
          </table:table-cell>
          <table:table-cell table:style-name="Table13.C2" office:value-type="string">
            <text:p text:style-name="P719">Hazard! <text:span text:style-name="T138">Keep away</text:span> — </text:p>
            <text:p text:style-name="P719">Опасность! <text:span text:style-name="T138">Держитесь подальше</text:span>.</text:p>
          </table:table-cell>
        </table:table-row>
        <table:table-row table:style-name="TableLine94017824363136">
          <table:table-cell table:style-name="Table13.A2" office:value-type="string">
            <text:p text:style-name="P711">give up</text:p>
          </table:table-cell>
          <table:table-cell table:style-name="Table13.A2" office:value-type="string">
            <text:p text:style-name="P715">сдаваться</text:p>
          </table:table-cell>
          <table:table-cell table:style-name="Table13.C2" office:value-type="string">
            <text:p text:style-name="P719">Never <text:span text:style-name="T138">give up</text:span>! — Никогда не <text:span text:style-name="T138">сдавайся</text:span>!</text:p>
          </table:table-cell>
        </table:table-row>
      </table:table>
      <text:p text:style-name="P153"/>
      <text:p text:style-name="P682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017806464464">
          <table:table-cell table:style-name="Table6.A1" office:value-type="string">
            <text:p text:style-name="P694">Начальная форма</text:p>
          </table:table-cell>
          <table:table-cell table:style-name="Table6.A1" office:value-type="string">
            <text:p text:style-name="P694">2я форма</text:p>
          </table:table-cell>
          <table:table-cell table:style-name="Table6.A1" office:value-type="string">
            <text:p text:style-name="P693">3я форма</text:p>
          </table:table-cell>
          <table:table-cell table:style-name="Table6.D1" office:value-type="string">
            <text:p text:style-name="P693">Перевод</text:p>
          </table:table-cell>
        </table:table-row>
        <table:table-row table:style-name="TableLine94017828981152">
          <table:table-cell table:style-name="Table6.A2" office:value-type="string">
            <text:p text:style-name="P720">begin</text:p>
          </table:table-cell>
          <table:table-cell table:style-name="Table6.A2" office:value-type="string">
            <text:p text:style-name="P720">began</text:p>
          </table:table-cell>
          <table:table-cell table:style-name="Table6.A2" office:value-type="string">
            <text:p text:style-name="P720">begun</text:p>
          </table:table-cell>
          <table:table-cell table:style-name="Table6.D2" office:value-type="string">
            <text:p text:style-name="P720">начинать</text:p>
          </table:table-cell>
        </table:table-row>
        <table:table-row table:style-name="TableLine94017822817376">
          <table:table-cell table:style-name="Table6.A2" office:value-type="string">
            <text:p text:style-name="P720">break</text:p>
          </table:table-cell>
          <table:table-cell table:style-name="Table6.A2" office:value-type="string">
            <text:p text:style-name="P720">broke</text:p>
          </table:table-cell>
          <table:table-cell table:style-name="Table6.A2" office:value-type="string">
            <text:p text:style-name="P720">broken</text:p>
          </table:table-cell>
          <table:table-cell table:style-name="Table6.D2" office:value-type="string">
            <text:p text:style-name="P720">ломать</text:p>
          </table:table-cell>
        </table:table-row>
        <table:table-row table:style-name="TableLine94017811475824">
          <table:table-cell table:style-name="Table6.A2" office:value-type="string">
            <text:p text:style-name="P720">bring</text:p>
          </table:table-cell>
          <table:table-cell table:style-name="Table6.A2" office:value-type="string">
            <text:p text:style-name="P720">brought</text:p>
          </table:table-cell>
          <table:table-cell table:style-name="Table6.A2" office:value-type="string">
            <text:p text:style-name="P720">brought</text:p>
          </table:table-cell>
          <table:table-cell table:style-name="Table6.D2" office:value-type="string">
            <text:p text:style-name="P720">приносить</text:p>
          </table:table-cell>
        </table:table-row>
        <table:table-row table:style-name="TableLine94017835699696">
          <table:table-cell table:style-name="Table6.A2" office:value-type="string">
            <text:p text:style-name="P720">buy</text:p>
          </table:table-cell>
          <table:table-cell table:style-name="Table6.A2" office:value-type="string">
            <text:p text:style-name="P720">bought</text:p>
          </table:table-cell>
          <table:table-cell table:style-name="Table6.A2" office:value-type="string">
            <text:p text:style-name="P720">bought</text:p>
          </table:table-cell>
          <table:table-cell table:style-name="Table6.D2" office:value-type="string">
            <text:p text:style-name="P720">покупать</text:p>
          </table:table-cell>
        </table:table-row>
        <table:table-row table:style-name="TableLine94017825628688">
          <table:table-cell table:style-name="Table6.A2" office:value-type="string">
            <text:p text:style-name="P720">come</text:p>
          </table:table-cell>
          <table:table-cell table:style-name="Table6.A2" office:value-type="string">
            <text:p text:style-name="P720">came</text:p>
          </table:table-cell>
          <table:table-cell table:style-name="Table6.A2" office:value-type="string">
            <text:p text:style-name="P720">come</text:p>
          </table:table-cell>
          <table:table-cell table:style-name="Table6.D2" office:value-type="string">
            <text:p text:style-name="P720">приходить</text:p>
          </table:table-cell>
        </table:table-row>
        <table:table-row table:style-name="TableLine94017831283632">
          <table:table-cell table:style-name="Table6.A2" office:value-type="string">
            <text:p text:style-name="P720">do</text:p>
          </table:table-cell>
          <table:table-cell table:style-name="Table6.A2" office:value-type="string">
            <text:p text:style-name="P720">did</text:p>
          </table:table-cell>
          <table:table-cell table:style-name="Table6.A2" office:value-type="string">
            <text:p text:style-name="P720">done</text:p>
          </table:table-cell>
          <table:table-cell table:style-name="Table6.D2" office:value-type="string">
            <text:p text:style-name="P720">делать</text:p>
          </table:table-cell>
        </table:table-row>
        <table:table-row table:style-name="TableLine94017827525648">
          <table:table-cell table:style-name="Table6.A2" office:value-type="string">
            <text:p text:style-name="P720">drink</text:p>
          </table:table-cell>
          <table:table-cell table:style-name="Table6.A2" office:value-type="string">
            <text:p text:style-name="P720">drank</text:p>
          </table:table-cell>
          <table:table-cell table:style-name="Table6.A2" office:value-type="string">
            <text:p text:style-name="P720">drunk</text:p>
          </table:table-cell>
          <table:table-cell table:style-name="Table6.D2" office:value-type="string">
            <text:p text:style-name="P720">пить</text:p>
          </table:table-cell>
        </table:table-row>
        <table:table-row table:style-name="TableLine94017825800544">
          <table:table-cell table:style-name="Table6.A2" office:value-type="string">
            <text:p text:style-name="P720">eat</text:p>
          </table:table-cell>
          <table:table-cell table:style-name="Table6.A2" office:value-type="string">
            <text:p text:style-name="P720">ate</text:p>
          </table:table-cell>
          <table:table-cell table:style-name="Table6.A2" office:value-type="string">
            <text:p text:style-name="P720">eaten</text:p>
          </table:table-cell>
          <table:table-cell table:style-name="Table6.D2" office:value-type="string">
            <text:p text:style-name="P720">есть</text:p>
          </table:table-cell>
        </table:table-row>
        <table:table-row table:style-name="TableLine94017824665952">
          <table:table-cell table:style-name="Table6.A2" office:value-type="string">
            <text:p text:style-name="P720">fall</text:p>
          </table:table-cell>
          <table:table-cell table:style-name="Table6.A2" office:value-type="string">
            <text:p text:style-name="P720">fell</text:p>
          </table:table-cell>
          <table:table-cell table:style-name="Table6.A2" office:value-type="string">
            <text:p text:style-name="P720">fallen</text:p>
          </table:table-cell>
          <table:table-cell table:style-name="Table6.D2" office:value-type="string">
            <text:p text:style-name="P720">падать</text:p>
          </table:table-cell>
        </table:table-row>
        <table:table-row table:style-name="TableLine94017825803952">
          <table:table-cell table:style-name="Table6.A2" office:value-type="string">
            <text:p text:style-name="P720">fly</text:p>
          </table:table-cell>
          <table:table-cell table:style-name="Table6.A2" office:value-type="string">
            <text:p text:style-name="P720">flew</text:p>
          </table:table-cell>
          <table:table-cell table:style-name="Table6.A2" office:value-type="string">
            <text:p text:style-name="P720">flown</text:p>
          </table:table-cell>
          <table:table-cell table:style-name="Table6.D2" office:value-type="string">
            <text:p text:style-name="P720">летать</text:p>
          </table:table-cell>
        </table:table-row>
        <table:table-row table:style-name="TableLine94017824832256">
          <table:table-cell table:style-name="Table6.A2" office:value-type="string">
            <text:p text:style-name="P720">forget</text:p>
          </table:table-cell>
          <table:table-cell table:style-name="Table6.A2" office:value-type="string">
            <text:p text:style-name="P720">forgot</text:p>
          </table:table-cell>
          <table:table-cell table:style-name="Table6.A2" office:value-type="string">
            <text:p text:style-name="P720">forgotten</text:p>
          </table:table-cell>
          <table:table-cell table:style-name="Table6.D2" office:value-type="string">
            <text:p text:style-name="P720">забывать</text:p>
          </table:table-cell>
        </table:table-row>
        <table:table-row table:style-name="TableLine94017825291360">
          <table:table-cell table:style-name="Table6.A2" office:value-type="string">
            <text:p text:style-name="P720">get</text:p>
          </table:table-cell>
          <table:table-cell table:style-name="Table6.A2" office:value-type="string">
            <text:p text:style-name="P720">got</text:p>
          </table:table-cell>
          <table:table-cell table:style-name="Table6.A2" office:value-type="string">
            <text:p text:style-name="P720">got</text:p>
          </table:table-cell>
          <table:table-cell table:style-name="Table6.D2" office:value-type="string">
            <text:p text:style-name="P720">получать</text:p>
          </table:table-cell>
        </table:table-row>
        <table:table-row table:style-name="TableLine94017827884224">
          <table:table-cell table:style-name="Table6.A2" office:value-type="string">
            <text:p text:style-name="P721">give</text:p>
          </table:table-cell>
          <table:table-cell table:style-name="Table6.A2" office:value-type="string">
            <text:p text:style-name="P721">gave</text:p>
          </table:table-cell>
          <table:table-cell table:style-name="Table6.A2" office:value-type="string">
            <text:p text:style-name="P721">given</text:p>
          </table:table-cell>
          <table:table-cell table:style-name="Table6.D2" office:value-type="string">
            <text:p text:style-name="P721">давать</text:p>
          </table:table-cell>
        </table:table-row>
        <table:table-row table:style-name="TableLine94017829533376">
          <table:table-cell table:style-name="Table6.A2" office:value-type="string">
            <text:p text:style-name="P721">go</text:p>
          </table:table-cell>
          <table:table-cell table:style-name="Table6.A2" office:value-type="string">
            <text:p text:style-name="P721">went</text:p>
          </table:table-cell>
          <table:table-cell table:style-name="Table6.A2" office:value-type="string">
            <text:p text:style-name="P721">gone</text:p>
          </table:table-cell>
          <table:table-cell table:style-name="Table6.D2" office:value-type="string">
            <text:p text:style-name="P721">идти</text:p>
          </table:table-cell>
        </table:table-row>
        <table:table-row table:style-name="TableLine94017829405424">
          <table:table-cell table:style-name="Table6.A2" office:value-type="string">
            <text:p text:style-name="P722">have</text:p>
          </table:table-cell>
          <table:table-cell table:style-name="Table6.A2" office:value-type="string">
            <text:p text:style-name="P722">had</text:p>
          </table:table-cell>
          <table:table-cell table:style-name="Table6.A2" office:value-type="string">
            <text:p text:style-name="P722">had</text:p>
          </table:table-cell>
          <table:table-cell table:style-name="Table6.D2" office:value-type="string">
            <text:p text:style-name="P722">иметь </text:p>
          </table:table-cell>
        </table:table-row>
        <table:table-row table:style-name="TableLine94017716214864">
          <table:table-cell table:style-name="Table6.A2" office:value-type="string">
            <text:p text:style-name="P722">hear</text:p>
          </table:table-cell>
          <table:table-cell table:style-name="Table6.A2" office:value-type="string">
            <text:p text:style-name="P722">heard</text:p>
          </table:table-cell>
          <table:table-cell table:style-name="Table6.A2" office:value-type="string">
            <text:p text:style-name="P722">heard</text:p>
          </table:table-cell>
          <table:table-cell table:style-name="Table6.D2" office:value-type="string">
            <text:p text:style-name="P722">слышать</text:p>
          </table:table-cell>
        </table:table-row>
        <table:table-row table:style-name="TableLine94017825174688">
          <table:table-cell table:style-name="Table6.A2" office:value-type="string">
            <text:p text:style-name="P722">know</text:p>
          </table:table-cell>
          <table:table-cell table:style-name="Table6.A2" office:value-type="string">
            <text:p text:style-name="P722">knew</text:p>
          </table:table-cell>
          <table:table-cell table:style-name="Table6.A2" office:value-type="string">
            <text:p text:style-name="P722">known</text:p>
          </table:table-cell>
          <table:table-cell table:style-name="Table6.D2" office:value-type="string">
            <text:p text:style-name="P722">знать</text:p>
          </table:table-cell>
        </table:table-row>
        <table:table-row table:style-name="TableLine94017808605712">
          <table:table-cell table:style-name="Table6.A2" office:value-type="string">
            <text:p text:style-name="P722">lose</text:p>
          </table:table-cell>
          <table:table-cell table:style-name="Table6.A2" office:value-type="string">
            <text:p text:style-name="P722">lost</text:p>
          </table:table-cell>
          <table:table-cell table:style-name="Table6.A2" office:value-type="string">
            <text:p text:style-name="P722">lost</text:p>
          </table:table-cell>
          <table:table-cell table:style-name="Table6.D2" office:value-type="string">
            <text:p text:style-name="P722">терять</text:p>
          </table:table-cell>
        </table:table-row>
        <table:table-row table:style-name="TableLine94017825998320">
          <table:table-cell table:style-name="Table6.A2" office:value-type="string">
            <text:p text:style-name="P722">make</text:p>
          </table:table-cell>
          <table:table-cell table:style-name="Table6.A2" office:value-type="string">
            <text:p text:style-name="P722">made</text:p>
          </table:table-cell>
          <table:table-cell table:style-name="Table6.A2" office:value-type="string">
            <text:p text:style-name="P722">made</text:p>
          </table:table-cell>
          <table:table-cell table:style-name="Table6.D2" office:value-type="string">
            <text:p text:style-name="P722">делать</text:p>
          </table:table-cell>
        </table:table-row>
        <table:table-row table:style-name="TableLine94017817941824">
          <table:table-cell table:style-name="Table6.A2" office:value-type="string">
            <text:p text:style-name="P722">pay</text:p>
          </table:table-cell>
          <table:table-cell table:style-name="Table6.A2" office:value-type="string">
            <text:p text:style-name="P722">paid</text:p>
          </table:table-cell>
          <table:table-cell table:style-name="Table6.A2" office:value-type="string">
            <text:p text:style-name="P722">paid</text:p>
          </table:table-cell>
          <table:table-cell table:style-name="Table6.D2" office:value-type="string">
            <text:p text:style-name="P722">платить</text:p>
          </table:table-cell>
        </table:table-row>
        <table:table-row table:style-name="TableLine94017829535152">
          <table:table-cell table:style-name="Table6.A2" office:value-type="string">
            <text:p text:style-name="P722">put</text:p>
          </table:table-cell>
          <table:table-cell table:style-name="Table6.A2" office:value-type="string">
            <text:p text:style-name="P722">put</text:p>
          </table:table-cell>
          <table:table-cell table:style-name="Table6.A2" office:value-type="string">
            <text:p text:style-name="P722">put</text:p>
          </table:table-cell>
          <table:table-cell table:style-name="Table6.D2" office:value-type="string">
            <text:p text:style-name="P722">класть</text:p>
          </table:table-cell>
        </table:table-row>
        <table:table-row table:style-name="TableLine94017803917840">
          <table:table-cell table:style-name="Table6.A2" office:value-type="string">
            <text:p text:style-name="P722">read</text:p>
          </table:table-cell>
          <table:table-cell table:style-name="Table6.A2" office:value-type="string">
            <text:p text:style-name="P722">read</text:p>
          </table:table-cell>
          <table:table-cell table:style-name="Table6.A2" office:value-type="string">
            <text:p text:style-name="P722">read</text:p>
          </table:table-cell>
          <table:table-cell table:style-name="Table6.D2" office:value-type="string">
            <text:p text:style-name="P722">читать</text:p>
          </table:table-cell>
        </table:table-row>
        <table:table-row table:style-name="TableLine94017830900064">
          <table:table-cell table:style-name="Table6.A2" office:value-type="string">
            <text:p text:style-name="P722">say</text:p>
          </table:table-cell>
          <table:table-cell table:style-name="Table6.A2" office:value-type="string">
            <text:p text:style-name="P722">said</text:p>
          </table:table-cell>
          <table:table-cell table:style-name="Table6.A2" office:value-type="string">
            <text:p text:style-name="P722">said</text:p>
          </table:table-cell>
          <table:table-cell table:style-name="Table6.D2" office:value-type="string">
            <text:p text:style-name="P722">сказать</text:p>
          </table:table-cell>
        </table:table-row>
        <table:table-row table:style-name="TableLine94017824274784">
          <table:table-cell table:style-name="Table6.A2" office:value-type="string">
            <text:p text:style-name="P722">speak</text:p>
          </table:table-cell>
          <table:table-cell table:style-name="Table6.A2" office:value-type="string">
            <text:p text:style-name="P722">spoke</text:p>
          </table:table-cell>
          <table:table-cell table:style-name="Table6.A2" office:value-type="string">
            <text:p text:style-name="P722">spoken</text:p>
          </table:table-cell>
          <table:table-cell table:style-name="Table6.D2" office:value-type="string">
            <text:p text:style-name="P722">говорить</text:p>
          </table:table-cell>
        </table:table-row>
        <table:table-row table:style-name="TableLine94017824582672">
          <table:table-cell table:style-name="Table6.A2" office:value-type="string">
            <text:p text:style-name="P722">see</text:p>
          </table:table-cell>
          <table:table-cell table:style-name="Table6.A2" office:value-type="string">
            <text:p text:style-name="P722">saw</text:p>
          </table:table-cell>
          <table:table-cell table:style-name="Table6.A2" office:value-type="string">
            <text:p text:style-name="P722">seen</text:p>
          </table:table-cell>
          <table:table-cell table:style-name="Table6.D2" office:value-type="string">
            <text:p text:style-name="P722">видеть</text:p>
          </table:table-cell>
        </table:table-row>
        <table:table-row table:style-name="TableLine94017824500352">
          <table:table-cell table:style-name="Table6.A2" office:value-type="string">
            <text:p text:style-name="P722">sit</text:p>
          </table:table-cell>
          <table:table-cell table:style-name="Table6.A2" office:value-type="string">
            <text:p text:style-name="P722">sat</text:p>
          </table:table-cell>
          <table:table-cell table:style-name="Table6.A2" office:value-type="string">
            <text:p text:style-name="P722">sat</text:p>
          </table:table-cell>
          <table:table-cell table:style-name="Table6.D2" office:value-type="string">
            <text:p text:style-name="P722">сидеть</text:p>
          </table:table-cell>
        </table:table-row>
        <table:table-row table:style-name="TableLine94017824503280">
          <table:table-cell table:style-name="Table6.A2" office:value-type="string">
            <text:p text:style-name="P722">take</text:p>
          </table:table-cell>
          <table:table-cell table:style-name="Table6.A2" office:value-type="string">
            <text:p text:style-name="P722">took</text:p>
          </table:table-cell>
          <table:table-cell table:style-name="Table6.A2" office:value-type="string">
            <text:p text:style-name="P722">taken</text:p>
          </table:table-cell>
          <table:table-cell table:style-name="Table6.D2" office:value-type="string">
            <text:p text:style-name="P722">брать</text:p>
          </table:table-cell>
        </table:table-row>
        <table:table-row table:style-name="TableLine94017824726096">
          <table:table-cell table:style-name="Table6.A2" office:value-type="string">
            <text:p text:style-name="P723">teach</text:p>
          </table:table-cell>
          <table:table-cell table:style-name="Table6.A2" office:value-type="string">
            <text:p text:style-name="P724">taught</text:p>
          </table:table-cell>
          <table:table-cell table:style-name="Table6.A2" office:value-type="string">
            <text:p text:style-name="P723">taught</text:p>
          </table:table-cell>
          <table:table-cell table:style-name="Table6.D2" office:value-type="string">
            <text:p text:style-name="P723">обучать</text:p>
          </table:table-cell>
        </table:table-row>
        <table:table-row table:style-name="TableLine94017824551264">
          <table:table-cell table:style-name="Table6.A2" office:value-type="string">
            <text:p text:style-name="P722">tell</text:p>
          </table:table-cell>
          <table:table-cell table:style-name="Table6.A2" office:value-type="string">
            <text:p text:style-name="P722">told</text:p>
          </table:table-cell>
          <table:table-cell table:style-name="Table6.A2" office:value-type="string">
            <text:p text:style-name="P722">told</text:p>
          </table:table-cell>
          <table:table-cell table:style-name="Table6.D2" office:value-type="string">
            <text:p text:style-name="P722">рассказывать</text:p>
          </table:table-cell>
        </table:table-row>
        <table:table-row table:style-name="TableLine94017824489824">
          <table:table-cell table:style-name="Table6.A2" office:value-type="string">
            <text:p text:style-name="P722">think</text:p>
          </table:table-cell>
          <table:table-cell table:style-name="Table6.A2" office:value-type="string">
            <text:p text:style-name="P722">thought</text:p>
          </table:table-cell>
          <table:table-cell table:style-name="Table6.A2" office:value-type="string">
            <text:p text:style-name="P722">thought</text:p>
          </table:table-cell>
          <table:table-cell table:style-name="Table6.D2" office:value-type="string">
            <text:p text:style-name="P722">думать</text:p>
          </table:table-cell>
        </table:table-row>
        <table:table-row table:style-name="TableLine94017824861152">
          <table:table-cell table:style-name="Table6.A2" office:value-type="string">
            <text:p text:style-name="P722">win</text:p>
          </table:table-cell>
          <table:table-cell table:style-name="Table6.A2" office:value-type="string">
            <text:p text:style-name="P722">won</text:p>
          </table:table-cell>
          <table:table-cell table:style-name="Table6.A2" office:value-type="string">
            <text:p text:style-name="P722">won</text:p>
          </table:table-cell>
          <table:table-cell table:style-name="Table6.D2" office:value-type="string">
            <text:p text:style-name="P722">побеждать</text:p>
          </table:table-cell>
        </table:table-row>
        <table:table-row table:style-name="TableLine94017825067888">
          <table:table-cell table:style-name="Table6.A2" office:value-type="string">
            <text:p text:style-name="P722">write</text:p>
          </table:table-cell>
          <table:table-cell table:style-name="Table6.A2" office:value-type="string">
            <text:p text:style-name="P722">wrote</text:p>
          </table:table-cell>
          <table:table-cell table:style-name="Table6.A2" office:value-type="string">
            <text:p text:style-name="P722">written</text:p>
          </table:table-cell>
          <table:table-cell table:style-name="Table6.D2" office:value-type="string">
            <text:p text:style-name="P722">писать</text:p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06T19:28:10.614540669</dc:date>
    <meta:editing-duration>PT19H38M58S</meta:editing-duration>
    <meta:editing-cycles>271</meta:editing-cycles>
    <meta:document-statistic meta:table-count="7" meta:image-count="0" meta:object-count="0" meta:page-count="38" meta:paragraph-count="1482" meta:word-count="11564" meta:character-count="72376" meta:non-whitespace-character-count="61837"/>
  </office:meta>
</office:document-meta>
</file>